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Anonymous Pro1" svg:font-family="'Anonymous Pro'"/>
    <style:font-face style:name="Mangal1" svg:font-family="Mangal"/>
    <style:font-face style:name="OpenSymbol" svg:font-family="OpenSymbol"/>
    <style:font-face style:name="Times New Roman3" svg:font-family="'Times New Roman'" style:font-family-generic="roman"/>
    <style:font-face style:name="Anonymous Pro" svg:font-family="'Anonymous Pro'"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992cm" table:align="left"/>
    </style:style>
    <style:style style:name="Таблица1.A" style:family="table-column">
      <style:table-column-properties style:column-width="5.41cm"/>
    </style:style>
    <style:style style:name="Таблица1.B" style:family="table-column">
      <style:table-column-properties style:column-width="11.582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5.415cm" style:rel-column-width="20874*"/>
    </style:style>
    <style:style style:name="Таблица2.B" style:family="table-column">
      <style:table-column-properties style:column-width="11.585cm" style:rel-column-width="44661*"/>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2cm" table:align="left"/>
    </style:style>
    <style:style style:name="Таблица3.A" style:family="table-column">
      <style:table-column-properties style:column-width="5.41cm"/>
    </style:style>
    <style:style style:name="Таблица3.B" style:family="table-column">
      <style:table-column-properties style:column-width="11.582cm"/>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2cm" table:align="left"/>
    </style:style>
    <style:style style:name="Таблица4.A" style:family="table-column">
      <style:table-column-properties style:column-width="5.41cm"/>
    </style:style>
    <style:style style:name="Таблица4.B" style:family="table-column">
      <style:table-column-properties style:column-width="11.582cm"/>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4.498cm" style:rel-column-width="17339*"/>
    </style:style>
    <style:style style:name="Таблица6.B" style:family="table-column">
      <style:table-column-properties style:column-width="4.657cm" style:rel-column-width="17951*"/>
    </style:style>
    <style:style style:name="Таблица6.C" style:family="table-column">
      <style:table-column-properties style:column-width="7.846cm" style:rel-column-width="302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0.002cm solid #000000" fo:border-bottom="0.002cm solid #000000"/>
    </style:style>
    <style:style style:name="Таблица6.B2" style:family="table-cell">
      <style:table-cell-properties fo:padding="0.097cm" fo:border-left="none" fo:border-right="none" fo:border-top="0.002cm solid #000000" fo:border-bottom="0.002cm solid #000000"/>
    </style:style>
    <style:style style:name="Таблица6.C2" style:family="table-cell">
      <style:table-cell-properties fo:padding="0.097cm" fo:border-left="none" fo:border-right="0.002cm solid #000000" fo:border-top="0.002cm solid #000000" fo:border-bottom="0.002cm solid #000000"/>
    </style:style>
    <style:style style:name="Таблица6.A3" style:family="table-cell">
      <style:table-cell-properties fo:padding="0.097cm" fo:border-left="0.002cm solid #000000" fo:border-right="none" fo:border-top="none" fo:border-bottom="0.002cm solid #000000"/>
    </style:style>
    <style:style style:name="Таблица6.C3" style:family="table-cell">
      <style:table-cell-properties fo:padding="0.097cm" fo:border-left="0.002cm solid #000000" fo:border-right="0.002cm solid #000000" fo:border-top="none" fo:border-bottom="0.002cm solid #000000"/>
    </style:style>
    <style:style style:name="Таблица5" style:family="table">
      <style:table-properties style:width="17cm" table:align="margins"/>
    </style:style>
    <style:style style:name="Таблица5.A" style:family="table-column">
      <style:table-column-properties style:column-width="5.362cm" style:rel-column-width="20670*"/>
    </style:style>
    <style:style style:name="Таблица5.B" style:family="table-column">
      <style:table-column-properties style:column-width="11.638cm" style:rel-column-width="4486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5.5" style:family="table-row">
      <style:table-row-properties style:min-row-height="0.788cm"/>
    </style:style>
    <style:style style:name="Таблица5.B6" style:family="table-cell">
      <style:table-cell-properties fo:padding="0.097cm" fo:border-left="none" fo:border-right="0.002cm solid #000000" fo:border-top="0.002cm solid #000000" fo:border-bottom="0.002cm solid #000000"/>
    </style:style>
    <style:style style:name="Таблица5.11" style:family="table-row">
      <style:table-row-properties style:min-row-height="3.191cm"/>
    </style:style>
    <style:style style:name="Таблица5.16" style:family="table-row">
      <style:table-row-properties style:min-row-height="0.644cm"/>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style:text-position="0% 100%" fo:language="en" fo:country="US"/>
    </style:style>
    <style:style style:name="P5" style:family="paragraph" style:parent-style-name="Text_20_body">
      <style:text-properties style:text-position="0% 100%" fo:language="ru" fo:country="RU"/>
    </style:style>
    <style:style style:name="P6" style:family="paragraph" style:parent-style-name="Text_20_body">
      <style:text-properties style:text-position="0% 100%" style:font-name="Times New Roman" fo:language="en" fo:country="US"/>
    </style:style>
    <style:style style:name="P7" style:family="paragraph" style:parent-style-name="Text_20_body">
      <style:text-properties style:text-position="0% 100%" style:font-name="Times New Roman" fo:language="ru" fo:country="RU"/>
    </style:style>
    <style:style style:name="P8" style:family="paragraph" style:parent-style-name="Text_20_body">
      <style:text-properties style:text-position="0% 100%" style:font-name="Anonymous Pro" fo:language="en" fo:country="US"/>
    </style:style>
    <style:style style:name="P9" style:family="paragraph" style:parent-style-name="Text_20_body">
      <style:text-properties style:font-name="Anonymous Pro"/>
    </style:style>
    <style:style style:name="P10" style:family="paragraph" style:parent-style-name="Text_20_body">
      <style:text-properties style:font-name="Anonymous Pro" fo:language="en" fo:country="US"/>
    </style:style>
    <style:style style:name="P11" style:family="paragraph" style:parent-style-name="Text_20_body">
      <style:text-properties style:font-name="Anonymous Pro" fo:language="en" fo:country="US" style:text-underline-style="solid" style:text-underline-width="auto" style:text-underline-color="font-color"/>
    </style:style>
    <style:style style:name="P12" style:family="paragraph" style:parent-style-name="Text_20_body">
      <style:text-properties style:font-name="Anonymous Pro" fo:language="en" fo:country="US" style:text-underline-style="none"/>
    </style:style>
    <style:style style:name="P13" style:family="paragraph" style:parent-style-name="Text_20_body">
      <style:paragraph-properties fo:margin-left="0cm" fo:margin-right="0cm" fo:text-indent="1.499cm" style:auto-text-indent="false"/>
      <style:text-properties fo:language="ru" fo:country="RU"/>
    </style:style>
    <style:style style:name="P14" style:family="paragraph" style:parent-style-name="Title">
      <style:text-properties fo:font-size="40pt" fo:language="en" fo:country="US" style:font-size-asian="40pt" style:font-size-complex="40pt"/>
    </style:style>
    <style:style style:name="P15" style:family="paragraph" style:parent-style-name="Title">
      <style:text-properties fo:language="ru" fo:country="RU"/>
    </style:style>
    <style:style style:name="P16" style:family="paragraph" style:parent-style-name="Title">
      <style:text-properties style:text-position="0% 100%" style:font-name="Arial" fo:language="ru" fo:country="RU"/>
    </style:style>
    <style:style style:name="P17" style:family="paragraph" style:parent-style-name="Text_20_body">
      <style:paragraph-properties fo:margin-left="0cm" fo:margin-right="0cm" fo:text-indent="0cm" style:auto-text-indent="false"/>
      <style:text-properties fo:language="ru" fo:country="RU"/>
    </style:style>
    <style:style style:name="P18" style:family="paragraph" style:parent-style-name="Text_20_body">
      <style:paragraph-properties fo:margin-left="0cm" fo:margin-right="0cm" fo:text-indent="0cm" style:auto-text-indent="false"/>
      <style:text-properties style:font-name="Times New Roman" fo:language="en" fo:country="US" style:text-underline-style="none"/>
    </style:style>
    <style:style style:name="P19" style:family="paragraph" style:parent-style-name="Text_20_body">
      <style:paragraph-properties fo:margin-left="0cm" fo:margin-right="0cm" fo:text-indent="0cm" style:auto-text-indent="false"/>
      <style:text-properties style:font-name="Anonymous Pro" fo:language="en" fo:country="US" style:text-underline-style="none"/>
    </style:style>
    <style:style style:name="P20" style:family="paragraph" style:parent-style-name="Table_20_Contents">
      <style:text-properties style:font-name="Anonymous Pro"/>
    </style:style>
    <style:style style:name="P21" style:family="paragraph" style:parent-style-name="Table_20_Contents">
      <style:text-properties style:font-name="Anonymous Pro" fo:language="en" fo:country="US"/>
    </style:style>
    <style:style style:name="P22" style:family="paragraph" style:parent-style-name="Table_20_Contents">
      <style:text-properties style:font-name="Anonymous Pro" fo:language="en" fo:country="US" fo:font-style="italic" style:font-style-asian="italic" style:font-style-complex="italic"/>
    </style:style>
    <style:style style:name="P23" style:family="paragraph" style:parent-style-name="Table_20_Contents">
      <style:text-properties style:font-name="Anonymous Pro" fo:language="en" fo:country="US" fo:font-style="italic" style:text-underline-style="none" style:font-style-asian="italic" style:font-style-complex="italic"/>
    </style:style>
    <style:style style:name="P24" style:family="paragraph" style:parent-style-name="Table_20_Contents">
      <style:text-properties style:font-name="Anonymous Pro" fo:language="en" fo:country="US" fo:font-weight="bold" style:font-weight-asian="bold" style:font-weight-complex="bold"/>
    </style:style>
    <style:style style:name="P25" style:family="paragraph" style:parent-style-name="Table_20_Contents">
      <style:text-properties style:font-name="Anonymous Pro" fo:language="en" fo:country="US" style:text-underline-style="solid" style:text-underline-width="auto" style:text-underline-color="font-color"/>
    </style:style>
    <style:style style:name="P26" style:family="paragraph" style:parent-style-name="Table_20_Contents">
      <style:text-properties style:font-name="Anonymous Pro" fo:language="en" fo:country="US" fo:font-weight="normal" style:font-weight-asian="normal" style:font-weight-complex="normal"/>
    </style:style>
    <style:style style:name="P27" style:family="paragraph" style:parent-style-name="Table_20_Contents">
      <style:text-properties style:font-name="Anonymous Pro" fo:language="ru" fo:country="RU"/>
    </style:style>
    <style:style style:name="P28" style:family="paragraph" style:parent-style-name="Table_20_Contents">
      <style:text-properties style:font-name="Anonymous Pro" fo:language="ru" fo:country="RU" fo:font-style="italic" style:font-style-asian="italic" style:font-style-complex="italic"/>
    </style:style>
    <style:style style:name="P29" style:family="paragraph" style:parent-style-name="Table_20_Contents">
      <style:text-properties style:font-name="Anonymous Pro1" fo:language="en" fo:country="US" fo:font-style="italic" style:font-style-asian="italic" style:font-style-complex="italic"/>
    </style:style>
    <style:style style:name="P30" style:family="paragraph" style:parent-style-name="Text_20_body">
      <style:paragraph-properties fo:margin-left="0cm" fo:margin-right="0cm" fo:text-indent="1.489cm" style:auto-text-indent="false"/>
      <style:text-properties style:text-position="0% 100%" style:font-name="Anonymous Pro" fo:language="en" fo:country="US"/>
    </style:style>
    <style:style style:name="P31" style:family="paragraph" style:parent-style-name="Text_20_body">
      <style:paragraph-properties fo:margin-left="0cm" fo:margin-right="0cm" fo:text-indent="1.489cm" style:auto-text-indent="false"/>
      <style:text-properties style:text-position="0% 100%" style:font-name="Anonymous Pro" fo:language="en" fo:country="US" style:text-underline-style="solid" style:text-underline-width="auto" style:text-underline-color="font-color"/>
    </style:style>
    <style:style style:name="P32" style:family="paragraph" style:parent-style-name="Text_20_body">
      <style:paragraph-properties fo:margin-left="0cm" fo:margin-right="0cm" fo:text-indent="1.489cm" style:auto-text-indent="false"/>
      <style:text-properties style:text-position="0% 100%" style:font-name="Anonymous Pro" fo:language="en" fo:country="US" style:text-underline-style="none"/>
    </style:style>
    <style:style style:name="P33" style:family="paragraph" style:parent-style-name="Text_20_body">
      <style:paragraph-properties fo:margin-left="0cm" fo:margin-right="0cm" fo:text-indent="1.489cm" style:auto-text-indent="false"/>
      <style:text-properties style:text-position="0% 100%" style:font-name="Anonymous Pro" fo:language="en" fo:country="US" fo:font-weight="bold" style:font-weight-asian="bold" style:font-weight-complex="bold"/>
    </style:style>
    <style:style style:name="P34" style:family="paragraph" style:parent-style-name="Text_20_body">
      <style:paragraph-properties fo:margin-left="0cm" fo:margin-right="0cm" fo:text-indent="1.489cm" style:auto-text-indent="false"/>
      <style:text-properties style:text-position="0% 100%" style:font-name="Times New Roman" fo:language="en" fo:country="US"/>
    </style:style>
    <style:style style:name="P35" style:family="paragraph" style:parent-style-name="Text_20_body">
      <style:paragraph-properties fo:margin-left="0cm" fo:margin-right="0cm" fo:text-indent="1.489cm" style:auto-text-indent="false"/>
      <style:text-properties style:font-name="Anonymous Pro" fo:language="en" fo:country="US"/>
    </style:style>
    <style:style style:name="P36" style:family="paragraph" style:parent-style-name="Text_20_body">
      <style:paragraph-properties fo:margin-left="0cm" fo:margin-right="0cm" fo:text-indent="1.489cm" style:auto-text-indent="false"/>
      <style:text-properties style:font-name="Anonymous Pro" fo:language="ru" fo:country="RU"/>
    </style:style>
    <style:style style:name="P37" style:family="paragraph" style:parent-style-name="Text_20_body">
      <style:paragraph-properties fo:margin-left="0cm" fo:margin-right="0cm" fo:text-indent="1.529cm" style:auto-text-indent="false"/>
      <style:text-properties style:text-position="0% 100%" style:font-name="Anonymous Pro" fo:language="en" fo:country="US"/>
    </style:style>
    <style:style style:name="P38" style:family="paragraph" style:parent-style-name="Text_20_body">
      <style:paragraph-properties fo:margin-left="0cm" fo:margin-right="0cm" fo:text-indent="1.529cm" style:auto-text-indent="false"/>
      <style:text-properties style:text-position="0% 100%" style:font-name="Anonymous Pro" fo:language="en" fo:country="US" style:text-underline-style="solid" style:text-underline-width="auto" style:text-underline-color="font-color"/>
    </style:style>
    <style:style style:name="P39" style:family="paragraph" style:parent-style-name="Text_20_body">
      <style:paragraph-properties fo:margin-left="0cm" fo:margin-right="0cm" fo:text-indent="1.51cm" style:auto-text-indent="false"/>
      <style:text-properties style:text-position="0% 100%" style:font-name="Anonymous Pro" fo:language="en" fo:country="US"/>
    </style:style>
    <style:style style:name="P40" style:family="paragraph" style:parent-style-name="Heading_20_1">
      <style:text-properties fo:language="ru" fo:country="RU"/>
    </style:style>
    <style:style style:name="P41" style:family="paragraph" style:parent-style-name="Heading_20_1">
      <style:text-properties style:text-position="0% 100%" fo:language="ru" fo:country="RU"/>
    </style:style>
    <style:style style:name="P42" style:family="paragraph" style:parent-style-name="Heading_20_1">
      <style:text-properties style:text-position="0% 100%" style:font-name="Times New Roman" fo:language="ru" fo:country="RU"/>
    </style:style>
    <style:style style:name="P43" style:family="paragraph" style:parent-style-name="Heading_20_1">
      <style:text-properties fo:language="en" fo:country="US"/>
    </style:style>
    <style:style style:name="P44" style:family="paragraph" style:parent-style-name="Heading_20_1">
      <style:paragraph-properties fo:margin-left="0cm" fo:margin-right="0cm" fo:text-indent="0cm" style:auto-text-indent="false"/>
      <style:text-properties style:text-position="0% 100%" style:font-name="Times New Roman" fo:language="ru" fo:country="RU"/>
    </style:style>
    <style:style style:name="P45" style:family="paragraph" style:parent-style-name="Heading_20_1">
      <style:paragraph-properties fo:margin-left="0cm" fo:margin-right="0cm" fo:text-indent="-0.019cm" style:auto-text-indent="false">
        <style:tab-stops/>
      </style:paragraph-properties>
      <style:text-properties style:text-position="0% 100%" style:font-name="Times New Roman" fo:language="ru" fo:country="RU"/>
    </style:style>
    <style:style style:name="P46" style:family="paragraph" style:parent-style-name="Heading_20_2">
      <style:text-properties style:text-position="0% 100%"/>
    </style:style>
    <style:style style:name="P47" style:family="paragraph" style:parent-style-name="Heading_20_2">
      <style:text-properties style:text-position="0% 100%" fo:language="ru" fo:country="RU"/>
    </style:style>
    <style:style style:name="P48" style:family="paragraph" style:parent-style-name="Heading_20_2">
      <style:text-properties fo:language="ru" fo:country="RU"/>
    </style:style>
    <style:style style:name="P49" style:family="paragraph" style:parent-style-name="Text_20_body" style:list-style-name="L1">
      <style:text-properties style:text-position="0% 100%" style:font-name="Anonymous Pro" fo:language="en" fo:country="US"/>
    </style:style>
    <style:style style:name="P50" style:family="paragraph" style:parent-style-name="Text_20_body" style:list-style-name="L1">
      <style:paragraph-properties fo:margin-left="0cm" fo:margin-right="0cm" fo:text-indent="1.489cm" style:auto-text-indent="false"/>
      <style:text-properties style:text-position="0% 100%" style:font-name="Times New Roman" fo:language="en" fo:country="US"/>
    </style:style>
    <style:style style:name="P51" style:family="paragraph">
      <style:paragraph-properties fo:text-align="center"/>
    </style:style>
    <style:style style:name="P52" style:family="paragraph">
      <style:paragraph-properties fo:text-align="center"/>
      <style:text-properties style:font-name="Anonymous Pro"/>
    </style:style>
    <style:style style:name="P53" style:family="paragraph">
      <style:text-properties style:font-name="Anonymous Pro"/>
    </style:style>
    <style:style style:name="P54" style:family="paragraph">
      <style:text-properties style:font-name="Anonymous Pro" fo:font-weight="bold" style:font-weight-asian="bold" style:font-weight-complex="bold"/>
    </style:style>
    <style:style style:name="T1" style:family="text">
      <style:text-properties fo:language="ru" fo:country="RU"/>
    </style:style>
    <style:style style:name="T2" style:family="text">
      <style:text-properties fo:language="en" fo:country="US"/>
    </style:style>
    <style:style style:name="T3" style:family="text">
      <style:text-properties style:text-position="sub 58%"/>
    </style:style>
    <style:style style:name="T4" style:family="text">
      <style:text-properties style:text-position="sub 58%" fo:font-weight="bold" style:font-weight-asian="bold" style:font-weight-complex="bold"/>
    </style:style>
    <style:style style:name="T5" style:family="text">
      <style:text-properties style:text-position="sub 58%" style:font-name="Anonymous Pro"/>
    </style:style>
    <style:style style:name="T6" style:family="text">
      <style:text-properties style:text-position="sub 58%" fo:language="en" fo:country="US"/>
    </style:style>
    <style:style style:name="T7" style:family="text">
      <style:text-properties style:text-position="sub 58%" style:font-name="Anonymous Pro1" fo:font-style="normal" style:font-style-asian="normal" style:font-style-complex="normal"/>
    </style:style>
    <style:style style:name="T8" style:family="text">
      <style:text-properties style:text-position="sub 58%" style:font-name="Anonymous Pro1" fo:font-style="normal" fo:font-weight="bold" style:font-style-asian="normal" style:font-weight-asian="bold" style:font-style-complex="normal" style:font-weight-complex="bold"/>
    </style:style>
    <style:style style:name="T9" style:family="text">
      <style:text-properties style:text-position="0% 100%"/>
    </style:style>
    <style:style style:name="T10" style:family="text">
      <style:text-properties style:text-position="0% 100%" fo:language="en" fo:country="US"/>
    </style:style>
    <style:style style:name="T11" style:family="text">
      <style:text-properties style:text-position="0% 100%" fo:language="ru" fo:country="RU"/>
    </style:style>
    <style:style style:name="T12" style:family="text">
      <style:text-properties style:text-position="0% 100%" fo:font-style="italic" fo:font-weight="normal" style:font-style-asian="italic" style:font-weight-asian="normal" style:font-style-complex="italic" style:font-weight-complex="normal"/>
    </style:style>
    <style:style style:name="T13" style:family="text">
      <style:text-properties style:text-position="0% 100%" fo:font-style="italic" style:font-style-asian="italic" style:font-style-complex="italic"/>
    </style:style>
    <style:style style:name="T14" style:family="text">
      <style:text-properties style:text-position="0% 100%" style:text-underline-style="solid" style:text-underline-width="auto" style:text-underline-color="font-color"/>
    </style:style>
    <style:style style:name="T15" style:family="text">
      <style:text-properties style:text-position="0% 100%" style:font-name="Anonymous Pro"/>
    </style:style>
    <style:style style:name="T16" style:family="text">
      <style:text-properties style:text-position="0% 100%" style:font-name="Anonymous Pro" fo:language="en" fo:country="US"/>
    </style:style>
    <style:style style:name="T17" style:family="text">
      <style:text-properties style:text-position="0% 100%" style:font-name="Anonymous Pro" fo:language="ru" fo:country="RU"/>
    </style:style>
    <style:style style:name="T18" style:family="text">
      <style:text-properties style:text-position="0% 100%" style:font-name="Times New Roman"/>
    </style:style>
    <style:style style:name="T19" style:family="text">
      <style:text-properties style:text-position="0% 100%" style:font-name="Times New Roman" fo:language="en" fo:country="US"/>
    </style:style>
    <style:style style:name="T20" style:family="text">
      <style:text-properties style:text-position="0% 100%" style:font-name="Times New Roman" fo:language="ru" fo:country="RU"/>
    </style:style>
    <style:style style:name="T21" style:family="text">
      <style:text-properties style:text-position="0% 100%" style:font-name-asian="Times New Roman3" style:font-name-complex="Times New Roman3"/>
    </style:style>
    <style:style style:name="T22" style:family="text">
      <style:text-properties style:text-position="0% 100%" style:font-name="Segoe UI" fo:language="ru" fo:country="RU"/>
    </style:style>
    <style:style style:name="T23" style:family="text">
      <style:text-properties style:text-position="0% 100%" style:font-name="Anonymous Pro1"/>
    </style:style>
    <style:style style:name="T24" style:family="text">
      <style:text-properties style:text-position="0% 100%" style:font-name="Anonymous Pro1" fo:language="ru" fo:country="RU"/>
    </style:style>
    <style:style style:name="T25" style:family="text">
      <style:text-properties style:text-position="0% 100%" fo:font-weight="bold" style:font-weight-asian="bold" style:font-weight-complex="bold"/>
    </style:style>
    <style:style style:name="T26" style:family="text">
      <style:text-properties style:font-name="Anonymous Pro"/>
    </style:style>
    <style:style style:name="T27" style:family="text">
      <style:text-properties style:font-name="Anonymous Pro" fo:language="en" fo:country="US"/>
    </style:style>
    <style:style style:name="T28" style:family="text">
      <style:text-properties style:font-name="Anonymous Pro" fo:language="en" fo:country="US" style:text-underline-style="solid" style:text-underline-width="auto" style:text-underline-color="font-color"/>
    </style:style>
    <style:style style:name="T29" style:family="text">
      <style:text-properties style:font-name="Anonymous Pro" fo:language="en" fo:country="US" fo:font-style="italic" style:font-style-asian="italic" style:font-style-complex="italic"/>
    </style:style>
    <style:style style:name="T30" style:family="text">
      <style:text-properties style:font-name="Anonymous Pro" fo:language="ru" fo:country="RU"/>
    </style:style>
    <style:style style:name="T31" style:family="text">
      <style:text-properties fo:font-weight="bold" style:font-weight-asian="bold" style:font-weight-complex="bold"/>
    </style:style>
    <style:style style:name="T32" style:family="text">
      <style:text-properties style:text-position="super 58%"/>
    </style:style>
    <style:style style:name="T33" style:family="text">
      <style:text-properties style:text-position="super 58%" fo:font-weight="normal" style:font-weight-asian="normal" style:font-weight-complex="normal"/>
    </style:style>
    <style:style style:name="T34" style:family="text">
      <style:text-properties style:text-position="super 58%" fo:font-style="normal" style:font-style-asian="normal" style:font-style-complex="normal"/>
    </style:style>
    <style:style style:name="T35" style:family="text">
      <style:text-properties style:text-position="super 58%" style:font-name="Anonymous Pro"/>
    </style:style>
    <style:style style:name="T36" style:family="text">
      <style:text-properties style:text-position="super 58%" style:font-name="Anonymous Pro" fo:language="en" fo:country="US"/>
    </style:style>
    <style:style style:name="T37" style:family="text">
      <style:text-properties style:text-position="super 58%" fo:language="en" fo:country="US"/>
    </style:style>
    <style:style style:name="T38" style:family="text">
      <style:text-properties style:text-position="super 58%"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Symbol" fo:language="en" fo:country="US" style:font-name-asian="Symbol" style:font-name-complex="Symbol"/>
    </style:style>
    <style:style style:name="T44" style:family="text">
      <style:text-properties style:text-underline-style="none"/>
    </style:style>
    <style:style style:name="T45" style:family="text">
      <style:text-properties style:text-underline-style="none" fo:font-weight="bold" style:font-weight-asian="bold" style:font-weight-complex="bold"/>
    </style:style>
    <style:style style:name="T46" style:family="text">
      <style:text-properties style:font-name="Times New Roman"/>
    </style:style>
    <style:style style:name="T47" style:family="text">
      <style:text-properties style:font-name="Times New Roman" style:text-underline-style="none"/>
    </style:style>
    <style:style style:name="T48" style:family="text">
      <style:text-properties style:font-name="Times New Roman" fo:language="en" fo:country="US" style:text-underline-style="none"/>
    </style:style>
    <style:style style:name="T49" style:family="text">
      <style:text-properties style:font-name="Times New Roman" fo:language="ru" fo:country="RU"/>
    </style:style>
    <style:style style:name="T50" style:family="text">
      <style:text-properties style:font-name="Segoe UI"/>
    </style:style>
    <style:style style:name="T51" style:family="text">
      <style:text-properties style:font-name="Segoe UI" style:font-name-asian="Segoe UI" style:font-name-complex="Segoe UI"/>
    </style:style>
    <style:style style:name="T52" style:family="text">
      <style:text-properties style:font-name="Segoe UI" style:text-underline-style="none" style:font-name-asian="Segoe UI" style:font-name-complex="Segoe UI"/>
    </style:style>
    <style:style style:name="T53" style:family="text">
      <style:text-properties style:font-name="Segoe UI" fo:language="en" fo:country="US"/>
    </style:style>
    <style:style style:name="T54" style:family="text">
      <style:text-properties style:text-underline-style="solid" style:text-underline-width="auto" style:text-underline-color="font-color"/>
    </style:style>
    <style:style style:name="T55" style:family="text">
      <style:text-properties style:font-name="Anonymous Pro1"/>
    </style:style>
    <style:style style:name="T56" style:family="text">
      <style:text-properties style:font-name="Anonymous Pro1" fo:font-style="italic" style:font-style-asian="italic" style:font-style-complex="italic"/>
    </style:style>
    <style:style style:name="T57" style:family="text">
      <style:text-properties style:font-name="Anonymous Pro" fo:font-weight="bold" style:font-weight-asian="bold" style:font-weight-complex="bold"/>
    </style:style>
    <style:style style:name="T58" style:family="text">
      <style:text-properties style:text-position="-33% 58%" style:font-name="Anonymous Pro"/>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 draw:marker-end="Стили_20_стрелок_20_1" draw:marker-end-width="0.15cm" draw:stroke-linejoin="bevel"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 draw:marker-end="Arrow" draw:marker-end-width="0.15cm"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style>
    <style:style style:name="gr11" style:family="graphic">
      <style:graphic-properties draw:marker-end="Arrow" draw:marker-end-width="0.15cm" draw:textarea-horizontal-align="center" draw:textarea-vertical-align="middle" style:run-through="foreground"/>
    </style:style>
    <style:style style:name="gr12" style:family="graphic">
      <style:graphic-properties draw:stroke="none" svg:stroke-color="#000000" draw:fill="none" draw:fill-color="#ffffff" fo:min-height="0.69cm"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style:run-through="foreground"/>
    </style:style>
    <style:style style:name="gr15" style:family="graphic">
      <style:graphic-properties draw:stroke="none" svg:stroke-color="#000000" draw:fill="none" draw:fill-color="#ffffff" fo:min-height="0.847cm" style:run-through="foreground"/>
    </style:style>
    <style:style style:name="gr16" style:family="graphic">
      <style:graphic-properties draw:fill="none"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DL-1</text:p>
      <text:p text:style-name="P2"/>
      <text:p text:style-name="P2">DDL (v.1) – Data Definition Language, <text:span text:style-name="T1">язык определения данных. Предназначен для описания связного набора данных произвольной природы. Имеет С-образный синтаксис.</text:span></text:p>
      <text:p text:style-name="P3"/>
      <text:p text:style-name="P15">Конспект языка.</text:p>
      <text:p text:style-name="P3"/>
      <text:p text:style-name="P3">Далее представлен «конспект языка».</text:p>
      <text:h text:style-name="P40" text:outline-level="1">основные понятия</text:h>
      <text:p text:style-name="P3"/>
      <text:p text:style-name="Text_20_body"><text:span text:style-name="T1">тип<text:tab/><text:tab/></text:span><text:span text:style-name="T27">T</text:span></text:p>
      <text:p text:style-name="P3">константа<text:tab/><text:span text:style-name="T27">C</text:span></text:p>
      <text:p text:style-name="P13">литерал<text:tab/><text:span text:style-name="T27">L</text:span></text:p>
      <text:p text:style-name="P3">выражение<text:tab/><text:span text:style-name="T27">E</text:span><text:span text:style-name="T2"><text:tab/></text:span>выражения вычисляются в контексте результирующего типа</text:p>
      <text:h text:style-name="P41" text:outline-level="1">базовые типы</text:h>
      <text:h text:style-name="P47" text:outline-level="2">целые</text:h>
      <text:p text:style-name="P4"/>
      <text:p text:style-name="P8">sint8<text:tab/>uint8</text:p>
      <text:p text:style-name="P8">sint16<text:tab/>uint16</text:p>
      <text:p text:style-name="P8">sint32<text:tab/>uint32</text:p>
      <text:p text:style-name="P8">sint64<text:tab/>uint64</text:p>
      <text:p text:style-name="P8">sint<text:tab/><text:tab/>uint</text:p>
      <text:p text:style-name="P8"><text:tab/><text:tab/>ulen</text:p>
      <text:p text:style-name="P8"/>
      <text:p text:style-name="P10"><text:span text:style-name="T9">( sint, uint ) = ( sint32, uint32 ) </text:span><text:span text:style-name="T11">или </text:span><text:span text:style-name="T9">( sint64, uint64 )</text:span></text:p>
      <text:p text:style-name="P8"/>
      <text:p text:style-name="P8">int = sint</text:p>
      <text:p text:style-name="P8"/>
      <text:p text:style-name="P10"><text:soft-page-break/><text:span text:style-name="T9">ulen = uint32 </text:span><text:span text:style-name="T11">или </text:span><text:span text:style-name="T9">uint64 </text:span><text:span text:style-name="T21">≥</text:span><text:span text:style-name="T9"> uint</text:span></text:p>
      <text:h text:style-name="P46" text:outline-level="2">специальные</text:h>
      <text:p text:style-name="P4"/>
      <text:p text:style-name="P4"><text:span text:style-name="T26">text</text:span><text:tab/><text:tab/><text:span text:style-name="T1">строки</text:span></text:p>
      <text:p text:style-name="P4"><text:span text:style-name="T26">ip</text:span><text:tab/><text:tab/>IP <text:span text:style-name="T1">адреса</text:span></text:p>
      <text:p text:style-name="P5"/>
      <text:h text:style-name="Heading_20_1" text:outline-level="1">производные типы</text:h>
      <text:p text:style-name="Text_20_body"/>
      <text:p text:style-name="Text_20_body"><text:span text:style-name="T27">T</text:span><text:span text:style-name="T26"> *</text:span><text:tab/><text:tab/>указатель</text:p>
      <text:p text:style-name="P2"><text:span text:style-name="T26">T[E]</text:span><text:tab/><text:tab/><text:span text:style-name="T1">массив </text:span>(<text:span text:style-name="T26">ulen E</text:span>)</text:p>
      <text:p text:style-name="P2"><text:span text:style-name="T26">T[]</text:span><text:tab/><text:tab/><text:span text:style-name="T1">массив с выводимой размерностью</text:span></text:p>
      <text:p text:style-name="P3"/>
      <text:p text:style-name="P10">struct T</text:p>
      <text:p text:style-name="P10"><text:s/>{</text:p>
      <text:p text:style-name="P10"><text:tab/>T<text:span text:style-name="T3">1</text:span><text:span text:style-name="T9"><text:tab/>name</text:span><text:span text:style-name="T3">1</text:span><text:span text:style-name="T18">[</text:span><text:span text:style-name="T9">=E</text:span><text:span text:style-name="T3">1</text:span><text:span text:style-name="T18">]</text:span><text:span text:style-name="T9">;</text:span></text:p>
      <text:p text:style-name="P10"><text:span text:style-name="T9"><text:tab/>T</text:span><text:span text:style-name="T3">2</text:span><text:span text:style-name="T9"><text:tab/>name</text:span><text:span text:style-name="T3">2</text:span><text:span text:style-name="T18">[</text:span><text:span text:style-name="T9">=E</text:span><text:span text:style-name="T3">2</text:span><text:span text:style-name="T18">]</text:span><text:span text:style-name="T9">;</text:span></text:p>
      <text:p text:style-name="P10"><text:span text:style-name="T9"><text:tab/></text:span><text:span text:style-name="T20">...</text:span></text:p>
      <text:p text:style-name="P10"><text:span text:style-name="T9"><text:tab/>T</text:span><text:span text:style-name="T3">n</text:span><text:span text:style-name="T9"><text:tab/>name</text:span><text:span text:style-name="T3">n</text:span><text:span text:style-name="T18">[</text:span><text:span text:style-name="T9">=E</text:span><text:span text:style-name="T3">n</text:span><text:span text:style-name="T18">]</text:span><text:span text:style-name="T9">;</text:span></text:p>
      <text:p text:style-name="P10"><text:s/>};</text:p>
      <text:p text:style-name="P3"><text:tab/><text:tab/>структура</text:p>
      <text:p text:style-name="P3"/>
      <text:h text:style-name="P40" text:outline-level="1">переименование типов</text:h>
      <text:p text:style-name="P3"/>
      <text:p text:style-name="P10">type T = T<text:span text:style-name="T55">΄</text:span> ;</text:p>
      <text:p text:style-name="P2"/>
      <text:h text:style-name="Heading_20_1" text:outline-level="1">константы</text:h>
      <text:p text:style-name="Text_20_body"/>
      <text:p text:style-name="P10">T C = E ;</text:p>
      <text:p text:style-name="P2"/>
      <text:p text:style-name="P2"/>
      <text:p text:style-name="P2"/>
      <text:p text:style-name="P2"><text:soft-page-break/></text:p>
      <text:h text:style-name="P40" text:outline-level="1">выражения</text:h>
      <text:h text:style-name="P48" text:outline-level="2">составные</text:h>
      <text:p text:style-name="P2"/>
      <text:p text:style-name="P2">{<text:span text:style-name="T26"> E</text:span><text:span text:style-name="T5">1 </text:span><text:span text:style-name="T15">, E</text:span><text:span text:style-name="T5">2 </text:span><text:span text:style-name="T15">, </text:span><text:span text:style-name="T18">…</text:span><text:span text:style-name="T15"> , E</text:span><text:span text:style-name="T5">n </text:span><text:span text:style-name="T26">}</text:span></text:p>
      <text:p text:style-name="P10"><text:span text:style-name="T46">[</text:span>E<text:span text:style-name="T46">]</text:span> { .name<text:span text:style-name="T3">1 </text:span><text:span text:style-name="T9">= E</text:span><text:span text:style-name="T3">1 </text:span><text:span text:style-name="T9">, .name</text:span><text:span text:style-name="T3">2 </text:span><text:span text:style-name="T9">= E</text:span><text:span text:style-name="T3">2 </text:span><text:span text:style-name="T9">, </text:span><text:span text:style-name="T18">…</text:span><text:span text:style-name="T9"> , .name</text:span><text:span text:style-name="T3">n</text:span><text:span text:style-name="T9"> = E</text:span><text:span text:style-name="T3">n</text:span><text:span text:style-name="T9"> </text:span>}</text:p>
      <text:p text:style-name="P2"/>
      <text:h text:style-name="P48" text:outline-level="2">простые</text:h>
      <text:p text:style-name="P3"/>
      <text:p text:style-name="P10">L</text:p>
      <text:p text:style-name="P8">C</text:p>
      <text:p text:style-name="P4"/>
      <text:h text:style-name="P47" text:outline-level="2">операционные</text:h>
      <text:p text:style-name="P5"/>
      <text:p text:style-name="P8">(E)</text:p>
      <text:p text:style-name="P2"><text:span text:style-name="T15">T(E)</text:span><text:span text:style-name="T9"><text:tab/><text:tab/></text:span><text:span text:style-name="T15">T</text:span><text:span text:style-name="T9"> </text:span><text:span text:style-name="T11">целочисленный тип, операции производятся в кольце </text:span><text:span text:style-name="T15">T</text:span></text:p>
      <text:p text:style-name="P4"/>
      <text:p text:style-name="P10"><text:span text:style-name="T9">E</text:span><text:span text:style-name="T3">1 </text:span><text:span text:style-name="T9">op</text:span><text:span text:style-name="T3">2</text:span><text:span text:style-name="T9"> E</text:span><text:span text:style-name="T3">2</text:span><text:span text:style-name="T9"><text:tab/>op</text:span><text:span text:style-name="T3">2</text:span><text:span text:style-name="T9"> = + - * / %</text:span></text:p>
      <text:p text:style-name="P10"><text:span text:style-name="T9">op</text:span><text:span text:style-name="T3">1</text:span><text:span text:style-name="T9"> E<text:tab/>op</text:span><text:span text:style-name="T3">1</text:span><text:span text:style-name="T9"> = + - * &amp;</text:span></text:p>
      <text:p text:style-name="P8"/>
      <text:p text:style-name="P8">E.name</text:p>
      <text:p text:style-name="P8">E-&gt;name</text:p>
      <text:p text:style-name="P8"/>
      <text:p text:style-name="P10"><text:span text:style-name="T9">E[E</text:span><text:span text:style-name="T23">΄</text:span><text:span text:style-name="T9">]<text:tab/>slen E</text:span><text:span text:style-name="T23">΄ – </text:span><text:span text:style-name="T20">специальный внутренний тип,</text:span><text:span text:style-name="T24"> </text:span><text:span text:style-name="T22">±</text:span><text:span text:style-name="T9">ulen </text:span><text:span text:style-name="T20">с контролем <text:tab/><text:tab/><text:tab/><text:tab/>переполнения</text:span><text:span text:style-name="T11"> <text:s text:c="8"/></text:span></text:p>
      <text:p text:style-name="P5"/>
      <text:p text:style-name="P5"/>
      <text:p text:style-name="P4"/>
      <text:p text:style-name="P4"/>
      <text:p text:style-name="P4"/>
      <text:p text:style-name="P4"/>
      <text:h text:style-name="P41" text:outline-level="1"><text:soft-page-break/>литералы</text:h>
      <text:p text:style-name="P5"/>
      <text:p text:style-name="P5"><text:span text:style-name="T26">1234567890</text:span><text:tab/><text:tab/><text:tab/>десятичный</text:p>
      <text:p text:style-name="Text_20_body"><text:span text:style-name="T17">12345</text:span><text:span text:style-name="T16">67890ABCDEFabcdefH</text:span><text:span text:style-name="T10"><text:tab/></text:span><text:span text:style-name="T11">шестнадцатеричный (</text:span><text:span text:style-name="T16">H|h</text:span><text:span text:style-name="T11">)</text:span></text:p>
      <text:p text:style-name="P2"><text:span text:style-name="T15">1000001B</text:span><text:span text:style-name="T9"><text:tab/><text:tab/><text:tab/><text:tab/></text:span><text:span text:style-name="T11">двоичный (</text:span><text:span text:style-name="T15">B|b</text:span><text:span text:style-name="T11">)</text:span></text:p>
      <text:p text:style-name="P4"><text:span text:style-name="T26">192.168.1.10</text:span><text:tab/><text:tab/><text:tab/>IP <text:span text:style-name="T1">адрес</text:span></text:p>
      <text:p text:style-name="P2"><text:span text:style-name="T15">null</text:span><text:span text:style-name="T9"><text:tab/><text:tab/><text:tab/><text:tab/><text:tab/></text:span><text:span text:style-name="T11">универсальный нуль</text:span></text:p>
      <text:p text:style-name="P4"><text:span text:style-name="T55">"</text:span><text:span text:style-name="T26">abcdef\b\t\n\v\f\r</text:span><text:span text:style-name="T55">"</text:span><text:tab/><text:tab/><text:span text:style-name="T1">строки с \-символами</text:span></text:p>
      <text:p text:style-name="P4"><text:span text:style-name="T55">'</text:span><text:span text:style-name="T26">abcdef'</text:span><text:tab/><text:tab/><text:tab/><text:tab/><text:span text:style-name="T1">простые строки</text:span></text:p>
      <text:p text:style-name="P5"/>
      <text:h text:style-name="P40" text:outline-level="1">области</text:h>
      <text:p text:style-name="P3"/>
      <text:p text:style-name="P10">scope name { <text:span text:style-name="T1">&lt;</text:span>content<text:span text:style-name="T1">&gt; }</text:span></text:p>
      <text:p text:style-name="P10"/>
      <text:p text:style-name="P10">name<text:span text:style-name="T3">1</text:span>#name<text:span text:style-name="T3">2</text:span>#...#name<text:span text:style-name="T3">n</text:span> </text:p>
      <text:p text:style-name="P10"><text:span text:style-name="T9">#name</text:span><text:span text:style-name="T3">1</text:span><text:span text:style-name="T9">#name</text:span><text:span text:style-name="T3">2</text:span><text:span text:style-name="T9">#...#name</text:span><text:span text:style-name="T3">n</text:span><text:span text:style-name="T9"> </text:span></text:p>
      <text:p text:style-name="P10"><text:span text:style-name="T9">.#name</text:span><text:span text:style-name="T3">1</text:span><text:span text:style-name="T9">#name</text:span><text:span text:style-name="T3">2</text:span><text:span text:style-name="T9">#...#name</text:span><text:span text:style-name="T3">n</text:span><text:span text:style-name="T9"> </text:span></text:p>
      <text:p text:style-name="P10"><text:span text:style-name="T9">..#name</text:span><text:span text:style-name="T3">1</text:span><text:span text:style-name="T9">#name</text:span><text:span text:style-name="T3">2</text:span><text:span text:style-name="T9">#...#name</text:span><text:span text:style-name="T3">n</text:span><text:span text:style-name="T9"> </text:span></text:p>
      <text:p text:style-name="P2"><text:span text:style-name="T15">...#name</text:span><text:span text:style-name="T5">1</text:span><text:span text:style-name="T15">#name</text:span><text:span text:style-name="T5">2</text:span><text:span text:style-name="T15">#...#name</text:span><text:span text:style-name="T5">n</text:span><text:span text:style-name="T15"> </text:span></text:p>
      <text:h text:style-name="P40" text:outline-level="1">включение файлов</text:h>
      <text:p text:style-name="P3"/>
      <text:p text:style-name="P10">include &lt;file-name&gt;</text:p>
      <text:p text:style-name="P2"/>
      <text:p text:style-name="P3">содержимое файла – <text:span text:style-name="T2">scope-level, </text:span>допускаются неопределённые имена</text:p>
      <text:p text:style-name="P2"/>
      <text:p text:style-name="P2"/>
      <text:p text:style-name="P2"/>
      <text:p text:style-name="P2"/>
      <text:p text:style-name="P2"/>
      <text:p text:style-name="P2"/>
      <text:p text:style-name="Title"><text:soft-page-break/>Токены.</text:p>
      <text:p text:style-name="P3"/>
      <text:p text:style-name="P3">Исходный файл последовательно разрезается на токены. На каждом шаге из остатка выделяется префикс, являющийся токеном. Префиксы выделяются следуя либо правилу наименьшего префикса, либо правилу наибольшего префикса. Для обозначения позиции файл делится на строки. Конец строки определяется по одной из последовательностей <text:span text:style-name="T2">(</text:span>выбирается наиболее длинная<text:span text:style-name="T2">)</text:span> : <text:span text:style-name="T27">“</text:span><text:span text:style-name="T29">\r</text:span><text:span text:style-name="T27">” “</text:span><text:span text:style-name="T29">\n</text:span><text:span text:style-name="T27">” “</text:span><text:span text:style-name="T29">\r\n</text:span><text:span text:style-name="T27">” .</text:span> </text:p>
      <text:h text:style-name="Heading_20_1" text:outline-level="1">классы символов</text:h>
      <text:p text:style-name="Text_20_body"/>
      <table:table table:name="Таблица1" table:style-name="Таблица1">
        <table:table-column table:style-name="Таблица1.A"/>
        <table:table-column table:style-name="Таблица1.B"/>
        <table:table-row>
          <table:table-cell table:style-name="Таблица1.A1" office:value-type="string">
            <text:p text:style-name="P24">L</text:p>
          </table:table-cell>
          <table:table-cell table:style-name="Таблица1.B1" office:value-type="string">
            <text:p text:style-name="P22">a..z A..Z _</text:p>
          </table:table-cell>
        </table:table-row>
        <table:table-row>
          <table:table-cell table:style-name="Таблица1.A2" office:value-type="string">
            <text:p text:style-name="P24">D</text:p>
          </table:table-cell>
          <table:table-cell table:style-name="Таблица1.B2" office:value-type="string">
            <text:p text:style-name="P22">0..9</text:p>
          </table:table-cell>
        </table:table-row>
        <table:table-row>
          <table:table-cell table:style-name="Таблица1.A2" office:value-type="string">
            <text:p text:style-name="P24">B</text:p>
          </table:table-cell>
          <table:table-cell table:style-name="Таблица1.B2" office:value-type="string">
            <text:p text:style-name="P22">0 1</text:p>
          </table:table-cell>
        </table:table-row>
        <table:table-row>
          <table:table-cell table:style-name="Таблица1.A2" office:value-type="string">
            <text:p text:style-name="P24">H</text:p>
          </table:table-cell>
          <table:table-cell table:style-name="Таблица1.B2" office:value-type="string">
            <text:p text:style-name="P22">0..9 a..f A..F</text:p>
          </table:table-cell>
        </table:table-row>
        <table:table-row>
          <table:table-cell table:style-name="Таблица1.A2" office:value-type="string">
            <text:p text:style-name="P24">C</text:p>
          </table:table-cell>
          <table:table-cell table:style-name="Таблица1.B2" office:value-type="string">
            <text:p text:style-name="P22">[] {} () ; , # = &amp; + - * / % .</text:p>
          </table:table-cell>
        </table:table-row>
        <table:table-row>
          <table:table-cell table:style-name="Таблица1.A2" office:value-type="string">
            <text:p text:style-name="P24">S</text:p>
          </table:table-cell>
          <table:table-cell table:style-name="Таблица1.B2" office:value-type="string">
            <text:p text:style-name="P22"><text:span text:style-name="T1">пробел </text:span>\t \v \f \r \n</text:p>
          </table:table-cell>
        </table:table-row>
        <table:table-row>
          <table:table-cell table:style-name="Таблица1.A2" office:value-type="string">
            <text:p text:style-name="P24">P</text:p>
          </table:table-cell>
          <table:table-cell table:style-name="Таблица1.B2" office:value-type="string">
            <text:p text:style-name="P28">печатные символы</text:p>
          </table:table-cell>
        </table:table-row>
        <table:table-row>
          <table:table-cell table:style-name="Таблица1.A2" office:value-type="string">
            <text:p text:style-name="P24">P<text:span text:style-name="T3">&gt;</text:span></text:p>
          </table:table-cell>
          <table:table-cell table:style-name="Таблица1.B2" office:value-type="string">
            <text:p text:style-name="P22"><text:span text:style-name="T42">P</text:span><text:span text:style-name="T41"> \ { </text:span>&gt;<text:span text:style-name="T41"> }</text:span></text:p>
          </table:table-cell>
        </table:table-row>
        <table:table-row>
          <table:table-cell table:style-name="Таблица1.A2" office:value-type="string">
            <text:p text:style-name="P24">P<text:span text:style-name="T3">'</text:span></text:p>
          </table:table-cell>
          <table:table-cell table:style-name="Таблица1.B2" office:value-type="string">
            <text:p text:style-name="P22"><text:span text:style-name="T42">P</text:span><text:span text:style-name="T41"> \ { </text:span><text:span text:style-name="T55">'</text:span><text:span text:style-name="T41"> }</text:span></text:p>
          </table:table-cell>
        </table:table-row>
        <table:table-row>
          <table:table-cell table:style-name="Таблица1.A2" office:value-type="string">
            <text:p text:style-name="P24"><text:span text:style-name="T41">P</text:span><text:span text:style-name="T7">"</text:span></text:p>
          </table:table-cell>
          <table:table-cell table:style-name="Таблица1.B2" office:value-type="string">
            <text:p text:style-name="P22"><text:span text:style-name="T42">P</text:span><text:span text:style-name="T41"> \ { </text:span><text:span text:style-name="T55">"</text:span><text:span text:style-name="T41"> , </text:span>\<text:span text:style-name="T41"> }</text:span></text:p>
          </table:table-cell>
        </table:table-row>
      </table:table>
      <text:p text:style-name="Text_20_body"/>
      <text:h text:style-name="Heading_20_1" text:outline-level="1">классы токенов</text:h>
      <text:p text:style-name="Text_20_body"/>
      <text:p text:style-name="Text_20_body">Комментарии выбираются по правилу наименьшего префикса.</text:p>
      <text:p text:style-name="Text_20_body"/>
      <table:table table:name="Таблица2" table:style-name="Таблица2">
        <table:table-column table:style-name="Таблица2.A"/>
        <table:table-column table:style-name="Таблица2.B"/>
        <table:table-row>
          <table:table-cell table:style-name="Таблица2.A1" office:value-type="string">
            <text:p text:style-name="P25">ShortComment</text:p>
          </table:table-cell>
          <table:table-cell table:style-name="Таблица2.B1" office:value-type="string">
            <text:p text:style-name="P22">/ / … <text:span text:style-name="T1">конец-строки или конец</text:span>-<text:span text:style-name="T1">файла</text:span></text:p>
          </table:table-cell>
        </table:table-row>
        <table:table-row>
          <table:table-cell table:style-name="Таблица2.A2" office:value-type="string">
            <text:p text:style-name="P25">LongComment</text:p>
          </table:table-cell>
          <table:table-cell table:style-name="Таблица2.B2" office:value-type="string">
            <text:p text:style-name="P22">/ * … * /</text:p>
          </table:table-cell>
        </table:table-row>
      </table:table>
      <text:p text:style-name="Text_20_body"/>
      <text:p text:style-name="P3">Все остальные токены выбираются по правилу наибольшего префикса.</text:p>
      <text:p text:style-name="P3"/>
      <table:table table:name="Таблица3" table:style-name="Таблица3">
        <table:table-column table:style-name="Таблица3.A"/>
        <table:table-column table:style-name="Таблица3.B"/>
        <table:table-row>
          <table:table-cell table:style-name="Таблица3.A1" office:value-type="string">
            <text:p text:style-name="P25">Space</text:p>
          </table:table-cell>
          <table:table-cell table:style-name="Таблица3.B1" office:value-type="string">
            <text:p text:style-name="P21"><text:span text:style-name="T31">S</text:span><text:span text:style-name="T32">1..</text:span></text:p>
          </table:table-cell>
        </table:table-row>
        <table:table-row>
          <table:table-cell table:style-name="Таблица3.A2" office:value-type="string">
            <text:p text:style-name="P25">PunctSym</text:p>
          </table:table-cell>
          <table:table-cell table:style-name="Таблица3.B2" office:value-type="string">
            <text:p text:style-name="P24">C <text:span text:style-name="T39">\ { . }</text:span></text:p>
          </table:table-cell>
        </table:table-row>
        <table:table-row>
          <table:table-cell table:style-name="Таблица3.A2" office:value-type="string">
            <text:p text:style-name="P25">PunctArrow</text:p>
          </table:table-cell>
          <table:table-cell table:style-name="Таблица3.B2" office:value-type="string">
            <text:p text:style-name="P22">- &gt; </text:p>
          </table:table-cell>
        </table:table-row>
        <table:table-row>
          <table:table-cell table:style-name="Таблица3.A2" office:value-type="string">
            <text:p text:style-name="P25">PunctDots</text:p>
          </table:table-cell>
          <table:table-cell table:style-name="Таблица3.B2" office:value-type="string">
            <text:p text:style-name="P22">.<text:span text:style-name="T32">1..</text:span></text:p>
          </table:table-cell>
        </table:table-row>
        <text:soft-page-break/>
        <table:table-row>
          <table:table-cell table:style-name="Таблица3.A2" office:value-type="string">
            <text:p text:style-name="P25">Word</text:p>
          </table:table-cell>
          <table:table-cell table:style-name="Таблица3.B2" office:value-type="string">
            <text:p text:style-name="P24">L<text:span text:style-name="T39">(</text:span>L<text:span text:style-name="T39">|</text:span>D<text:span text:style-name="T39">)</text:span><text:span text:style-name="T33">*</text:span></text:p>
          </table:table-cell>
        </table:table-row>
        <table:table-row>
          <table:table-cell table:style-name="Таблица3.A2" office:value-type="string">
            <text:p text:style-name="P25">Dec</text:p>
          </table:table-cell>
          <table:table-cell table:style-name="Таблица3.B2" office:value-type="string">
            <text:p text:style-name="P21"><text:span text:style-name="T31">D</text:span><text:span text:style-name="T32">1..</text:span></text:p>
          </table:table-cell>
        </table:table-row>
        <table:table-row>
          <table:table-cell table:style-name="Таблица3.A2" office:value-type="string">
            <text:p text:style-name="P25">Bin</text:p>
          </table:table-cell>
          <table:table-cell table:style-name="Таблица3.B2" office:value-type="string">
            <text:p text:style-name="P21"><text:span text:style-name="T31">B</text:span><text:span text:style-name="T32">1..</text:span><text:span text:style-name="T9">(</text:span><text:span text:style-name="T12">B</text:span><text:span text:style-name="T9">|</text:span><text:span text:style-name="T13">b</text:span><text:span text:style-name="T9">)</text:span></text:p>
          </table:table-cell>
        </table:table-row>
        <table:table-row>
          <table:table-cell table:style-name="Таблица3.A2" office:value-type="string">
            <text:p text:style-name="P25">Hex</text:p>
          </table:table-cell>
          <table:table-cell table:style-name="Таблица3.B2" office:value-type="string">
            <text:p text:style-name="P21"><text:span text:style-name="T31">H</text:span><text:span text:style-name="T32">1..</text:span><text:span text:style-name="T9">(</text:span><text:span text:style-name="T13">H</text:span><text:span text:style-name="T9">|</text:span><text:span text:style-name="T13">h</text:span><text:span text:style-name="T9">)</text:span></text:p>
          </table:table-cell>
        </table:table-row>
        <table:table-row>
          <table:table-cell table:style-name="Таблица3.A2" office:value-type="string">
            <text:p text:style-name="P25">Number</text:p>
          </table:table-cell>
          <table:table-cell table:style-name="Таблица3.B2" office:value-type="string">
            <text:p text:style-name="P21"><text:span text:style-name="T54">Dec</text:span> <text:span text:style-name="T54">Bin</text:span> <text:span text:style-name="T54">Hex</text:span></text:p>
          </table:table-cell>
        </table:table-row>
        <table:table-row>
          <table:table-cell table:style-name="Таблица3.A2" office:value-type="string">
            <text:p text:style-name="P25">BString</text:p>
          </table:table-cell>
          <table:table-cell table:style-name="Таблица3.B2" office:value-type="string">
            <text:p text:style-name="P21"><text:span text:style-name="T40">&lt;</text:span> <text:span text:style-name="T31">P</text:span><text:span text:style-name="T4">&gt;</text:span><text:span text:style-name="T32">* </text:span><text:span text:style-name="T13">&gt;</text:span></text:p>
          </table:table-cell>
        </table:table-row>
        <table:table-row>
          <table:table-cell table:style-name="Таблица3.A2" office:value-type="string">
            <text:p text:style-name="P25">SString</text:p>
          </table:table-cell>
          <table:table-cell table:style-name="Таблица3.B2" office:value-type="string">
            <text:p text:style-name="P21"><text:span text:style-name="T40">'</text:span> <text:span text:style-name="T31">P</text:span><text:span text:style-name="T4">'</text:span><text:span text:style-name="T32">*</text:span><text:span text:style-name="T9"> </text:span><text:span text:style-name="T13">'</text:span></text:p>
          </table:table-cell>
        </table:table-row>
        <table:table-row>
          <table:table-cell table:style-name="Таблица3.A2" office:value-type="string">
            <text:p text:style-name="P25">DString</text:p>
          </table:table-cell>
          <table:table-cell table:style-name="Таблица3.B2" office:value-type="string">
            <text:p text:style-name="P21"><text:span text:style-name="T56">"</text:span><text:span text:style-name="T41"> ( </text:span><text:span text:style-name="T42">P</text:span><text:span text:style-name="T8">"</text:span><text:span text:style-name="T41"> | </text:span><text:span text:style-name="T40">\</text:span><text:span text:style-name="T41"> </text:span><text:span text:style-name="T42">P</text:span><text:span text:style-name="T41"> )</text:span><text:span text:style-name="T34">*</text:span><text:span text:style-name="T41"> </text:span><text:span text:style-name="T56">"</text:span><text:span text:style-name="T40"> </text:span></text:p>
          </table:table-cell>
        </table:table-row>
      </table:table>
      <text:p text:style-name="P3"/>
      <text:p text:style-name="P3">Два подряд токена <text:span text:style-name="T28">Number</text:span><text:span text:style-name="T2"> </text:span>и <text:span text:style-name="T28">Word</text:span><text:span text:style-name="T2"> </text:span>диагностируются как ошибка. Токены из</text:p>
      <text:p text:style-name="P17"><text:span text:style-name="T28">Number</text:span><text:span text:style-name="T2"> </text:span><text:span text:style-name="T43"></text:span> <text:span text:style-name="T28">Word</text:span><text:span text:style-name="T48"> </text:span><text:span text:style-name="T47">тоже диагностируются как ошибка</text:span><text:span text:style-name="T48">.</text:span></text:p>
      <text:h text:style-name="Heading_20_1" text:outline-level="1">первая буква <text:span text:style-name="T2">→ </text:span><text:span text:style-name="T1">класс токена</text:span></text:h>
      <text:p text:style-name="P3"/>
      <table:table table:name="Таблица4" table:style-name="Таблица4">
        <table:table-column table:style-name="Таблица4.A"/>
        <table:table-column table:style-name="Таблица4.B"/>
        <table:table-row>
          <table:table-cell table:style-name="Таблица4.A1" office:value-type="string">
            <text:p text:style-name="P24">S</text:p>
          </table:table-cell>
          <table:table-cell table:style-name="Таблица4.B1" office:value-type="string">
            <text:p text:style-name="P25">Space</text:p>
          </table:table-cell>
        </table:table-row>
        <table:table-row>
          <table:table-cell table:style-name="Таблица4.A2" office:value-type="string">
            <text:p text:style-name="P24">C</text:p>
          </table:table-cell>
          <table:table-cell table:style-name="Таблица4.B2" office:value-type="string">
            <text:p text:style-name="P25">Punct</text:p>
            <text:p text:style-name="P25">PunctArrow</text:p>
            <text:p text:style-name="P25">PunctDots</text:p>
          </table:table-cell>
        </table:table-row>
        <table:table-row>
          <table:table-cell table:style-name="Таблица4.A2" office:value-type="string">
            <text:p text:style-name="P24">L</text:p>
          </table:table-cell>
          <table:table-cell table:style-name="Таблица4.B2" office:value-type="string">
            <text:p text:style-name="P25">Word</text:p>
          </table:table-cell>
        </table:table-row>
        <table:table-row>
          <table:table-cell table:style-name="Таблица4.A2" office:value-type="string">
            <text:p text:style-name="P24">D</text:p>
          </table:table-cell>
          <table:table-cell table:style-name="Таблица4.B2" office:value-type="string">
            <text:p text:style-name="P25">Number</text:p>
          </table:table-cell>
        </table:table-row>
        <table:table-row>
          <table:table-cell table:style-name="Таблица4.A2" office:value-type="string">
            <text:p text:style-name="P22">/</text:p>
          </table:table-cell>
          <table:table-cell table:style-name="Таблица4.B2" office:value-type="string">
            <text:p text:style-name="P23">/</text:p>
            <text:p text:style-name="P25">ShortComment</text:p>
            <text:p text:style-name="P25">LongComment</text:p>
          </table:table-cell>
        </table:table-row>
        <table:table-row>
          <table:table-cell table:style-name="Таблица4.A2" office:value-type="string">
            <text:p text:style-name="P22">'</text:p>
          </table:table-cell>
          <table:table-cell table:style-name="Таблица4.B2" office:value-type="string">
            <text:p text:style-name="P25">SString</text:p>
          </table:table-cell>
        </table:table-row>
        <table:table-row>
          <table:table-cell table:style-name="Таблица4.A2" office:value-type="string">
            <text:p text:style-name="P29">"</text:p>
          </table:table-cell>
          <table:table-cell table:style-name="Таблица4.B2" office:value-type="string">
            <text:p text:style-name="P25">DString</text:p>
          </table:table-cell>
        </table:table-row>
        <table:table-row>
          <table:table-cell table:style-name="Таблица4.A2" office:value-type="string">
            <text:p text:style-name="P22">&lt;</text:p>
          </table:table-cell>
          <table:table-cell table:style-name="Таблица4.B2" office:value-type="string">
            <text:p text:style-name="P25">BString</text:p>
          </table:table-cell>
        </table:table-row>
      </table:table>
      <text:p text:style-name="P3"/>
      <text:p text:style-name="P18"/>
      <text:p text:style-name="P18"/>
      <text:p text:style-name="P18"/>
      <text:p text:style-name="P18"/>
      <text:p text:style-name="P18"/>
      <text:p text:style-name="P18"/>
      <text:p text:style-name="P18"/>
      <text:p text:style-name="P18"/>
      <text:p text:style-name="P15"><text:soft-page-break/>Атомы.</text:p>
      <text:p text:style-name="P3"/>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Table_20_Contents">Атомы</text:p>
          </table:table-cell>
          <table:table-cell table:style-name="Таблица6.A1" office:value-type="string">
            <text:p text:style-name="Table_20_Contents">Токены</text:p>
          </table:table-cell>
          <table:table-cell table:style-name="Таблица6.A1" office:value-type="string">
            <text:p text:style-name="Table_20_Contents">Значения токенов</text:p>
          </table:table-cell>
        </table:table-row>
        <table:table-row>
          <table:table-cell table:style-name="Таблица6.A2" office:value-type="string">
            <text:p text:style-name="Table_20_Contents"/>
          </table:table-cell>
          <table:table-cell table:style-name="Таблица6.B2" office:value-type="string">
            <text:p text:style-name="Table_20_Contents"/>
          </table:table-cell>
          <table:table-cell table:style-name="Таблица6.C2" office:value-type="string">
            <text:p text:style-name="Table_20_Contents"/>
          </table:table-cell>
        </table:table-row>
        <table:table-row>
          <table:table-cell table:style-name="Таблица6.A3" office:value-type="string">
            <text:p text:style-name="P24">Number</text:p>
          </table:table-cell>
          <table:table-cell table:style-name="Таблица6.A3" office:value-type="string">
            <text:p text:style-name="P25">Dec</text:p>
            <text:p text:style-name="P25">Bin</text:p>
            <text:p text:style-name="P25">Hex</text:p>
          </table:table-cell>
          <table:table-cell table:style-name="Таблица6.C3" office:value-type="string">
            <text:p text:style-name="P20"/>
          </table:table-cell>
        </table:table-row>
        <table:table-row>
          <table:table-cell table:style-name="Таблица6.A3" office:value-type="string">
            <text:p text:style-name="P24">String</text:p>
          </table:table-cell>
          <table:table-cell table:style-name="Таблица6.A3" office:value-type="string">
            <text:p text:style-name="P25">SString</text:p>
            <text:p text:style-name="P25">DString</text:p>
          </table:table-cell>
          <table:table-cell table:style-name="Таблица6.C3" office:value-type="string">
            <text:p text:style-name="P20"/>
          </table:table-cell>
        </table:table-row>
        <table:table-row>
          <table:table-cell table:style-name="Таблица6.A3" office:value-type="string">
            <text:p text:style-name="P24">FileName</text:p>
          </table:table-cell>
          <table:table-cell table:style-name="Таблица6.A3" office:value-type="string">
            <text:p text:style-name="P25">BString</text:p>
          </table:table-cell>
          <table:table-cell table:style-name="Таблица6.C3" office:value-type="string">
            <text:p text:style-name="P20"/>
          </table:table-cell>
        </table:table-row>
        <table:table-row>
          <table:table-cell table:style-name="Таблица6.A3" office:value-type="string">
            <text:p text:style-name="P24">Name</text:p>
          </table:table-cell>
          <table:table-cell table:style-name="Таблица6.A3" office:value-type="string">
            <text:p text:style-name="P25">Word</text:p>
          </table:table-cell>
          <table:table-cell table:style-name="Таблица6.C3" office:value-type="string">
            <text:p text:style-name="P20"/>
          </table:table-cell>
        </table:table-row>
        <table:table-row>
          <table:table-cell table:style-name="Таблица6.A2" office:value-type="string">
            <text:p text:style-name="P24"/>
          </table:table-cell>
          <table:table-cell table:style-name="Таблица6.B2" office:value-type="string">
            <text:p text:style-name="P25"/>
          </table:table-cell>
          <table:table-cell table:style-name="Таблица6.C2" office:value-type="string">
            <text:p text:style-name="P20"/>
          </table:table-cell>
        </table:table-row>
        <table:table-row>
          <table:table-cell table:style-name="Таблица6.A3" office:value-type="string">
            <text:p text:style-name="P24">int</text:p>
          </table:table-cell>
          <table:table-cell table:style-name="Таблица6.A3" office:value-type="string">
            <text:p text:style-name="P25">Word</text:p>
          </table:table-cell>
          <table:table-cell table:style-name="Таблица6.C3" office:value-type="string">
            <text:p text:style-name="P21">“int”</text:p>
          </table:table-cell>
        </table:table-row>
        <table:table-row>
          <table:table-cell table:style-name="Таблица6.A3" office:value-type="string">
            <text:p text:style-name="P24">sint</text:p>
          </table:table-cell>
          <table:table-cell table:style-name="Таблица6.A3" office:value-type="string">
            <text:p text:style-name="P25">Word</text:p>
          </table:table-cell>
          <table:table-cell table:style-name="Таблица6.C3" office:value-type="string">
            <text:p text:style-name="P21">“sint”</text:p>
          </table:table-cell>
        </table:table-row>
        <table:table-row>
          <table:table-cell table:style-name="Таблица6.A3" office:value-type="string">
            <text:p text:style-name="P24">uint</text:p>
          </table:table-cell>
          <table:table-cell table:style-name="Таблица6.A3" office:value-type="string">
            <text:p text:style-name="P25">Word</text:p>
          </table:table-cell>
          <table:table-cell table:style-name="Таблица6.C3" office:value-type="string">
            <text:p text:style-name="P21">“uint”</text:p>
          </table:table-cell>
        </table:table-row>
        <table:table-row>
          <table:table-cell table:style-name="Таблица6.A3" office:value-type="string">
            <text:p text:style-name="P24">ulen</text:p>
          </table:table-cell>
          <table:table-cell table:style-name="Таблица6.A3" office:value-type="string">
            <text:p text:style-name="P25">Word</text:p>
          </table:table-cell>
          <table:table-cell table:style-name="Таблица6.C3" office:value-type="string">
            <text:p text:style-name="P21">“ulen”</text:p>
          </table:table-cell>
        </table:table-row>
        <table:table-row>
          <table:table-cell table:style-name="Таблица6.A3" office:value-type="string">
            <text:p text:style-name="P24">sint8</text:p>
          </table:table-cell>
          <table:table-cell table:style-name="Таблица6.A3" office:value-type="string">
            <text:p text:style-name="P25">Word</text:p>
          </table:table-cell>
          <table:table-cell table:style-name="Таблица6.C3" office:value-type="string">
            <text:p text:style-name="P21">“sint8”</text:p>
          </table:table-cell>
        </table:table-row>
        <table:table-row>
          <table:table-cell table:style-name="Таблица6.A3" office:value-type="string">
            <text:p text:style-name="P24">sint16</text:p>
          </table:table-cell>
          <table:table-cell table:style-name="Таблица6.A3" office:value-type="string">
            <text:p text:style-name="P25">Word</text:p>
          </table:table-cell>
          <table:table-cell table:style-name="Таблица6.C3" office:value-type="string">
            <text:p text:style-name="P21">“sint16”</text:p>
          </table:table-cell>
        </table:table-row>
        <table:table-row>
          <table:table-cell table:style-name="Таблица6.A3" office:value-type="string">
            <text:p text:style-name="P24">sint32</text:p>
          </table:table-cell>
          <table:table-cell table:style-name="Таблица6.A3" office:value-type="string">
            <text:p text:style-name="P25">Word</text:p>
          </table:table-cell>
          <table:table-cell table:style-name="Таблица6.C3" office:value-type="string">
            <text:p text:style-name="P21">“sint32”</text:p>
          </table:table-cell>
        </table:table-row>
        <table:table-row>
          <table:table-cell table:style-name="Таблица6.A3" office:value-type="string">
            <text:p text:style-name="P24">sint64</text:p>
          </table:table-cell>
          <table:table-cell table:style-name="Таблица6.A3" office:value-type="string">
            <text:p text:style-name="P25">Word</text:p>
          </table:table-cell>
          <table:table-cell table:style-name="Таблица6.C3" office:value-type="string">
            <text:p text:style-name="P21">“sint64”</text:p>
          </table:table-cell>
        </table:table-row>
        <table:table-row>
          <table:table-cell table:style-name="Таблица6.A3" office:value-type="string">
            <text:p text:style-name="P24">uint8</text:p>
          </table:table-cell>
          <table:table-cell table:style-name="Таблица6.A3" office:value-type="string">
            <text:p text:style-name="P25">Word</text:p>
          </table:table-cell>
          <table:table-cell table:style-name="Таблица6.C3" office:value-type="string">
            <text:p text:style-name="P21">“uint8”</text:p>
          </table:table-cell>
        </table:table-row>
        <table:table-row>
          <table:table-cell table:style-name="Таблица6.A3" office:value-type="string">
            <text:p text:style-name="P24">uint16</text:p>
          </table:table-cell>
          <table:table-cell table:style-name="Таблица6.A3" office:value-type="string">
            <text:p text:style-name="P25">Word</text:p>
          </table:table-cell>
          <table:table-cell table:style-name="Таблица6.C3" office:value-type="string">
            <text:p text:style-name="P21">“uint16”</text:p>
          </table:table-cell>
        </table:table-row>
        <table:table-row>
          <table:table-cell table:style-name="Таблица6.A3" office:value-type="string">
            <text:p text:style-name="P24">uint32</text:p>
          </table:table-cell>
          <table:table-cell table:style-name="Таблица6.A3" office:value-type="string">
            <text:p text:style-name="P25">Word</text:p>
          </table:table-cell>
          <table:table-cell table:style-name="Таблица6.C3" office:value-type="string">
            <text:p text:style-name="P21">“uint32”</text:p>
          </table:table-cell>
        </table:table-row>
        <table:table-row>
          <table:table-cell table:style-name="Таблица6.A3" office:value-type="string">
            <text:p text:style-name="P24">uint64</text:p>
          </table:table-cell>
          <table:table-cell table:style-name="Таблица6.A3" office:value-type="string">
            <text:p text:style-name="P25">Word</text:p>
          </table:table-cell>
          <table:table-cell table:style-name="Таблица6.C3" office:value-type="string">
            <text:p text:style-name="P21">“uint64”</text:p>
          </table:table-cell>
        </table:table-row>
        <table:table-row>
          <table:table-cell table:style-name="Таблица6.A3" office:value-type="string">
            <text:p text:style-name="P24">text</text:p>
          </table:table-cell>
          <table:table-cell table:style-name="Таблица6.A3" office:value-type="string">
            <text:p text:style-name="P25">Word</text:p>
          </table:table-cell>
          <table:table-cell table:style-name="Таблица6.C3" office:value-type="string">
            <text:p text:style-name="P21">“text”</text:p>
          </table:table-cell>
        </table:table-row>
        <table:table-row>
          <table:table-cell table:style-name="Таблица6.A3" office:value-type="string">
            <text:p text:style-name="P24">ip</text:p>
          </table:table-cell>
          <table:table-cell table:style-name="Таблица6.A3" office:value-type="string">
            <text:p text:style-name="P25">Word</text:p>
          </table:table-cell>
          <table:table-cell table:style-name="Таблица6.C3" office:value-type="string">
            <text:p text:style-name="P21">“ip”</text:p>
          </table:table-cell>
        </table:table-row>
        <table:table-row>
          <table:table-cell table:style-name="Таблица6.A3" office:value-type="string">
            <text:p text:style-name="P24">struct</text:p>
          </table:table-cell>
          <table:table-cell table:style-name="Таблица6.A3" office:value-type="string">
            <text:p text:style-name="P25">Word</text:p>
          </table:table-cell>
          <table:table-cell table:style-name="Таблица6.C3" office:value-type="string">
            <text:p text:style-name="P21">“struct”</text:p>
          </table:table-cell>
        </table:table-row>
        <table:table-row>
          <table:table-cell table:style-name="Таблица6.A3" office:value-type="string">
            <text:p text:style-name="P24">type</text:p>
          </table:table-cell>
          <table:table-cell table:style-name="Таблица6.A3" office:value-type="string">
            <text:p text:style-name="P25">Word</text:p>
          </table:table-cell>
          <table:table-cell table:style-name="Таблица6.C3" office:value-type="string">
            <text:p text:style-name="P21">“type”</text:p>
          </table:table-cell>
        </table:table-row>
        <table:table-row>
          <table:table-cell table:style-name="Таблица6.A3" office:value-type="string">
            <text:p text:style-name="P24">null</text:p>
          </table:table-cell>
          <table:table-cell table:style-name="Таблица6.A3" office:value-type="string">
            <text:p text:style-name="P25">Word</text:p>
          </table:table-cell>
          <table:table-cell table:style-name="Таблица6.C3" office:value-type="string">
            <text:p text:style-name="P21">“null”</text:p>
          </table:table-cell>
        </table:table-row>
        <table:table-row>
          <table:table-cell table:style-name="Таблица6.A3" office:value-type="string">
            <text:p text:style-name="P24">scope</text:p>
          </table:table-cell>
          <table:table-cell table:style-name="Таблица6.A3" office:value-type="string">
            <text:p text:style-name="P25">Word</text:p>
          </table:table-cell>
          <table:table-cell table:style-name="Таблица6.C3" office:value-type="string">
            <text:p text:style-name="P21">“scope”</text:p>
          </table:table-cell>
        </table:table-row>
        <table:table-row>
          <table:table-cell table:style-name="Таблица6.A3" office:value-type="string">
            <text:p text:style-name="P24">include</text:p>
          </table:table-cell>
          <table:table-cell table:style-name="Таблица6.A3" office:value-type="string">
            <text:p text:style-name="P25">Word</text:p>
          </table:table-cell>
          <table:table-cell table:style-name="Таблица6.C3" office:value-type="string">
            <text:p text:style-name="P21">“include”</text:p>
          </table:table-cell>
        </table:table-row>
        <table:table-row>
          <table:table-cell table:style-name="Таблица6.A3" office:value-type="string">
            <text:p text:style-name="P24">const</text:p>
          </table:table-cell>
          <table:table-cell table:style-name="Таблица6.A3" office:value-type="string">
            <text:p text:style-name="P25">Word</text:p>
          </table:table-cell>
          <table:table-cell table:style-name="Таблица6.C3" office:value-type="string">
            <text:p text:style-name="P21">“const”</text:p>
          </table:table-cell>
        </table:table-row>
        <table:table-row>
          <table:table-cell table:style-name="Таблица6.A2" office:value-type="string">
            <text:p text:style-name="P24"/>
          </table:table-cell>
          <table:table-cell table:style-name="Таблица6.B2" office:value-type="string">
            <text:p text:style-name="P25"/>
          </table:table-cell>
          <table:table-cell table:style-name="Таблица6.C2" office:value-type="string">
            <text:p text:style-name="P21"/>
          </table:table-cell>
        </table:table-row>
        <text:soft-page-break/>
        <table:table-row>
          <table:table-cell table:style-name="Таблица6.A3" office:value-type="string">
            <text:p text:style-name="P24">→</text:p>
          </table:table-cell>
          <table:table-cell table:style-name="Таблица6.A3" office:value-type="string">
            <text:p text:style-name="P25">PunctArrow</text:p>
          </table:table-cell>
          <table:table-cell table:style-name="Таблица6.C3" office:value-type="string">
            <text:p text:style-name="P21">“-&gt;”</text:p>
          </table:table-cell>
        </table:table-row>
        <table:table-row>
          <table:table-cell table:style-name="Таблица6.A3" office:value-type="string">
            <text:p text:style-name="P24">.</text:p>
          </table:table-cell>
          <table:table-cell table:style-name="Таблица6.A3" office:value-type="string">
            <text:p text:style-name="P25">PunctDots</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Dots</text:p>
          </table:table-cell>
          <table:table-cell table:style-name="Таблица6.C3" office:value-type="string">
            <text:p text:style-name="P21">“..” “...” ets. </text:p>
          </table:table-cell>
        </table:table-row>
        <table:table-row>
          <table:table-cell table:style-name="Таблица6.A2" office:value-type="string">
            <text:p text:style-name="P24"/>
          </table:table-cell>
          <table:table-cell table:style-name="Таблица6.B2" office:value-type="string">
            <text:p text:style-name="P25"/>
          </table:table-cell>
          <table:table-cell table:style-name="Таблица6.C2" office:value-type="string">
            <text:p text:style-name="P20"/>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0"><text:span text:style-name="T2">“</text:span>*<text:span text:style-name="T2">”</text:span></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0"><text:span text:style-name="T2">“</text:span>,<text:span text:style-name="T2">”</text:span></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0"><text:span text:style-name="T2">“</text:span>;<text:span text:style-name="T2">”</text:span></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amp;</text:p>
          </table:table-cell>
          <table:table-cell table:style-name="Таблица6.A3" office:value-type="string">
            <text:p text:style-name="P25">PunctSym</text:p>
          </table:table-cell>
          <table:table-cell table:style-name="Таблица6.C3" office:value-type="string">
            <text:p text:style-name="P21">“&amp;”</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row>
          <table:table-cell table:style-name="Таблица6.A3" office:value-type="string">
            <text:p text:style-name="P24">}</text:p>
          </table:table-cell>
          <table:table-cell table:style-name="Таблица6.A3" office:value-type="string">
            <text:p text:style-name="P25">PunctSym</text:p>
          </table:table-cell>
          <table:table-cell table:style-name="Таблица6.C3" office:value-type="string">
            <text:p text:style-name="P21">“}”</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xt:soft-page-break/>Формальное определение языка.</text:p>
      <text:p text:style-name="P3"/>
      <table:table table:name="Таблица5" table:style-name="Таблица5">
        <table:table-column table:style-name="Таблица5.A"/>
        <table:table-column table:style-name="Таблица5.B"/>
        <table:table-row>
          <table:table-cell table:style-name="Таблица5.A1" office:value-type="string">
            <text:p text:style-name="P21">BODY</text:p>
          </table:table-cell>
          <table:table-cell table:style-name="Таблица5.B1" office:value-type="string">
            <text:p text:style-name="P27">пусто</text:p>
            <text:p text:style-name="P21">BODY SCOPE</text:p>
            <text:p text:style-name="P21">BODY INCLUDE</text:p>
            <text:p text:style-name="P21">BODY TYPE</text:p>
            <text:p text:style-name="P21">BODY CONST</text:p>
            <text:p text:style-name="P21">BODY STRUCT ;</text:p>
          </table:table-cell>
        </table:table-row>
        <table:table-row>
          <table:table-cell table:style-name="Таблица5.A2" office:value-type="string">
            <text:p text:style-name="P21">SCOPE</text:p>
          </table:table-cell>
          <table:table-cell table:style-name="Таблица5.B2" office:value-type="string">
            <text:p text:style-name="P21"><text:span text:style-name="T45">scope</text:span> <text:span text:style-name="T45">Name</text:span> <text:span text:style-name="T45">{</text:span> BODY <text:span text:style-name="T45">}</text:span></text:p>
          </table:table-cell>
        </table:table-row>
        <table:table-row>
          <table:table-cell table:style-name="Таблица5.A2" office:value-type="string">
            <text:p text:style-name="P21">INCLUDE</text:p>
          </table:table-cell>
          <table:table-cell table:style-name="Таблица5.B2" office:value-type="string">
            <text:p text:style-name="P21"><text:span text:style-name="T45">include</text:span> <text:span text:style-name="T45">FileName</text:span></text:p>
          </table:table-cell>
        </table:table-row>
        <table:table-row>
          <table:table-cell table:style-name="Таблица5.A2" office:value-type="string">
            <text:p text:style-name="P21">TYPE</text:p>
          </table:table-cell>
          <table:table-cell table:style-name="Таблица5.B2" office:value-type="string">
            <text:p text:style-name="P21"><text:span text:style-name="T45">type</text:span> <text:span text:style-name="T45">Name</text:span> <text:span text:style-name="T45">=</text:span> TYPEDEF <text:span text:style-name="T45">;</text:span></text:p>
          </table:table-cell>
        </table:table-row>
        <table:table-row table:style-name="Таблица5.5">
          <table:table-cell table:style-name="Таблица5.A2" office:value-type="string">
            <text:p text:style-name="P21">CONST</text:p>
          </table:table-cell>
          <table:table-cell table:style-name="Таблица5.B2" office:value-type="string">
            <text:p text:style-name="P21">TYPEDEF <text:span text:style-name="T31">Name</text:span> <text:span text:style-name="T31">=</text:span> EXPR <text:span text:style-name="T31">;</text:span></text:p>
          </table:table-cell>
        </table:table-row>
        <table:table-row>
          <table:table-cell table:style-name="Таблица5.A1" office:value-type="string">
            <text:p text:style-name="P20"/>
          </table:table-cell>
          <table:table-cell table:style-name="Таблица5.B6" office:value-type="string">
            <text:p text:style-name="P20"/>
          </table:table-cell>
        </table:table-row>
        <table:table-row>
          <table:table-cell table:style-name="Таблица5.A2" office:value-type="string">
            <text:p text:style-name="P21">RNAME</text:p>
          </table:table-cell>
          <table:table-cell table:style-name="Таблица5.B2" office:value-type="string">
            <text:p text:style-name="P24">Name</text:p>
            <text:p text:style-name="P21">RNAME <text:span text:style-name="T31">#</text:span> <text:span text:style-name="T31">Name</text:span></text:p>
          </table:table-cell>
        </table:table-row>
        <table:table-row>
          <table:table-cell table:style-name="Таблица5.A2" office:value-type="string">
            <text:p text:style-name="P21">NAME</text:p>
          </table:table-cell>
          <table:table-cell table:style-name="Таблица5.B2" office:value-type="string">
            <text:p text:style-name="P21">RNAME</text:p>
            <text:p text:style-name="P21"><text:span text:style-name="T31">#</text:span> RNAME</text:p>
            <text:p text:style-name="P21"><text:span text:style-name="T31">.</text:span> <text:span text:style-name="T31">#</text:span> RNAME</text:p>
            <text:p text:style-name="P21"><text:span text:style-name="T31">...</text:span> <text:span text:style-name="T31">#</text:span> RNAME</text:p>
          </table:table-cell>
        </table:table-row>
        <table:table-row>
          <table:table-cell table:style-name="Таблица5.A2" office:value-type="string">
            <text:p text:style-name="P21">INAME</text:p>
          </table:table-cell>
          <table:table-cell table:style-name="Таблица5.B2" office:value-type="string">
            <text:p text:style-name="P24">int</text:p>
            <text:p text:style-name="P24">sint</text:p>
            <text:p text:style-name="P24">uint</text:p>
            <text:p text:style-name="P24">ulen</text:p>
            <text:p text:style-name="P24">sint8</text:p>
            <text:p text:style-name="P24">uint8</text:p>
            <text:p text:style-name="P24">sint16</text:p>
            <text:p text:style-name="P24">uint16</text:p>
            <text:p text:style-name="P24">sint32</text:p>
            <text:p text:style-name="P24">uint32</text:p>
            <text:p text:style-name="P24">sint64</text:p>
            <text:p text:style-name="P24">uint64</text:p>
          </table:table-cell>
        </table:table-row>
        <table:table-row>
          <table:table-cell table:style-name="Таблица5.A2" office:value-type="string">
            <text:p text:style-name="P21">TNAME</text:p>
          </table:table-cell>
          <table:table-cell table:style-name="Таблица5.B2" office:value-type="string">
            <text:p text:style-name="P21">INAME</text:p>
            <text:p text:style-name="P24">text</text:p>
            <text:p text:style-name="P24">ip</text:p>
          </table:table-cell>
        </table:table-row>
        <table:table-row table:style-name="Таблица5.11">
          <table:table-cell table:style-name="Таблица5.A1" office:value-type="string">
            <text:p text:style-name="P20"/>
          </table:table-cell>
          <table:table-cell table:style-name="Таблица5.B6" office:value-type="string">
            <text:p text:style-name="P20"/>
          </table:table-cell>
        </table:table-row>
        <text:soft-page-break/>
        <table:table-row>
          <table:table-cell table:style-name="Таблица5.A2" office:value-type="string">
            <text:p text:style-name="P21">TYPEDEF</text:p>
          </table:table-cell>
          <table:table-cell table:style-name="Таблица5.B2" office:value-type="string">
            <text:p text:style-name="P21">NAME</text:p>
            <text:p text:style-name="P21">TNAME</text:p>
            <text:p text:style-name="P21">TYPEDEF <text:span text:style-name="T31">*</text:span></text:p>
            <text:p text:style-name="P21">TYPEDEF <text:span text:style-name="T31">[</text:span> <text:span text:style-name="T31">]</text:span></text:p>
            <text:p text:style-name="P21">TYPEDEF <text:span text:style-name="T31">[</text:span> EXPR <text:span text:style-name="T31">]</text:span></text:p>
            <text:p text:style-name="P21">STRUCT</text:p>
          </table:table-cell>
        </table:table-row>
        <table:table-row>
          <table:table-cell table:style-name="Таблица5.A1" office:value-type="string">
            <text:p text:style-name="P20"/>
          </table:table-cell>
          <table:table-cell table:style-name="Таблица5.B6" office:value-type="string">
            <text:p text:style-name="P20"/>
          </table:table-cell>
        </table:table-row>
        <table:table-row>
          <table:table-cell table:style-name="Таблица5.A2" office:value-type="string">
            <text:p text:style-name="P21">STRUCT</text:p>
          </table:table-cell>
          <table:table-cell table:style-name="Таблица5.B2" office:value-type="string">
            <text:p text:style-name="P21"><text:span text:style-name="T31">struct</text:span> <text:span text:style-name="T31">Name</text:span> <text:span text:style-name="T31">{</text:span> SBODY <text:span text:style-name="T31">}</text:span></text:p>
          </table:table-cell>
        </table:table-row>
        <table:table-row>
          <table:table-cell table:style-name="Таблица5.A2" office:value-type="string">
            <text:p text:style-name="P21">SBODY</text:p>
          </table:table-cell>
          <table:table-cell table:style-name="Таблица5.B2" office:value-type="string">
            <text:p text:style-name="P27">пусто</text:p>
            <text:p text:style-name="P21"><text:span text:style-name="T1">S</text:span>BODY<text:span text:style-name="T1"> </text:span>TYPE</text:p>
            <text:p text:style-name="P21">SBODY <text:span text:style-name="T31">const</text:span> CONST</text:p>
            <text:p text:style-name="P21">SBODY STRUCT <text:span text:style-name="T31">;</text:span></text:p>
            <text:p text:style-name="P21">SBODY TYPEDEF <text:span text:style-name="T31">Name</text:span> <text:span text:style-name="T31">;</text:span></text:p>
            <text:p text:style-name="P21">SBODY TYPEDEF <text:span text:style-name="T31">Name</text:span> <text:span text:style-name="T31">=</text:span> EXPR <text:span text:style-name="T31">;</text:span></text:p>
          </table:table-cell>
        </table:table-row>
        <table:table-row table:style-name="Таблица5.16">
          <table:table-cell table:style-name="Таблица5.A1" office:value-type="string">
            <text:p text:style-name="P20"/>
          </table:table-cell>
          <table:table-cell table:style-name="Таблица5.B6" office:value-type="string">
            <text:p text:style-name="P20"/>
          </table:table-cell>
        </table:table-row>
        <table:table-row>
          <table:table-cell table:style-name="Таблица5.A2" office:value-type="string">
            <text:p text:style-name="P21">EXPR</text:p>
          </table:table-cell>
          <table:table-cell table:style-name="Таблица5.B2" office:value-type="string">
            <text:p text:style-name="P21"><text:span text:style-name="T31">{</text:span> <text:span text:style-name="T31">}</text:span></text:p>
            <text:p text:style-name="P21"><text:span text:style-name="T31">{</text:span> ELIST <text:span text:style-name="T31">}</text:span></text:p>
            <text:p text:style-name="P21"><text:span text:style-name="T31">{</text:span> NELIST <text:span text:style-name="T31">}</text:span></text:p>
            <text:p text:style-name="P21"><text:span text:style-name="T39">EXPR </text:span><text:span text:style-name="T31">{</text:span><text:span text:style-name="T39"> </text:span><text:span text:style-name="T31">}</text:span></text:p>
            <text:p text:style-name="P21"><text:span text:style-name="T39">EXPR </text:span><text:span text:style-name="T31">{</text:span><text:span text:style-name="T39"> NELIST </text:span><text:span text:style-name="T31">}</text:span></text:p>
            <text:p text:style-name="P26">EXPR_ADD</text:p>
          </table:table-cell>
        </table:table-row>
        <table:table-row>
          <table:table-cell table:style-name="Таблица5.A2" office:value-type="string">
            <text:p text:style-name="P21">EXPR_ADD</text:p>
          </table:table-cell>
          <table:table-cell table:style-name="Таблица5.B2" office:value-type="string">
            <text:p text:style-name="P26">EXPR_MUL</text:p>
            <text:p text:style-name="P26">EXPR_ADD <text:span text:style-name="T31">+</text:span> EXPR_MUL</text:p>
            <text:p text:style-name="P26">EXPR_ADD <text:span text:style-name="T31">–</text:span> EXPR_MUL</text:p>
          </table:table-cell>
        </table:table-row>
        <table:table-row>
          <table:table-cell table:style-name="Таблица5.A2" office:value-type="string">
            <text:p text:style-name="P21">EXPR_MUL</text:p>
          </table:table-cell>
          <table:table-cell table:style-name="Таблица5.B2" office:value-type="string">
            <text:p text:style-name="P26">EXPR_UN</text:p>
            <text:p text:style-name="P26">EXPR_MUL <text:span text:style-name="T31">*</text:span> EXPR_UN</text:p>
            <text:p text:style-name="P26">EXPR_MUL <text:span text:style-name="T31">/</text:span> EXPR_UN</text:p>
            <text:p text:style-name="P26">EXPR_MUL <text:span text:style-name="T31">%</text:span> EXPR_UN</text:p>
          </table:table-cell>
        </table:table-row>
        <table:table-row>
          <table:table-cell table:style-name="Таблица5.A2" office:value-type="string">
            <text:p text:style-name="P21">EXPR_UN</text:p>
          </table:table-cell>
          <table:table-cell table:style-name="Таблица5.B2" office:value-type="string">
            <text:p text:style-name="P26">EXPR_POST</text:p>
            <text:p text:style-name="P21"><text:span text:style-name="T31">*</text:span><text:span text:style-name="T39"> EXPR_UN</text:span></text:p>
            <text:p text:style-name="P26"><text:span text:style-name="T31">&amp;</text:span> EXPR_UN</text:p>
            <text:p text:style-name="P26"><text:span text:style-name="T31">+</text:span> EXPR_UN</text:p>
            <text:p text:style-name="P26"><text:span text:style-name="T31">-</text:span> EXPR_UN</text:p>
          </table:table-cell>
        </table:table-row>
        <table:table-row>
          <table:table-cell table:style-name="Таблица5.A2" office:value-type="string">
            <text:p text:style-name="P21">EXPR_POST</text:p>
          </table:table-cell>
          <table:table-cell table:style-name="Таблица5.B2" office:value-type="string">
            <text:p text:style-name="P26">EXPR_NNPOST</text:p>
            <text:p text:style-name="P24">Number</text:p>
          </table:table-cell>
        </table:table-row>
        <table:table-row>
          <table:table-cell table:style-name="Таблица5.A2" office:value-type="string">
            <text:p text:style-name="P21">EXPR_NNPOST</text:p>
          </table:table-cell>
          <table:table-cell table:style-name="Таблица5.B2" office:value-type="string">
            <text:p text:style-name="P26">EXPR_NNPRIM</text:p>
            <text:p text:style-name="P26">EXPR_POST <text:span text:style-name="T31">[</text:span> EXPR <text:span text:style-name="T31">]</text:span></text:p>
            <text:p text:style-name="P26">EXPR_NNPOST <text:span text:style-name="T31">.</text:span> <text:span text:style-name="T31">Name</text:span></text:p>
            <text:p text:style-name="P26">EXPR_NNPOST <text:span text:style-name="T31">→</text:span> <text:span text:style-name="T31">Name</text:span></text:p>
          </table:table-cell>
        </table:table-row>
        <table:table-row>
          <table:table-cell table:style-name="Таблица5.A2" office:value-type="string">
            <text:p text:style-name="P21">EXPR_NNPRIM</text:p>
          </table:table-cell>
          <table:table-cell table:style-name="Таблица5.B2" office:value-type="string">
            <text:p text:style-name="P26"><text:span text:style-name="T31">(</text:span> EXPR <text:span text:style-name="T31">)</text:span></text:p>
            <text:p text:style-name="P26"><text:soft-page-break/>ITYPE <text:span text:style-name="T31">(</text:span> EXPR <text:span text:style-name="T31">)</text:span></text:p>
            <text:p text:style-name="P26">NAME</text:p>
            <text:p text:style-name="P26">NNLIT</text:p>
          </table:table-cell>
        </table:table-row>
        <table:table-row>
          <table:table-cell table:style-name="Таблица5.A2" office:value-type="string">
            <text:p text:style-name="P21"/>
          </table:table-cell>
          <table:table-cell table:style-name="Таблица5.B2" office:value-type="string">
            <text:p text:style-name="P26"/>
          </table:table-cell>
        </table:table-row>
        <table:table-row>
          <table:table-cell table:style-name="Таблица5.A2" office:value-type="string">
            <text:p text:style-name="P21">ELIST</text:p>
          </table:table-cell>
          <table:table-cell table:style-name="Таблица5.B2" office:value-type="string">
            <text:p text:style-name="P21">EXPR</text:p>
            <text:p text:style-name="P21">ELIST <text:span text:style-name="T31">,</text:span> EXPR</text:p>
          </table:table-cell>
        </table:table-row>
        <table:table-row>
          <table:table-cell table:style-name="Таблица5.A2" office:value-type="string">
            <text:p text:style-name="P21">NEXPR</text:p>
          </table:table-cell>
          <table:table-cell table:style-name="Таблица5.B2" office:value-type="string">
            <text:p text:style-name="P21"><text:span text:style-name="T31">.</text:span> <text:span text:style-name="T31">Name</text:span> <text:span text:style-name="T31">=</text:span> EXPR</text:p>
          </table:table-cell>
        </table:table-row>
        <table:table-row>
          <table:table-cell table:style-name="Таблица5.A2" office:value-type="string">
            <text:p text:style-name="P21">NELIST</text:p>
          </table:table-cell>
          <table:table-cell table:style-name="Таблица5.B2" office:value-type="string">
            <text:p text:style-name="P21">NEXPR</text:p>
            <text:p text:style-name="P21">NELIST <text:span text:style-name="T31">,</text:span> NEXPR</text:p>
          </table:table-cell>
        </table:table-row>
        <table:table-row>
          <table:table-cell table:style-name="Таблица5.A2" office:value-type="string">
            <text:p text:style-name="P21"/>
          </table:table-cell>
          <table:table-cell table:style-name="Таблица5.B2" office:value-type="string">
            <text:p text:style-name="P21"/>
          </table:table-cell>
        </table:table-row>
        <table:table-row>
          <table:table-cell table:style-name="Таблица5.A2" office:value-type="string">
            <text:p text:style-name="P21">ITYPE</text:p>
          </table:table-cell>
          <table:table-cell table:style-name="Таблица5.B2" office:value-type="string">
            <text:p text:style-name="P21">NAME</text:p>
            <text:p text:style-name="P21">INAME</text:p>
          </table:table-cell>
        </table:table-row>
        <table:table-row>
          <table:table-cell table:style-name="Таблица5.A2" office:value-type="string">
            <text:p text:style-name="P21">NNLIT</text:p>
          </table:table-cell>
          <table:table-cell table:style-name="Таблица5.B2" office:value-type="string">
            <text:p text:style-name="P24">null</text:p>
            <text:p text:style-name="P24">String</text:p>
            <text:p text:style-name="P21"><text:span text:style-name="T31">Number</text:span> <text:span text:style-name="T31">.</text:span> <text:span text:style-name="T31">Number</text:span> <text:span text:style-name="T31">.</text:span> <text:span text:style-name="T31">Number</text:span> <text:span text:style-name="T31">.</text:span> <text:span text:style-name="T31">Number</text:span></text:p>
          </table:table-cell>
        </table:table-row>
      </table:table>
      <text:p text:style-name="P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le"><text:soft-page-break/>Модель данных.</text:p>
      <text:p text:style-name="Text_20_body"/>
      <text:p text:style-name="P11">Body</text:p>
      <text:p text:style-name="P10">list&lt;Alias&gt;</text:p>
      <text:p text:style-name="P10">list&lt;Const&gt;</text:p>
      <text:p text:style-name="P10">list&lt;Struct&gt;</text:p>
      <text:p text:style-name="P10">list&lt;Len&gt;</text:p>
      <text:p text:style-name="P10">list&lt;Scope&gt; // level 1</text:p>
      <text:p text:style-name="P10"/>
      <text:p text:style-name="P11">Alias</text:p>
      <text:p text:style-name="P10">Name</text:p>
      <text:p text:style-name="P10"><text:span text:style-name="T51">●</text:span>→ Scope</text:p>
      <text:p text:style-name="P10">depth</text:p>
      <text:p text:style-name="P10"><text:span text:style-name="T51">●</text:span>→ Type</text:p>
      <text:p text:style-name="P10"/>
      <text:p text:style-name="P11">Const</text:p>
      <text:p text:style-name="P10">Name</text:p>
      <text:p text:style-name="P10"><text:span text:style-name="T51">●</text:span>→ Scope</text:p>
      <text:p text:style-name="P10">depth</text:p>
      <text:p text:style-name="P10"><text:span text:style-name="T51">●</text:span>→ Type</text:p>
      <text:p text:style-name="P10"><text:span text:style-name="T51">●</text:span>→ Expr</text:p>
      <text:p text:style-name="P10"/>
      <text:p text:style-name="P11">Field</text:p>
      <text:p text:style-name="P10">Name</text:p>
      <text:p text:style-name="P10"><text:span text:style-name="T51">●</text:span>→ Type</text:p>
      <text:p text:style-name="P10"><text:span text:style-name="T51">●</text:span>→ Expr</text:p>
      <text:p text:style-name="P10"/>
      <text:p text:style-name="P11"/>
      <text:p text:style-name="P11"/>
      <text:p text:style-name="P11"/>
      <text:p text:style-name="P11"/>
      <text:p text:style-name="P11"><text:soft-page-break/>Struct</text:p>
      <text:p text:style-name="P10">Name</text:p>
      <text:p text:style-name="P10"><text:span text:style-name="T51">●</text:span>→ Scope</text:p>
      <text:p text:style-name="P10">depth</text:p>
      <text:p text:style-name="P10">Scope</text:p>
      <text:p text:style-name="P10">olist&lt;Field&gt;</text:p>
      <text:p text:style-name="P10"/>
      <text:p text:style-name="P11">Len</text:p>
      <text:p text:style-name="P10"><text:span text:style-name="T51">●</text:span>→ Expr</text:p>
      <text:p text:style-name="P10"/>
      <text:p text:style-name="P11">Scope</text:p>
      <text:p text:style-name="P10">Name</text:p>
      <text:p text:style-name="P10"><text:span text:style-name="T51">●</text:span>→ Scope</text:p>
      <text:p text:style-name="P10"><text:span text:style-name="T51">●</text:span>→ Body</text:p>
      <text:p text:style-name="P10"/>
      <text:p text:style-name="P11">NameRef</text:p>
      <text:p text:style-name="P12"><draw:line text:anchor-type="paragraph" draw:z-index="0" draw:style-name="gr1" draw:text-style-name="P51" svg:x1="2.258cm" svg:y1="0.159cm" svg:x2="2.258cm" svg:y2="3.001cm"><text:p/></draw:line><draw:line text:anchor-type="paragraph" draw:z-index="2" draw:style-name="gr1" draw:text-style-name="P51" svg:x1="2.65cm" svg:y1="0.159cm" svg:x2="2.258cm" svg:y2="0.159cm"><text:p/></draw:line><text:tab/>rel</text:p>
      <text:p text:style-name="P12"><text:tab/>abs</text:p>
      <text:p text:style-name="P12"><text:tab/>this<text:tab/></text:p>
      <text:p text:style-name="P12"><text:tab/>dots</text:p>
      <text:p text:style-name="P12"><draw:line text:anchor-type="paragraph" draw:z-index="1" draw:style-name="gr1" draw:text-style-name="P51" svg:x1="2.65cm" svg:y1="-0.048cm" svg:x2="2.258cm" svg:y2="-0.048cm"><text:p/></draw:line>olist&lt;Name&gt;</text:p>
      <text:p text:style-name="P11"/>
      <text:p text:style-name="P11">Len</text:p>
      <text:p text:style-name="P12"><text:span text:style-name="T51">●</text:span>→ Expr</text:p>
      <text:p text:style-name="P11"/>
      <text:p text:style-name="P11">Type</text:p>
      <text:p text:style-name="P11"><text:span text:style-name="T52">●</text:span><text:span text:style-name="T44">→ Struct</text:span></text:p>
      <text:p text:style-name="P12"><text:tab/></text:p>
      <text:p text:style-name="P11"><text:span text:style-name="T44"><text:tab/></text:span>Type_suint&lt;SUInt&gt;</text:p>
      <text:p text:style-name="P11"><text:span text:style-name="T44"><text:tab/></text:span>Type_text</text:p>
      <text:p text:style-name="P11"><text:span text:style-name="T44"><text:tab/></text:span>Type_ip</text:p>
      <text:p text:style-name="P11"><text:span text:style-name="T44"><text:tab/></text:span>Type_ptr</text:p>
      <text:p text:style-name="P11"><text:soft-page-break/><text:span text:style-name="T44"><text:tab/></text:span><text:span text:style-name="T52">●</text:span><text:span text:style-name="T44">→ Type<text:tab/></text:span></text:p>
      <text:p text:style-name="P11"><text:span text:style-name="T44"><text:tab/></text:span>Type_array</text:p>
      <text:p text:style-name="P11"><text:span text:style-name="T44"><text:tab/></text:span><text:span text:style-name="T52">●</text:span><text:span text:style-name="T44">→ Type<text:tab/></text:span></text:p>
      <text:p text:style-name="P11"><text:span text:style-name="T44"><text:tab/></text:span>Type_array_len</text:p>
      <text:p text:style-name="P11"><text:span text:style-name="T44"><text:tab/></text:span><text:span text:style-name="T52">●</text:span><text:span text:style-name="T44">→ Type<text:tab/></text:span></text:p>
      <text:p text:style-name="P11"><text:span text:style-name="T44"><text:tab/></text:span><text:span text:style-name="T52">Len</text:span></text:p>
      <text:p text:style-name="P11"><text:span text:style-name="T44"><text:tab/></text:span>Type_struct</text:p>
      <text:p text:style-name="P11"><text:span text:style-name="T44"><text:tab/></text:span>Type_ref ( name link )</text:p>
      <text:p text:style-name="P11"><text:span text:style-name="T44"><text:tab/></text:span><text:span text:style-name="T52">●</text:span><text:span text:style-name="T44">→ NameRef</text:span></text:p>
      <text:p text:style-name="P12"><text:tab/><text:span text:style-name="T51">●</text:span>→ Alias<text:span text:style-name="T32">opt</text:span></text:p>
      <text:p text:style-name="P12"><text:tab/><text:span text:style-name="T51">●</text:span>→ Struct<text:span text:style-name="T32">opt</text:span></text:p>
      <text:p text:style-name="P12"/>
      <text:p text:style-name="P11">DomainType ( name link<text:span text:style-name="T32">opt</text:span> )</text:p>
      <text:p text:style-name="P12"><text:span text:style-name="T51">●</text:span>→ Type<text:span text:style-name="T32">opt</text:span></text:p>
      <text:p text:style-name="P12"><text:span text:style-name="T51">●</text:span>→ NameRef<text:span text:style-name="T32">opt</text:span></text:p>
      <text:p text:style-name="P12"><text:span text:style-name="T51">●</text:span>→ Alias<text:span text:style-name="T32">opt</text:span></text:p>
      <text:p text:style-name="P11"/>
      <text:p text:style-name="P11">Expr</text:p>
      <text:p text:style-name="P19"><text:tab/><text:tab/>PosName</text:p>
      <text:p text:style-name="P12"/>
      <text:p text:style-name="P12"><text:tab/><text:span text:style-name="T54">Expr_add</text:span> ( _sub _mul _div _rem _ind )</text:p>
      <text:p text:style-name="P12"><text:tab/><text:span text:style-name="T51">●</text:span>→ Expr</text:p>
      <text:p text:style-name="P12"><text:span text:style-name="T51"><text:tab/>●</text:span>→ Expr</text:p>
      <text:p text:style-name="P12"><text:tab/><text:span text:style-name="T54">Expr_deref</text:span> ( _address _plus _minus )</text:p>
      <text:p text:style-name="P12"><text:span text:style-name="T51"><text:tab/>●</text:span>→ Expr</text:p>
      <text:p text:style-name="P12"><text:tab/><text:span text:style-name="T54">Expr_number</text:span></text:p>
      <text:p text:style-name="P12"><text:tab/><text:span text:style-name="T54">Expr_ptr_select</text:span></text:p>
      <text:p text:style-name="P12"><text:tab/><text:span text:style-name="T51">●</text:span>→ Expr</text:p>
      <text:p text:style-name="P12"><text:tab/>Name</text:p>
      <text:p text:style-name="P12"><text:tab/><text:span text:style-name="T54">Expr_select</text:span></text:p>
      <text:p text:style-name="P12"><text:tab/><text:span text:style-name="T51">●</text:span>→ Expr</text:p>
      <text:p text:style-name="P12"><text:tab/>Name</text:p>
      <text:p text:style-name="P12"><text:soft-page-break/><text:tab/><text:span text:style-name="T54">Expr_domain</text:span></text:p>
      <text:p text:style-name="P12"><text:tab/><text:span text:style-name="T51">●</text:span>→ Expr</text:p>
      <text:p text:style-name="P12"><text:tab/><text:span text:style-name="T51">●</text:span>→ DomainType</text:p>
      <text:p text:style-name="P12"><text:tab/><text:span text:style-name="T14">Expr_var ( name link )</text:span></text:p>
      <text:p text:style-name="P12"><text:tab/><text:span text:style-name="T51">●</text:span>→ NameRef</text:p>
      <text:p text:style-name="P12"><text:tab/><text:span text:style-name="T51">●</text:span>→ Const</text:p>
      <text:p text:style-name="P12"><text:tab/><text:span text:style-name="T54">Expr_null</text:span></text:p>
      <text:p text:style-name="P12"><text:tab/><text:span text:style-name="T54">Expr_string</text:span></text:p>
      <text:p text:style-name="P12"><text:tab/><text:span text:style-name="T54">Expr_ip</text:span></text:p>
      <text:p text:style-name="P12"><text:tab/>Number</text:p>
      <text:p text:style-name="P12"><text:tab/>Number</text:p>
      <text:p text:style-name="P12"><text:tab/>Number</text:p>
      <text:p text:style-name="P12"><text:tab/>Number</text:p>
      <text:p text:style-name="P12"><text:tab/><text:span text:style-name="T54">Expr_noname_list</text:span></text:p>
      <text:p text:style-name="P12"><text:tab/>olist&lt;<text:span text:style-name="T51">●</text:span>→ Expr&gt;</text:p>
      <text:p text:style-name="P12"><text:tab/><text:span text:style-name="T54">Expr_named_list</text:span></text:p>
      <text:p text:style-name="P12"><text:tab/>list&lt;<text:span text:style-name="T51">●</text:span>→ Name,<text:span text:style-name="T51">●</text:span>→ Expr&gt;</text:p>
      <text:p text:style-name="P12"><text:tab/><text:span text:style-name="T54">Expr_apply_named_list</text:span></text:p>
      <text:p text:style-name="P12"><text:tab/><text:span text:style-name="T51">●</text:span>→ Expr</text:p>
      <text:p text:style-name="P12"><text:tab/>list&lt;<text:span text:style-name="T51">●</text:span>→ Name,<text:span text:style-name="T51">●</text:span>→ Expr&gt;</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Title"><text:soft-page-break/>Имена файлов.</text:p>
      <text:p text:style-name="Text_20_body"/>
      <text:p text:style-name="P10">extname<text:span text:style-name="T46"> – </text:span><text:span text:style-name="T49">непустое имя файла, не содержит </text:span><text:span text:style-name="T26">'/' '\' ':'</text:span><text:span text:style-name="T46"> , </text:span><text:span text:style-name="T49">может быть специальным ( </text:span>“<text:span text:style-name="T30">.</text:span>”<text:span text:style-name="T30"> </text:span>“<text:span text:style-name="T30">..</text:span>”<text:span text:style-name="T49"> ).</text:span></text:p>
      <text:p text:style-name="P2"><text:span text:style-name="T26">name</text:span> – <text:span text:style-name="T1">регулярное имя файла.</text:span></text:p>
      <text:p text:style-name="Text_20_body"/>
      <text:p text:style-name="Text_20_body">Общее имя файла:</text:p>
      <text:p text:style-name="P2"><text:span text:style-name="T26"><text:tab/>(dev:)</text:span><text:span text:style-name="T35">opt</text:span><text:span text:style-name="T15">(/)</text:span><text:span text:style-name="T35">opt</text:span><text:span text:style-name="T15">(extname/)</text:span><text:span text:style-name="T35">*</text:span><text:span text:style-name="T15">name</text:span><text:span text:style-name="T18"> .</text:span></text:p>
      <text:p text:style-name="P6"/>
      <text:p text:style-name="P7">Нормализованное имя файла:</text:p>
      <text:p text:style-name="P3"><text:span text:style-name="T18"><text:tab/></text:span><text:span text:style-name="T16">(dev:)</text:span><text:span text:style-name="T36">opt</text:span><text:span text:style-name="T16">(/)</text:span><text:span text:style-name="T36">opt</text:span><text:span text:style-name="T16">(name/)</text:span><text:span text:style-name="T36">*</text:span><text:span text:style-name="T16">name</text:span></text:p>
      <text:p text:style-name="P3"><text:span text:style-name="T16"><text:tab/>(dev:)</text:span><text:span text:style-name="T36">opt</text:span><text:span text:style-name="T16">(../)</text:span><text:span text:style-name="T36">1..</text:span><text:span text:style-name="T16">(name/)</text:span><text:span text:style-name="T36">*</text:span><text:span text:style-name="T16">name</text:span><text:span text:style-name="T19"> .</text:span></text:p>
      <text:p text:style-name="P6"/>
      <text:p text:style-name="P7">Имена, обрабатываемые как самостоятельные пути:</text:p>
      <text:p text:style-name="P3"><text:span text:style-name="T18"><text:tab/></text:span><text:span text:style-name="T16">(dev:)</text:span><text:span text:style-name="T36">opt</text:span><text:span text:style-name="T16">/</text:span><text:span text:style-name="T16">(name/)</text:span><text:span text:style-name="T36">*</text:span><text:span text:style-name="T16">name</text:span></text:p>
      <text:p text:style-name="P3"><text:span text:style-name="T15"><text:tab/></text:span><text:span text:style-name="T16">dev:(name/)</text:span><text:span text:style-name="T36">*</text:span><text:span text:style-name="T16">name</text:span><text:span text:style-name="T19"> .</text:span></text:p>
      <text:p text:style-name="P6"/>
      <text:p text:style-name="P3"><text:span text:style-name="T18">Имена, обрабатываемы с учетом пути</text:span><text:span text:style-name="T19"> </text:span><text:span text:style-name="T18">исходного файла:</text:span></text:p>
      <text:p text:style-name="P3"><text:span text:style-name="T19"><text:tab/></text:span><text:span text:style-name="T16">(name/)</text:span><text:span text:style-name="T36">*</text:span><text:span text:style-name="T16">name</text:span><text:span text:style-name="T19">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ext:soft-page-break/>Модель вычислений.</text:p>
      <text:h text:style-name="P42" text:outline-level="1">типы</text:h>
      <text:p text:style-name="P6"/>
      <text:p text:style-name="P6"/>
      <text:p text:style-name="P6"><draw:frame text:anchor-type="paragraph" draw:z-index="4" draw:style-name="gr3" draw:text-style-name="P53" svg:width="2.234cm" svg:height="0.747cm" svg:x="0.023cm" svg:y="-0.051cm"><draw:text-box><text:p><text:span text:style-name="T26">suint&lt;&gt;</text:span></text:p></draw:text-box></draw:frame><draw:rect text:anchor-type="paragraph" draw:z-index="3" draw:style-name="gr2" draw:text-style-name="P52" svg:width="1.902cm" svg:height="1.02cm" svg:x="2.258cm" svg:y="-0.187cm"><text:p text:style-name="P51"><text:span text:style-name="T26">int</text:span></text:p></draw:rect><draw:frame text:anchor-type="paragraph" draw:z-index="19" draw:style-name="gr4" draw:text-style-name="P54" svg:width="1.784cm" svg:height="0.863cm" svg:x="9.761cm" svg:y="0.138cm"><draw:text-box><text:p><text:span text:style-name="T57">*</text:span></text:p></draw:text-box></draw:frame></text:p>
      <text:p text:style-name="P6"><draw:rect text:anchor-type="paragraph" draw:z-index="5" draw:style-name="gr2" draw:text-style-name="P52" svg:width="1.902cm" svg:height="1.02cm" svg:x="2.256cm" svg:y="0.349cm"><text:p text:style-name="P51"><text:span text:style-name="T26">text</text:span></text:p></draw:rect><draw:rect text:anchor-type="paragraph" draw:z-index="13" draw:style-name="gr2" draw:text-style-name="P52" svg:width="1.902cm" svg:height="1.02cm" svg:x="7.511cm" svg:y="0.427cm"><text:p text:style-name="P51"><text:span text:style-name="T26">*</text:span></text:p></draw:rect></text:p>
      <text:p text:style-name="P6"><draw:frame text:anchor-type="paragraph" draw:z-index="7" draw:style-name="gr4" draw:text-style-name="P53" svg:width="1.784cm" svg:height="0.863cm" svg:x="-0.016cm" svg:y="-0.173cm"><draw:text-box><text:p><text:span text:style-name="T26">text</text:span></text:p></draw:text-box></draw:frame><draw:frame text:anchor-type="paragraph" draw:z-index="16" draw:style-name="gr4" draw:text-style-name="P53" svg:width="1.784cm" svg:height="0.863cm" svg:x="5.156cm" svg:y="-0.039cm"><draw:text-box><text:p><text:span text:style-name="T26">ptr</text:span></text:p></draw:text-box></draw:frame></text:p>
      <text:p text:style-name="P6"><draw:rect text:anchor-type="paragraph" draw:z-index="6" draw:style-name="gr2" draw:text-style-name="P52" svg:width="1.902cm" svg:height="1.02cm" svg:x="2.26cm" svg:y="0.224cm"><text:p text:style-name="P51"><text:span text:style-name="T26">ip</text:span></text:p></draw:rect><draw:frame text:anchor-type="paragraph" draw:z-index="8" draw:style-name="gr5" draw:text-style-name="P53" svg:width="1.902cm" svg:height="0.922cm" svg:x="0.023cm" svg:y="0.4cm"><draw:text-box><text:p><text:span text:style-name="T26">ip</text:span></text:p></draw:text-box></draw:frame><draw:rect text:anchor-type="paragraph" draw:z-index="14" draw:style-name="gr2" draw:text-style-name="P52" svg:width="1.902cm" svg:height="1.02cm" svg:x="7.511cm" svg:y="0.321cm"><text:p text:style-name="P51"><text:span text:style-name="T26">[]</text:span></text:p></draw:rect><draw:frame text:anchor-type="paragraph" draw:z-index="20" draw:style-name="gr4" draw:text-style-name="P54" svg:width="1.784cm" svg:height="0.863cm" svg:x="12.663cm" svg:y="0.464cm"><draw:text-box><text:p><text:span text:style-name="T57">→ </text:span><text:span text:style-name="T57">T</text:span></text:p></draw:text-box></draw:frame></text:p>
      <text:p text:style-name="P6"><draw:frame text:anchor-type="paragraph" draw:z-index="17" draw:style-name="gr4" draw:text-style-name="P53" svg:width="1.784cm" svg:height="0.863cm" svg:x="5.099cm" svg:y="-0.076cm"><draw:text-box><text:p><text:span text:style-name="T26">array</text:span></text:p></draw:text-box></draw:frame></text:p>
      <text:p text:style-name="P6"><draw:rect text:anchor-type="paragraph" draw:z-index="9" draw:style-name="gr2" draw:text-style-name="P52" svg:width="1.902cm" svg:height="1.02cm" svg:x="2.279cm" svg:y="0.131cm"><text:p text:style-name="P51"><text:span text:style-name="T26">S</text:span></text:p></draw:rect><draw:frame text:anchor-type="paragraph" draw:z-index="11" draw:style-name="gr5" draw:text-style-name="P53" svg:width="1.902cm" svg:height="0.922cm" svg:x="0.042cm" svg:y="0.316cm"><draw:text-box><text:p><text:span text:style-name="T26">struct</text:span></text:p></draw:text-box></draw:frame><draw:rect text:anchor-type="paragraph" draw:z-index="15" draw:style-name="gr2" draw:text-style-name="P52" svg:width="1.902cm" svg:height="1.02cm" svg:x="7.511cm" svg:y="0.215cm"><text:p text:style-name="P51"><text:span text:style-name="T26">[Len]</text:span></text:p></draw:rect><draw:frame text:anchor-type="paragraph" draw:z-index="18" draw:style-name="gr4" draw:text-style-name="P53" svg:width="2.274cm" svg:height="0.863cm" svg:x="5.061cm" svg:y="0.466cm"><draw:text-box><text:p><text:span text:style-name="T26">array_len</text:span></text:p></draw:text-box></draw:frame></text:p>
      <text:p text:style-name="P6"><draw:path text:anchor-type="paragraph" draw:z-index="24" draw:style-name="gr6" draw:text-style-name="P51" svg:width="0.705cm" svg:height="1.548cm" svg:x="8.393cm" svg:y="0.344cm" svg:viewBox="0 0 706 1549" svg:d="m706 1549c-22-215-133-404-235-589-110-200-291-357-333-588l-78-196-60-176"><text:p/></draw:path><draw:path text:anchor-type="paragraph" draw:z-index="25" draw:style-name="gr7" draw:text-style-name="P51" svg:width="1.997cm" svg:height="1.743cm" svg:x="4.12cm" svg:y="0.226cm" svg:viewBox="0 0 1998 1744" svg:d="m1998 1744c-125-243-389-338-548-548-158-209-379-360-589-510-198-141-378-309-588-430l-195-177-78-79"><text:p/></draw:path><draw:path text:anchor-type="paragraph" draw:z-index="26" draw:style-name="gr7" draw:text-style-name="P51" svg:width="1.176cm" svg:height="0.978cm" svg:x="0.924cm" svg:y="0.25cm" svg:viewBox="0 0 1177 979" svg:d="m1177 979c-198-56-406-64-607-72-268-11-369-256-510-408l-60-179v-178-142"><text:p/></draw:path><draw:custom-shape text:anchor-type="paragraph" draw:z-index="29" draw:style-name="gr8" svg:width="0.452cm" svg:height="0.491cm" svg:x="8.961cm" svg:y="0.046cm"><text:p/><draw:enhanced-geometry svg:viewBox="0 0 21600 21600" draw:text-areas="?f4 ?f4 ?f3 ?f3" draw:type="star4" draw:modifiers="6555.6420233463"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p text:style-name="P6"><draw:rect text:anchor-type="paragraph" draw:z-index="10" draw:style-name="gr2" draw:text-style-name="P52" svg:width="1.902cm" svg:height="1.02cm" svg:x="2.26cm" svg:y="0.041cm"><text:p text:style-name="P51"><text:span text:style-name="T26">A</text:span></text:p></draw:rect><draw:frame text:anchor-type="paragraph" draw:z-index="12" draw:style-name="gr5" draw:text-style-name="P53" svg:width="1.902cm" svg:height="0.922cm" svg:x="-0.016cm" svg:y="0.171cm"><draw:text-box><text:p><text:span text:style-name="T26">ref</text:span></text:p></draw:text-box></draw:frame></text:p>
      <text:p text:style-name="P6"><draw:frame text:anchor-type="paragraph" draw:z-index="21" draw:style-name="gr4" draw:text-style-name="P53" svg:width="2.784cm" svg:height="0.863cm" svg:x="4.904cm" svg:y="0.377cm"><draw:text-box><text:p><text:span text:style-name="T26">base_struct</text:span></text:p></draw:text-box></draw:frame><draw:frame text:anchor-type="paragraph" draw:z-index="22" draw:style-name="gr4" draw:text-style-name="P53" svg:width="2.784cm" svg:height="0.863cm" svg:x="8.393cm" svg:y="0.39cm"><draw:text-box><text:p><text:span text:style-name="T26">len_node</text:span></text:p></draw:text-box></draw:frame><draw:path text:anchor-type="paragraph" draw:z-index="27" draw:style-name="gr7" draw:text-style-name="P51" svg:width="1.294cm" svg:height="0.888cm" svg:x="0.709cm" svg:y="0.155cm" svg:viewBox="0 0 1295 889" svg:d="m1295 7c-208-21-415 11-628 20-251 10-429 176-549 352l-58 196-60 196v118"><text:p/></draw:path><draw:custom-shape text:anchor-type="paragraph" draw:z-index="28" draw:style-name="gr8" svg:width="0.452cm" svg:height="0.491cm" svg:x="3.415cm" svg:y="-0.129cm"><text:p/><draw:enhanced-geometry svg:viewBox="0 0 21600 21600" draw:text-areas="?f4 ?f4 ?f3 ?f3" draw:type="star4" draw:modifiers="6555.6420233463"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p text:style-name="P6"><draw:frame text:anchor-type="paragraph" draw:z-index="23" draw:style-name="gr4" draw:text-style-name="P53" svg:width="3.94cm" svg:height="0.863cm" svg:x="0.042cm" svg:y="0.058cm"><draw:text-box><text:p><text:span text:style-name="T26">another type</text:span></text:p></draw:text-box></draw:frame></text:p>
      <text:p text:style-name="P6"/>
      <text:h text:style-name="P42" text:outline-level="1">недопустимые циклы в типах</text:h>
      <text:p text:style-name="P7"/>
      <text:p text:style-name="P8">T[] → T</text:p>
      <text:p text:style-name="P8">T[Len] → T</text:p>
      <text:p text:style-name="P8">T * → T</text:p>
      <text:p text:style-name="P8"/>
      <text:p text:style-name="P10"><text:span text:style-name="T9">struct { T</text:span><text:span text:style-name="T3">1</text:span><text:span text:style-name="T9">, ..., T</text:span><text:span text:style-name="T3">n </text:span><text:span text:style-name="T9">} → <text:s/>T</text:span><text:span text:style-name="T3">1</text:span><text:span text:style-name="T9">, ..., T</text:span><text:span text:style-name="T3">n</text:span></text:p>
      <text:p text:style-name="P8">T[] → T</text:p>
      <text:p text:style-name="P8">T[Len] → T</text:p>
      <text:p text:style-name="P7"/>
      <text:h text:style-name="P42" text:outline-level="1">классы типов и специальные типы</text:h>
      <text:p text:style-name="P6"/>
      <text:p text:style-name="P30">int {<text:span text:style-name="T31">slen</text:span>, sint8, ..., uint64}</text:p>
      <text:p text:style-name="P30">text</text:p>
      <text:p text:style-name="P30">ip</text:p>
      <text:p text:style-name="P30">struct {}</text:p>
      <text:p text:style-name="P30"><text:soft-page-break/>array {}</text:p>
      <text:p text:style-name="P30">ptr {}</text:p>
      <text:p text:style-name="P35"><text:span text:style-name="T25">ptr</text:span><text:span text:style-name="T38">*</text:span><text:span text:style-name="T32"> </text:span></text:p>
      <text:p text:style-name="P33">LVptr</text:p>
      <text:p text:style-name="P34"/>
      <text:h text:style-name="Heading_20_1" text:outline-level="1">граф вычислений</text:h>
      <text:p text:style-name="P34"/>
      <text:p text:style-name="P34"><draw:g text:anchor-type="paragraph" draw:z-index="30" draw:style-name="gr9"><draw:rect draw:style-name="gr10" draw:text-style-name="P52" svg:width="1.079cm" svg:height="0.966cm" svg:x="3.61cm" svg:y="0.34cm"><text:p text:style-name="P51"><text:span text:style-name="T26">T</text:span></text:p></draw:rect><draw:line draw:style-name="gr11" draw:text-style-name="P51" svg:x1="2.395cm" svg:y1="0.871cm" svg:x2="3.61cm" svg:y2="0.871cm"><text:p/></draw:line><draw:frame draw:style-name="gr12" draw:text-style-name="P52" svg:width="0.784cm" svg:height="0.69cm" svg:x="1.612cm" svg:y="0.538cm"><draw:text-box><text:p text:style-name="P51"><text:span text:style-name="T26">T</text:span></text:p></draw:text-box></draw:frame><draw:frame draw:style-name="gr13" draw:text-style-name="P53" svg:width="1.825cm" svg:height="0.689cm" svg:x="3.843cm" svg:y="1.674cm"><draw:text-box><text:p><text:span text:style-name="T26">const</text:span></text:p></draw:text-box></draw:frame><draw:frame draw:style-name="gr13" draw:text-style-name="P53" svg:width="1.825cm" svg:height="0.689cm" svg:x="3.843cm" svg:y="2.245cm"><draw:text-box><text:p><text:span text:style-name="T26">len</text:span></text:p></draw:text-box></draw:frame><draw:frame draw:style-name="gr13" draw:text-style-name="P53" svg:width="2.511cm" svg:height="0.689cm" svg:x="3.843cm" svg:y="2.817cm"><draw:text-box><text:p><text:span text:style-name="T26">def_field</text:span></text:p></draw:text-box></draw:frame></draw:g></text:p>
      <text:p text:style-name="P34"/>
      <text:p text:style-name="P34"/>
      <text:p text:style-name="P34"/>
      <text:p text:style-name="P34"/>
      <text:p text:style-name="P34"/>
      <text:p text:style-name="P34"><draw:g text:anchor-type="paragraph" draw:z-index="31" draw:style-name="gr9"><draw:rect draw:style-name="gr10" draw:text-style-name="P52" svg:width="1.079cm" svg:height="0.966cm" svg:x="3.826cm" svg:y="-0.034cm"><text:p text:style-name="P51"><text:span text:style-name="T26">ptr</text:span></text:p></draw:rect><draw:line draw:style-name="gr11" draw:text-style-name="P51" svg:x1="2.611cm" svg:y1="0.448cm" svg:x2="3.826cm" svg:y2="0.448cm"><text:p/></draw:line><draw:frame draw:style-name="gr12" draw:text-style-name="P52" svg:width="0.784cm" svg:height="0.69cm" svg:x="1.847cm" svg:y="0.111cm"><draw:text-box><text:p text:style-name="P51"><text:span text:style-name="T26">ptr</text:span></text:p></draw:text-box></draw:frame><draw:frame draw:style-name="gr13" draw:text-style-name="P53" svg:width="1.825cm" svg:height="0.689cm" svg:x="4.04cm" svg:y="1.273cm"><draw:text-box><text:p><text:span text:style-name="T26">temp</text:span></text:p></draw:text-box></draw:frame></draw:g></text:p>
      <text:p text:style-name="P34"/>
      <text:p text:style-name="P34"/>
      <text:p text:style-name="P34"/>
      <text:p text:style-name="P34"><draw:g text:anchor-type="paragraph" draw:z-index="32" draw:style-name="gr9"><draw:ellipse draw:style-name="gr10" draw:text-style-name="P52" svg:width="2.647cm" svg:height="1.451cm" svg:x="1.651cm" svg:y="0.453cm"><text:p text:style-name="P51"><text:span text:style-name="T26">def_field</text:span></text:p></draw:ellipse><draw:line draw:style-name="gr11" draw:text-style-name="P51" svg:x1="4.297cm" svg:y1="1.18cm" svg:x2="5.512cm" svg:y2="1.18cm"><text:p/></draw:line><draw:frame draw:style-name="gr12" draw:text-style-name="P52" svg:width="0.784cm" svg:height="0.69cm" svg:x="5.533cm" svg:y="0.845cm"><draw:text-box><text:p text:style-name="P51"><text:span text:style-name="T26">T</text:span></text:p></draw:text-box></draw:frame></draw:g></text:p>
      <text:p text:style-name="P34"/>
      <text:p text:style-name="P34"/>
      <text:p text:style-name="P34"/>
      <text:p text:style-name="P34"><draw:g text:anchor-type="paragraph" draw:z-index="33" draw:style-name="gr9"><draw:ellipse draw:style-name="gr10" draw:text-style-name="P52" svg:width="2.647cm" svg:height="1.451cm" svg:x="1.651cm" svg:y="-0.109cm"><text:p text:style-name="P51"><text:span text:style-name="T26">temp</text:span></text:p></draw:ellipse><draw:line draw:style-name="gr11" draw:text-style-name="P51" svg:x1="4.297cm" svg:y1="0.619cm" svg:x2="5.512cm" svg:y2="0.619cm"><text:p/></draw:line><draw:frame draw:style-name="gr12" draw:text-style-name="P52" svg:width="0.784cm" svg:height="0.69cm" svg:x="5.533cm" svg:y="0.283cm"><draw:text-box><text:p text:style-name="P51"><text:span text:style-name="T26">ptr</text:span></text:p></draw:text-box></draw:frame></draw:g></text:p>
      <text:p text:style-name="P34"/>
      <text:p text:style-name="P34"/>
      <text:p text:style-name="P34"><draw:g text:anchor-type="paragraph" draw:z-index="34" draw:style-name="gr9"><draw:ellipse draw:style-name="gr10" draw:text-style-name="P52" svg:width="2.647cm" svg:height="1.451cm" svg:x="1.651cm" svg:y="0.093cm"><text:p text:style-name="P51"><text:span text:style-name="T26">&amp;const</text:span></text:p></draw:ellipse><draw:line draw:style-name="gr11" draw:text-style-name="P51" svg:x1="4.297cm" svg:y1="0.821cm" svg:x2="5.512cm" svg:y2="0.821cm"><text:p/></draw:line><draw:frame draw:style-name="gr12" draw:text-style-name="P52" svg:width="0.784cm" svg:height="0.69cm" svg:x="5.533cm" svg:y="0.485cm"><draw:text-box><text:p text:style-name="P51"><text:span text:style-name="T26">ptr</text:span></text:p></draw:text-box></draw:frame></draw:g></text:p>
      <text:p text:style-name="P34"/>
      <text:p text:style-name="P34"/>
      <text:p text:style-name="P34"/>
      <text:p text:style-name="P34"/>
      <text:p text:style-name="P34"/>
      <text:p text:style-name="P34"/>
      <text:p text:style-name="P34"/>
      <text:p text:style-name="P31"/>
      <text:p text:style-name="P31"/>
      <text:p text:style-name="P31"><text:soft-page-break/>T : int</text:p>
      <text:p text:style-name="P34"/>
      <text:p text:style-name="P34"/>
      <text:p text:style-name="P34"><draw:g text:anchor-type="paragraph" draw:z-index="35" draw:style-name="gr9"><draw:ellipse draw:style-name="gr10" draw:text-style-name="P52" svg:width="2.922cm" svg:height="1.745cm" svg:x="3.14cm" svg:y="0.517cm"><text:p text:style-name="P51"><text:span text:style-name="T26">T+T</text:span></text:p></draw:ellipse><draw:line draw:style-name="gr11" draw:text-style-name="P51" svg:x1="6.061cm" svg:y1="1.372cm" svg:x2="7.276cm" svg:y2="1.372cm"><text:p/></draw:line><draw:line draw:style-name="gr11" draw:text-style-name="P51" svg:x1="2.219cm" svg:y1="2.222cm" svg:x2="3.316cm" svg:y2="1.852cm"><text:p/></draw:line><draw:line draw:style-name="gr11" draw:text-style-name="P51" svg:x1="2.24cm" svg:y1="0.538cm" svg:x2="3.395cm" svg:y2="0.97cm"><text:p/></draw:line><draw:frame draw:style-name="gr12" draw:text-style-name="P52" svg:width="0.784cm" svg:height="0.69cm" svg:x="1.436cm" svg:y="1.852cm"><draw:text-box><text:p text:style-name="P51"><text:span text:style-name="T26">T</text:span></text:p></draw:text-box></draw:frame><draw:frame draw:style-name="gr12" draw:text-style-name="P52" svg:width="0.784cm" svg:height="0.69cm" svg:x="1.455cm" svg:y="0.141cm"><draw:text-box><text:p text:style-name="P51"><text:span text:style-name="T26">T</text:span></text:p></draw:text-box></draw:frame><draw:frame draw:style-name="gr12" draw:text-style-name="P52" svg:width="0.784cm" svg:height="0.69cm" svg:x="7.257cm" svg:y="1.041cm"><draw:text-box><text:p text:style-name="P51"><text:span text:style-name="T26">T</text:span></text:p></draw:text-box></draw:frame><draw:frame draw:style-name="gr13" draw:text-style-name="P53" svg:width="1.825cm" svg:height="0.689cm" svg:x="11.878cm" svg:y="0.968cm"><draw:text-box><text:p><text:span text:style-name="T26">a+b</text:span></text:p></draw:text-box></draw:frame></draw:g></text:p>
      <text:p text:style-name="P34"/>
      <text:p text:style-name="P34"/>
      <text:p text:style-name="P34"/>
      <text:p text:style-name="P34"/>
      <text:p text:style-name="P34"/>
      <text:p text:style-name="P34"><draw:g text:anchor-type="paragraph" draw:z-index="36" draw:style-name="gr9"><draw:ellipse draw:style-name="gr10" draw:text-style-name="P52" svg:width="2.922cm" svg:height="1.745cm" svg:x="3.14cm" svg:y="0.302cm"><text:p text:style-name="P51"><text:span text:style-name="T26">T-T</text:span></text:p></draw:ellipse><draw:line draw:style-name="gr11" draw:text-style-name="P51" svg:x1="6.061cm" svg:y1="1.157cm" svg:x2="7.276cm" svg:y2="1.157cm"><text:p/></draw:line><draw:line draw:style-name="gr11" draw:text-style-name="P51" svg:x1="2.219cm" svg:y1="2.007cm" svg:x2="3.316cm" svg:y2="1.637cm"><text:p/></draw:line><draw:line draw:style-name="gr11" draw:text-style-name="P51" svg:x1="2.24cm" svg:y1="0.323cm" svg:x2="3.395cm" svg:y2="0.755cm"><text:p/></draw:line><draw:frame draw:style-name="gr12" draw:text-style-name="P52" svg:width="0.784cm" svg:height="0.69cm" svg:x="1.436cm" svg:y="1.637cm"><draw:text-box><text:p text:style-name="P51"><text:span text:style-name="T26">T</text:span></text:p></draw:text-box></draw:frame><draw:frame draw:style-name="gr12" draw:text-style-name="P52" svg:width="0.784cm" svg:height="0.69cm" svg:x="1.455cm" svg:y="-0.074cm"><draw:text-box><text:p text:style-name="P51"><text:span text:style-name="T26">T</text:span></text:p></draw:text-box></draw:frame><draw:frame draw:style-name="gr12" draw:text-style-name="P52" svg:width="0.784cm" svg:height="0.69cm" svg:x="7.257cm" svg:y="0.826cm"><draw:text-box><text:p text:style-name="P51"><text:span text:style-name="T26">T</text:span></text:p></draw:text-box></draw:frame><draw:frame draw:style-name="gr13" draw:text-style-name="P53" svg:width="1.825cm" svg:height="0.689cm" svg:x="11.878cm" svg:y="0.753cm"><draw:text-box><text:p><text:span text:style-name="T26">a-b</text:span></text:p></draw:text-box></draw:frame></draw:g></text:p>
      <text:p text:style-name="P34"/>
      <text:p text:style-name="P34"/>
      <text:p text:style-name="P34"/>
      <text:p text:style-name="P34"/>
      <text:p text:style-name="P34"><draw:g text:anchor-type="paragraph" draw:z-index="37" draw:style-name="gr9"><draw:ellipse draw:style-name="gr10" draw:text-style-name="P52" svg:width="2.922cm" svg:height="1.745cm" svg:x="3.14cm" svg:y="0.526cm"><text:p text:style-name="P51"><text:span text:style-name="T26">T*T</text:span></text:p></draw:ellipse><draw:line draw:style-name="gr11" draw:text-style-name="P51" svg:x1="6.061cm" svg:y1="1.381cm" svg:x2="7.276cm" svg:y2="1.381cm"><text:p/></draw:line><draw:line draw:style-name="gr11" draw:text-style-name="P51" svg:x1="2.219cm" svg:y1="2.231cm" svg:x2="3.316cm" svg:y2="1.861cm"><text:p/></draw:line><draw:line draw:style-name="gr11" draw:text-style-name="P51" svg:x1="2.24cm" svg:y1="0.547cm" svg:x2="3.395cm" svg:y2="0.979cm"><text:p/></draw:line><draw:frame draw:style-name="gr12" draw:text-style-name="P52" svg:width="0.784cm" svg:height="0.69cm" svg:x="1.436cm" svg:y="1.861cm"><draw:text-box><text:p text:style-name="P51"><text:span text:style-name="T26">T</text:span></text:p></draw:text-box></draw:frame><draw:frame draw:style-name="gr12" draw:text-style-name="P52" svg:width="0.784cm" svg:height="0.69cm" svg:x="1.455cm" svg:y="0.15cm"><draw:text-box><text:p text:style-name="P51"><text:span text:style-name="T26">T</text:span></text:p></draw:text-box></draw:frame><draw:frame draw:style-name="gr12" draw:text-style-name="P52" svg:width="0.784cm" svg:height="0.69cm" svg:x="7.257cm" svg:y="1.05cm"><draw:text-box><text:p text:style-name="P51"><text:span text:style-name="T26">T</text:span></text:p></draw:text-box></draw:frame><draw:frame draw:style-name="gr13" draw:text-style-name="P53" svg:width="1.825cm" svg:height="0.689cm" svg:x="11.878cm" svg:y="0.977cm"><draw:text-box><text:p><text:span text:style-name="T26">a*b</text:span></text:p></draw:text-box></draw:frame></draw:g></text:p>
      <text:p text:style-name="P34"/>
      <text:p text:style-name="P34"/>
      <text:p text:style-name="P34"/>
      <text:p text:style-name="P34"/>
      <text:p text:style-name="P34"/>
      <text:p text:style-name="P34"><draw:g text:anchor-type="paragraph" draw:z-index="38" draw:style-name="gr9"><draw:ellipse draw:style-name="gr10" draw:text-style-name="P52" svg:width="2.922cm" svg:height="1.745cm" svg:x="3.14cm" svg:y="0.33cm"><text:p text:style-name="P51"><text:span text:style-name="T26">T/T</text:span></text:p></draw:ellipse><draw:line draw:style-name="gr11" draw:text-style-name="P51" svg:x1="6.061cm" svg:y1="1.185cm" svg:x2="7.276cm" svg:y2="1.185cm"><text:p/></draw:line><draw:line draw:style-name="gr11" draw:text-style-name="P51" svg:x1="2.219cm" svg:y1="2.035cm" svg:x2="3.316cm" svg:y2="1.665cm"><text:p/></draw:line><draw:line draw:style-name="gr11" draw:text-style-name="P51" svg:x1="2.24cm" svg:y1="0.351cm" svg:x2="3.395cm" svg:y2="0.783cm"><text:p/></draw:line><draw:frame draw:style-name="gr12" draw:text-style-name="P52" svg:width="0.784cm" svg:height="0.69cm" svg:x="1.436cm" svg:y="1.665cm"><draw:text-box><text:p text:style-name="P51"><text:span text:style-name="T26">T</text:span></text:p></draw:text-box></draw:frame><draw:frame draw:style-name="gr12" draw:text-style-name="P52" svg:width="0.784cm" svg:height="0.69cm" svg:x="1.455cm" svg:y="-0.046cm"><draw:text-box><text:p text:style-name="P51"><text:span text:style-name="T26">T</text:span></text:p></draw:text-box></draw:frame><draw:frame draw:style-name="gr12" draw:text-style-name="P52" svg:width="0.784cm" svg:height="0.69cm" svg:x="7.257cm" svg:y="0.854cm"><draw:text-box><text:p text:style-name="P51"><text:span text:style-name="T26">T</text:span></text:p></draw:text-box></draw:frame><draw:frame draw:style-name="gr13" draw:text-style-name="P53" svg:width="1.825cm" svg:height="0.689cm" svg:x="11.878cm" svg:y="0.781cm"><draw:text-box><text:p><text:span text:style-name="T26">a/b</text:span></text:p></draw:text-box></draw:frame></draw:g></text:p>
      <text:p text:style-name="P34"/>
      <text:p text:style-name="P34"/>
      <text:p text:style-name="P34"/>
      <text:p text:style-name="P34"/>
      <text:p text:style-name="P34"/>
      <text:p text:style-name="P34"><draw:g text:anchor-type="paragraph" draw:z-index="39" draw:style-name="gr9"><draw:ellipse draw:style-name="gr10" draw:text-style-name="P52" svg:width="2.922cm" svg:height="1.745cm" svg:x="3.14cm" svg:y="0.177cm"><text:p text:style-name="P51"><text:span text:style-name="T26">T%T</text:span></text:p></draw:ellipse><draw:line draw:style-name="gr11" draw:text-style-name="P51" svg:x1="6.061cm" svg:y1="1.032cm" svg:x2="7.276cm" svg:y2="1.032cm"><text:p/></draw:line><draw:line draw:style-name="gr11" draw:text-style-name="P51" svg:x1="2.219cm" svg:y1="1.882cm" svg:x2="3.316cm" svg:y2="1.512cm"><text:p/></draw:line><draw:line draw:style-name="gr11" draw:text-style-name="P51" svg:x1="2.24cm" svg:y1="0.198cm" svg:x2="3.395cm" svg:y2="0.63cm"><text:p/></draw:line><draw:frame draw:style-name="gr12" draw:text-style-name="P52" svg:width="0.784cm" svg:height="0.69cm" svg:x="1.436cm" svg:y="1.512cm"><draw:text-box><text:p text:style-name="P51"><text:span text:style-name="T26">T</text:span></text:p></draw:text-box></draw:frame><draw:frame draw:style-name="gr12" draw:text-style-name="P52" svg:width="0.784cm" svg:height="0.69cm" svg:x="1.455cm" svg:y="-0.199cm"><draw:text-box><text:p text:style-name="P51"><text:span text:style-name="T26">T</text:span></text:p></draw:text-box></draw:frame><draw:frame draw:style-name="gr12" draw:text-style-name="P52" svg:width="0.784cm" svg:height="0.69cm" svg:x="7.257cm" svg:y="0.701cm"><draw:text-box><text:p text:style-name="P51"><text:span text:style-name="T26">T</text:span></text:p></draw:text-box></draw:frame><draw:frame draw:style-name="gr13" draw:text-style-name="P53" svg:width="1.825cm" svg:height="0.689cm" svg:x="11.878cm" svg:y="0.628cm"><draw:text-box><text:p><text:span text:style-name="T26">a%b</text:span></text:p></draw:text-box></draw:frame></draw:g></text:p>
      <text:p text:style-name="P34"/>
      <text:p text:style-name="P34"/>
      <text:p text:style-name="P34"/>
      <text:p text:style-name="P34"/>
      <text:p text:style-name="P34"/>
      <text:p text:style-name="P34"/>
      <text:p text:style-name="P34"/>
      <text:p text:style-name="P34"/>
      <text:p text:style-name="P34"><text:soft-page-break/></text:p>
      <text:p text:style-name="P34"><draw:g text:anchor-type="paragraph" draw:z-index="40" draw:style-name="gr9"><draw:ellipse draw:style-name="gr10" draw:text-style-name="P52" svg:width="2.922cm" svg:height="1.745cm" svg:x="3.394cm" svg:y="-0.201cm"><text:p text:style-name="P51"><text:span text:style-name="T26">+T</text:span></text:p></draw:ellipse><draw:line draw:style-name="gr11" draw:text-style-name="P51" svg:x1="6.315cm" svg:y1="0.654cm" svg:x2="7.53cm" svg:y2="0.654cm"><text:p/></draw:line><draw:line draw:style-name="gr11" draw:text-style-name="P51" svg:x1="2.355cm" svg:y1="0.684cm" svg:x2="3.394cm" svg:y2="0.684cm"><text:p/></draw:line><draw:frame draw:style-name="gr12" draw:text-style-name="P52" svg:width="0.784cm" svg:height="0.69cm" svg:x="1.572cm" svg:y="0.286cm"><draw:text-box><text:p text:style-name="P51"><text:span text:style-name="T26">T</text:span></text:p></draw:text-box></draw:frame><draw:frame draw:style-name="gr12" draw:text-style-name="P52" svg:width="0.784cm" svg:height="0.69cm" svg:x="7.511cm" svg:y="0.323cm"><draw:text-box><text:p text:style-name="P51"><text:span text:style-name="T26">T</text:span></text:p></draw:text-box></draw:frame><draw:frame draw:style-name="gr13" draw:text-style-name="P53" svg:width="1.825cm" svg:height="0.689cm" svg:x="12.132cm" svg:y="0.251cm"><draw:text-box><text:p><text:span text:style-name="T26">+a</text:span></text:p></draw:text-box></draw:frame></draw:g></text:p>
      <text:p text:style-name="P34"/>
      <text:p text:style-name="P34"/>
      <text:p text:style-name="P34"><draw:g text:anchor-type="paragraph" draw:z-index="41" draw:style-name="gr9"><draw:ellipse draw:style-name="gr10" draw:text-style-name="P52" svg:width="2.922cm" svg:height="1.745cm" svg:x="3.395cm" svg:y="0.307cm"><text:p text:style-name="P51"><text:span text:style-name="T26">-T</text:span></text:p></draw:ellipse><draw:line draw:style-name="gr11" draw:text-style-name="P51" svg:x1="6.316cm" svg:y1="1.162cm" svg:x2="7.531cm" svg:y2="1.162cm"><text:p/></draw:line><draw:line draw:style-name="gr11" draw:text-style-name="P51" svg:x1="2.353cm" svg:y1="1.192cm" svg:x2="3.392cm" svg:y2="1.192cm"><text:p/></draw:line><draw:frame draw:style-name="gr12" draw:text-style-name="P52" svg:width="0.784cm" svg:height="0.69cm" svg:x="1.573cm" svg:y="0.794cm"><draw:text-box><text:p text:style-name="P51"><text:span text:style-name="T26">T</text:span></text:p></draw:text-box></draw:frame><draw:frame draw:style-name="gr12" draw:text-style-name="P52" svg:width="0.784cm" svg:height="0.69cm" svg:x="7.512cm" svg:y="0.831cm"><draw:text-box><text:p text:style-name="P51"><text:span text:style-name="T26">T</text:span></text:p></draw:text-box></draw:frame><draw:frame draw:style-name="gr13" draw:text-style-name="P53" svg:width="1.825cm" svg:height="0.689cm" svg:x="12.133cm" svg:y="0.759cm"><draw:text-box><text:p><text:span text:style-name="T26">-a</text:span></text:p></draw:text-box></draw:frame></draw:g></text:p>
      <text:p text:style-name="P34"/>
      <text:p text:style-name="P34"/>
      <text:p text:style-name="P34"/>
      <text:p text:style-name="P34"><draw:g text:anchor-type="paragraph" draw:z-index="42" draw:style-name="gr9"><draw:ellipse draw:style-name="gr10" draw:text-style-name="P52" svg:width="2.922cm" svg:height="1.745cm" svg:x="4.667cm" svg:y="0.247cm"><text:p text:style-name="P51"><text:span text:style-name="T26">cast</text:span><text:span text:style-name="T58">S,T</text:span></text:p></draw:ellipse><draw:line draw:style-name="gr11" draw:text-style-name="P51" svg:x1="7.588cm" svg:y1="1.102cm" svg:x2="8.803cm" svg:y2="1.102cm"><text:p/></draw:line><draw:line draw:style-name="gr11" draw:text-style-name="P51" svg:x1="3.628cm" svg:y1="1.132cm" svg:x2="4.667cm" svg:y2="1.132cm"><text:p/></draw:line><draw:frame draw:style-name="gr12" draw:text-style-name="P52" svg:width="1.765cm" svg:height="0.69cm" svg:x="1.845cm" svg:y="0.734cm"><draw:text-box><text:p text:style-name="P51"><text:span text:style-name="T26">S : int</text:span></text:p></draw:text-box></draw:frame><draw:frame draw:style-name="gr12" draw:text-style-name="P52" svg:width="0.784cm" svg:height="0.69cm" svg:x="8.784cm" svg:y="0.771cm"><draw:text-box><text:p text:style-name="P51"><text:span text:style-name="T26">T</text:span></text:p></draw:text-box></draw:frame></draw:g></text:p>
      <text:p text:style-name="P34"/>
      <text:p text:style-name="P34"/>
      <text:p text:style-name="P34"/>
      <text:p text:style-name="P34"><draw:g text:anchor-type="paragraph" draw:z-index="44" draw:style-name="gr9"><draw:g draw:style-name="gr14"><draw:ellipse draw:style-name="gr10" draw:text-style-name="P52" svg:width="2.647cm" svg:height="1.451cm" svg:x="1.808cm" svg:y="0.153cm"><text:p text:style-name="P51"><text:span text:style-name="T15">Number</text:span><text:span text:style-name="T58">T</text:span></text:p></draw:ellipse><draw:line draw:style-name="gr11" draw:text-style-name="P51" svg:x1="4.454cm" svg:y1="0.88cm" svg:x2="5.669cm" svg:y2="0.88cm"><text:p/></draw:line><draw:frame draw:style-name="gr12" draw:text-style-name="P52" svg:width="0.784cm" svg:height="0.69cm" svg:x="5.689cm" svg:y="0.545cm"><draw:text-box><text:p text:style-name="P51"><text:span text:style-name="T26">T</text:span></text:p></draw:text-box></draw:frame></draw:g><draw:frame draw:style-name="gr15" draw:text-style-name="P53" svg:width="1.509cm" svg:height="0.847cm" svg:x="12.116cm" svg:y="0.393cm"><draw:text-box><text:p><text:span text:style-name="T26">Number</text:span></text:p></draw:text-box></draw:frame></draw:g></text:p>
      <text:p text:style-name="P34"/>
      <text:p text:style-name="P34"/>
      <text:p text:style-name="P34"/>
      <text:p text:style-name="P34"><draw:g text:anchor-type="paragraph" draw:z-index="43" draw:style-name="gr9"><draw:g draw:style-name="gr14"><draw:ellipse draw:style-name="gr10" draw:text-style-name="P52" svg:width="2.647cm" svg:height="1.451cm" svg:x="1.847cm" svg:y="-0.093cm"><text:p text:style-name="P51"><text:span text:style-name="T26">null</text:span><text:span text:style-name="T58">T</text:span></text:p></draw:ellipse><draw:line draw:style-name="gr11" draw:text-style-name="P51" svg:x1="4.493cm" svg:y1="0.635cm" svg:x2="5.708cm" svg:y2="0.635cm"><text:p/></draw:line><draw:frame draw:style-name="gr12" draw:text-style-name="P52" svg:width="0.784cm" svg:height="0.69cm" svg:x="5.728cm" svg:y="0.3cm"><draw:text-box><text:p text:style-name="P51"><text:span text:style-name="T26">T</text:span></text:p></draw:text-box></draw:frame></draw:g><draw:frame draw:style-name="gr15" draw:text-style-name="P53" svg:width="2.057cm" svg:height="0.847cm" svg:x="12.037cm" svg:y="0.263cm"><draw:text-box><text:p><text:span text:style-name="T26">null, {}</text:span></text:p></draw:text-box></draw:frame></draw:g></text:p>
      <text:p text:style-name="P34"/>
      <text:p text:style-name="P34"/>
      <text:p text:style-name="P34"/>
      <text:p text:style-name="P34"/>
      <text:p text:style-name="P31">T = text</text:p>
      <text:p text:style-name="P34"/>
      <text:p text:style-name="P34"><draw:g text:anchor-type="paragraph" draw:z-index="45" draw:style-name="gr9"><draw:ellipse draw:style-name="gr10" draw:text-style-name="P52" svg:width="2.922cm" svg:height="1.745cm" svg:x="3.491cm" svg:y="0.498cm"><text:p text:style-name="P51"><text:span text:style-name="T26">T+T</text:span></text:p></draw:ellipse><draw:line draw:style-name="gr11" draw:text-style-name="P51" svg:x1="6.412cm" svg:y1="1.353cm" svg:x2="7.627cm" svg:y2="1.353cm"><text:p/></draw:line><draw:line draw:style-name="gr11" draw:text-style-name="P51" svg:x1="2.57cm" svg:y1="2.203cm" svg:x2="3.667cm" svg:y2="1.833cm"><text:p/></draw:line><draw:line draw:style-name="gr11" draw:text-style-name="P51" svg:x1="2.591cm" svg:y1="0.519cm" svg:x2="3.746cm" svg:y2="0.951cm"><text:p/></draw:line><draw:frame draw:style-name="gr12" draw:text-style-name="P52" svg:width="0.784cm" svg:height="0.69cm" svg:x="1.787cm" svg:y="1.833cm"><draw:text-box><text:p text:style-name="P51"><text:span text:style-name="T26">T</text:span></text:p></draw:text-box></draw:frame><draw:frame draw:style-name="gr12" draw:text-style-name="P52" svg:width="0.784cm" svg:height="0.69cm" svg:x="1.806cm" svg:y="0.122cm"><draw:text-box><text:p text:style-name="P51"><text:span text:style-name="T26">T</text:span></text:p></draw:text-box></draw:frame><draw:frame draw:style-name="gr12" draw:text-style-name="P52" svg:width="0.784cm" svg:height="0.69cm" svg:x="7.608cm" svg:y="1.022cm"><draw:text-box><text:p text:style-name="P51"><text:span text:style-name="T26">T</text:span></text:p></draw:text-box></draw:frame><draw:frame draw:style-name="gr13" draw:text-style-name="P53" svg:width="1.825cm" svg:height="0.689cm" svg:x="12.229cm" svg:y="0.949cm"><draw:text-box><text:p><text:span text:style-name="T26">a+b</text:span></text:p></draw:text-box></draw:frame></draw:g></text:p>
      <text:p text:style-name="P34"/>
      <text:p text:style-name="P34"/>
      <text:p text:style-name="P34"/>
      <text:p text:style-name="P34"/>
      <text:p text:style-name="P34"><draw:g text:anchor-type="paragraph" draw:z-index="49" draw:style-name="gr9"><draw:ellipse draw:style-name="gr10" draw:text-style-name="P52" svg:width="2.922cm" svg:height="1.745cm" svg:x="4.768cm" svg:y="0.416cm"><text:p text:style-name="P51"><text:span text:style-name="T26">cast</text:span><text:span text:style-name="T58">S,T</text:span></text:p></draw:ellipse><draw:line draw:style-name="gr11" draw:text-style-name="P51" svg:x1="7.689cm" svg:y1="1.27cm" svg:x2="8.904cm" svg:y2="1.27cm"><text:p/></draw:line><draw:line draw:style-name="gr11" draw:text-style-name="P51" svg:x1="3.729cm" svg:y1="1.3cm" svg:x2="4.768cm" svg:y2="1.3cm"><text:p/></draw:line><draw:frame draw:style-name="gr12" draw:text-style-name="P52" svg:width="1.765cm" svg:height="0.69cm" svg:x="1.946cm" svg:y="0.903cm"><draw:text-box><text:p text:style-name="P51"><text:span text:style-name="T26">S : int</text:span></text:p></draw:text-box></draw:frame><draw:frame draw:style-name="gr12" draw:text-style-name="P52" svg:width="0.784cm" svg:height="0.69cm" svg:x="8.885cm" svg:y="0.94cm"><draw:text-box><text:p text:style-name="P51"><text:span text:style-name="T26">T</text:span></text:p></draw:text-box></draw:frame></draw:g></text:p>
      <text:p text:style-name="P34"/>
      <text:p text:style-name="P34"/>
      <text:p text:style-name="P34"/>
      <text:p text:style-name="P34"/>
      <text:p text:style-name="P34"/>
      <text:p text:style-name="P34"/>
      <text:p text:style-name="P34"><draw:g text:anchor-type="paragraph" draw:z-index="50" draw:style-name="gr9"><draw:ellipse draw:style-name="gr10" draw:text-style-name="P52" svg:width="2.922cm" svg:height="1.745cm" svg:x="4.101cm" svg:y="-0.623cm"><text:p text:style-name="P51"><text:span text:style-name="T26">cast</text:span><text:span text:style-name="T58">ip,T</text:span></text:p></draw:ellipse><draw:line draw:style-name="gr11" draw:text-style-name="P51" svg:x1="7.022cm" svg:y1="0.231cm" svg:x2="8.237cm" svg:y2="0.231cm"><text:p/></draw:line><draw:line draw:style-name="gr11" draw:text-style-name="P51" svg:x1="3.062cm" svg:y1="0.261cm" svg:x2="4.101cm" svg:y2="0.261cm"><text:p/></draw:line><draw:frame draw:style-name="gr12" draw:text-style-name="P52" svg:width="1.765cm" svg:height="0.69cm" svg:x="1.279cm" svg:y="-0.136cm"><draw:text-box><text:p text:style-name="P51"><text:span text:style-name="T26">ip</text:span></text:p></draw:text-box></draw:frame><draw:frame draw:style-name="gr12" draw:text-style-name="P52" svg:width="0.784cm" svg:height="0.69cm" svg:x="8.218cm" svg:y="-0.099cm"><draw:text-box><text:p text:style-name="P51"><text:span text:style-name="T26">T</text:span></text:p></draw:text-box></draw:frame></draw:g><text:soft-page-break/></text:p>
      <text:p text:style-name="P34"/>
      <text:p text:style-name="P34"/>
      <text:p text:style-name="P34"/>
      <text:p text:style-name="P34"><draw:g text:anchor-type="paragraph" draw:z-index="48" draw:style-name="gr9"><draw:g draw:style-name="gr14"><draw:ellipse draw:style-name="gr10" draw:text-style-name="P52" svg:width="2.647cm" svg:height="1.451cm" svg:x="1.73cm" svg:y="0.093cm"><text:p text:style-name="P51"><text:span text:style-name="T15">String</text:span></text:p></draw:ellipse><draw:line draw:style-name="gr11" draw:text-style-name="P51" svg:x1="4.376cm" svg:y1="0.82cm" svg:x2="5.591cm" svg:y2="0.82cm"><text:p/></draw:line><draw:frame draw:style-name="gr12" draw:text-style-name="P52" svg:width="0.784cm" svg:height="0.69cm" svg:x="5.611cm" svg:y="0.485cm"><draw:text-box><text:p text:style-name="P51"><text:span text:style-name="T26">T</text:span></text:p></draw:text-box></draw:frame></draw:g><draw:frame draw:style-name="gr15" draw:text-style-name="P53" svg:width="1.509cm" svg:height="0.847cm" svg:x="12.038cm" svg:y="0.333cm"><draw:text-box><text:p><text:span text:style-name="T26">String</text:span></text:p></draw:text-box></draw:frame></draw:g></text:p>
      <text:p text:style-name="P34"/>
      <text:p text:style-name="P34"/>
      <text:p text:style-name="P34"><draw:g text:anchor-type="paragraph" draw:z-index="46" draw:style-name="gr9"><draw:g draw:style-name="gr14"><draw:ellipse draw:style-name="gr10" draw:text-style-name="P52" svg:width="2.647cm" svg:height="1.451cm" svg:x="1.75cm" svg:y="0.215cm"><text:p text:style-name="P51"><text:span text:style-name="T15">Number</text:span><text:span text:style-name="T58">T</text:span></text:p></draw:ellipse><draw:line draw:style-name="gr11" draw:text-style-name="P51" svg:x1="4.396cm" svg:y1="0.942cm" svg:x2="5.611cm" svg:y2="0.942cm"><text:p/></draw:line><draw:frame draw:style-name="gr12" draw:text-style-name="P52" svg:width="0.784cm" svg:height="0.69cm" svg:x="5.631cm" svg:y="0.607cm"><draw:text-box><text:p text:style-name="P51"><text:span text:style-name="T26">T</text:span></text:p></draw:text-box></draw:frame></draw:g><draw:frame draw:style-name="gr15" draw:text-style-name="P53" svg:width="1.509cm" svg:height="0.847cm" svg:x="12.058cm" svg:y="0.455cm"><draw:text-box><text:p><text:span text:style-name="T26">Number</text:span></text:p></draw:text-box></draw:frame></draw:g></text:p>
      <text:p text:style-name="P34"/>
      <text:p text:style-name="P34"/>
      <text:p text:style-name="P34"><draw:g text:anchor-type="paragraph" draw:z-index="47" draw:style-name="gr9"><draw:g draw:style-name="gr14"><draw:ellipse draw:style-name="gr10" draw:text-style-name="P52" svg:width="2.647cm" svg:height="1.451cm" svg:x="1.767cm" svg:y="0.28cm"><text:p text:style-name="P51"><text:span text:style-name="T26">null</text:span><text:span text:style-name="T58">T</text:span></text:p></draw:ellipse><draw:line draw:style-name="gr11" draw:text-style-name="P51" svg:x1="4.413cm" svg:y1="1.008cm" svg:x2="5.628cm" svg:y2="1.008cm"><text:p/></draw:line><draw:frame draw:style-name="gr12" draw:text-style-name="P52" svg:width="0.784cm" svg:height="0.69cm" svg:x="5.648cm" svg:y="0.672cm"><draw:text-box><text:p text:style-name="P51"><text:span text:style-name="T26">T</text:span></text:p></draw:text-box></draw:frame></draw:g><draw:frame draw:style-name="gr15" draw:text-style-name="P53" svg:width="2.057cm" svg:height="0.847cm" svg:x="11.957cm" svg:y="0.636cm"><draw:text-box><text:p><text:span text:style-name="T26">null, {}</text:span></text:p></draw:text-box></draw:frame></draw:g></text:p>
      <text:p text:style-name="P34"/>
      <text:p text:style-name="P34"/>
      <text:p text:style-name="P34"/>
      <text:p text:style-name="P31">T = ip</text:p>
      <text:p text:style-name="P34"/>
      <text:p text:style-name="P34"><draw:g text:anchor-type="paragraph" draw:z-index="52" draw:style-name="gr9"><draw:g draw:style-name="gr14"><draw:ellipse draw:style-name="gr10" draw:text-style-name="P52" svg:width="2.647cm" svg:height="1.451cm" svg:x="1.866cm" svg:y="-0.007cm"><text:p text:style-name="P51"><text:span text:style-name="T15">IP</text:span></text:p></draw:ellipse><draw:line draw:style-name="gr11" draw:text-style-name="P51" svg:x1="4.512cm" svg:y1="0.721cm" svg:x2="5.727cm" svg:y2="0.721cm"><text:p/></draw:line><draw:frame draw:style-name="gr12" draw:text-style-name="P52" svg:width="0.784cm" svg:height="0.69cm" svg:x="5.747cm" svg:y="0.385cm"><draw:text-box><text:p text:style-name="P51"><text:span text:style-name="T26">T</text:span></text:p></draw:text-box></draw:frame></draw:g><draw:frame draw:style-name="gr15" draw:text-style-name="P53" svg:width="1.509cm" svg:height="0.847cm" svg:x="12.174cm" svg:y="0.233cm"><draw:text-box><text:p><text:span text:style-name="T26">IP</text:span></text:p></draw:text-box></draw:frame></draw:g></text:p>
      <text:p text:style-name="P34"/>
      <text:p text:style-name="P34"><draw:g text:anchor-type="paragraph" draw:z-index="51" draw:style-name="gr9"><draw:g draw:style-name="gr14"><draw:ellipse draw:style-name="gr10" draw:text-style-name="P52" svg:width="2.647cm" svg:height="1.451cm" svg:x="1.907cm" svg:y="1.072cm"><text:p text:style-name="P51"><text:span text:style-name="T26">null</text:span><text:span text:style-name="T58">T</text:span></text:p></draw:ellipse><draw:line draw:style-name="gr11" draw:text-style-name="P51" svg:x1="4.553cm" svg:y1="1.8cm" svg:x2="5.768cm" svg:y2="1.8cm"><text:p/></draw:line><draw:frame draw:style-name="gr12" draw:text-style-name="P52" svg:width="0.784cm" svg:height="0.69cm" svg:x="5.788cm" svg:y="1.464cm"><draw:text-box><text:p text:style-name="P51"><text:span text:style-name="T26">T</text:span></text:p></draw:text-box></draw:frame></draw:g><draw:frame draw:style-name="gr15" draw:text-style-name="P53" svg:width="2.057cm" svg:height="0.847cm" svg:x="12.097cm" svg:y="1.428cm"><draw:text-box><text:p><text:span text:style-name="T26">null, {}</text:span></text:p></draw:text-box></draw:frame></draw:g></text:p>
      <text:p text:style-name="P34"/>
      <text:p text:style-name="P34"/>
      <text:p text:style-name="P34"/>
      <text:p text:style-name="P34"/>
      <text:p text:style-name="P31">ptr</text:p>
      <text:p text:style-name="P31"/>
      <text:p text:style-name="P31"><draw:g text:anchor-type="paragraph" draw:z-index="53" draw:style-name="gr9"><draw:ellipse draw:style-name="gr10" draw:text-style-name="P52" svg:width="2.922cm" svg:height="1.745cm" svg:x="4.569cm" svg:y="0.498cm"><text:p text:style-name="P51"><text:span text:style-name="T26">ptr+slen</text:span></text:p></draw:ellipse><draw:line draw:style-name="gr11" draw:text-style-name="P51" svg:x1="7.493cm" svg:y1="1.353cm" svg:x2="8.708cm" svg:y2="1.353cm"><text:p/></draw:line><draw:line draw:style-name="gr11" draw:text-style-name="P51" svg:x1="3.648cm" svg:y1="2.203cm" svg:x2="4.745cm" svg:y2="1.833cm"><text:p/></draw:line><draw:line draw:style-name="gr11" draw:text-style-name="P51" svg:x1="3.669cm" svg:y1="0.519cm" svg:x2="4.824cm" svg:y2="0.951cm"><text:p/></draw:line><draw:frame draw:style-name="gr12" draw:text-style-name="P52" svg:width="1.02cm" svg:height="0.69cm" svg:x="2.629cm" svg:y="1.833cm"><draw:text-box><text:p text:style-name="P51"><text:span text:style-name="T26">slen</text:span></text:p></draw:text-box></draw:frame><draw:frame draw:style-name="gr12" draw:text-style-name="P52" svg:width="1.939cm" svg:height="0.69cm" svg:x="1.729cm" svg:y="0.122cm"><draw:text-box><text:p text:style-name="P51"><text:span text:style-name="T26">ptr(T *)</text:span></text:p></draw:text-box></draw:frame><draw:frame draw:style-name="gr12" draw:text-style-name="P52" svg:width="1.941cm" svg:height="0.69cm" svg:x="8.843cm" svg:y="1.022cm"><draw:text-box><text:p text:style-name="P51"><text:span text:style-name="T26">ptr(T *)</text:span></text:p></draw:text-box></draw:frame><draw:frame draw:style-name="gr13" draw:text-style-name="P53" svg:width="3.848cm" svg:height="0.689cm" svg:x="12.189cm" svg:y="0.949cm"><draw:text-box><text:p><text:span text:style-name="T26">a+b (as ptr,T *)</text:span></text:p></draw:text-box></draw:frame></draw:g></text:p>
      <text:p text:style-name="P34"/>
      <text:p text:style-name="P34"><draw:g text:anchor-type="paragraph" draw:z-index="54" draw:style-name="gr9"><draw:ellipse draw:style-name="gr10" draw:text-style-name="P52" svg:width="2.922cm" svg:height="1.745cm" svg:x="4.489cm" svg:y="2.38cm"><text:p text:style-name="P51"><text:span text:style-name="T26">ptr-slen</text:span></text:p></draw:ellipse><draw:line draw:style-name="gr11" draw:text-style-name="P51" svg:x1="7.41cm" svg:y1="3.235cm" svg:x2="8.625cm" svg:y2="3.235cm"><text:p/></draw:line><draw:line draw:style-name="gr11" draw:text-style-name="P51" svg:x1="3.568cm" svg:y1="4.085cm" svg:x2="4.665cm" svg:y2="3.715cm"><text:p/></draw:line><draw:line draw:style-name="gr11" draw:text-style-name="P51" svg:x1="3.588cm" svg:y1="2.401cm" svg:x2="4.743cm" svg:y2="2.833cm"><text:p/></draw:line><draw:frame draw:style-name="gr12" draw:text-style-name="P52" svg:width="1.02cm" svg:height="0.69cm" svg:x="2.549cm" svg:y="3.715cm"><draw:text-box><text:p text:style-name="P51"><text:span text:style-name="T26">slen</text:span></text:p></draw:text-box></draw:frame><draw:frame draw:style-name="gr12" draw:text-style-name="P52" svg:width="1.939cm" svg:height="0.69cm" svg:x="1.649cm" svg:y="2.004cm"><draw:text-box><text:p text:style-name="P51"><text:span text:style-name="T26">ptr(T *)</text:span></text:p></draw:text-box></draw:frame><draw:frame draw:style-name="gr12" draw:text-style-name="P52" svg:width="1.941cm" svg:height="0.69cm" svg:x="8.763cm" svg:y="2.904cm"><draw:text-box><text:p text:style-name="P51"><text:span text:style-name="T26">ptr(T *)</text:span></text:p></draw:text-box></draw:frame><draw:frame draw:style-name="gr13" draw:text-style-name="P53" svg:width="3.869cm" svg:height="0.689cm" svg:x="12.109cm" svg:y="2.831cm"><draw:text-box><text:p><text:span text:style-name="T26">a-b (as ptr,T *)</text:span></text:p></draw:text-box></draw:frame></draw:g></text:p>
      <text:p text:style-name="P34"/>
      <text:p text:style-name="P34"/>
      <text:p text:style-name="P34"/>
      <text:p text:style-name="P34"/>
      <text:p text:style-name="P34"/>
      <text:p text:style-name="P34"/>
      <text:p text:style-name="P34"/>
      <text:p text:style-name="P34"><draw:g text:anchor-type="paragraph" draw:z-index="55" draw:style-name="gr9"><draw:ellipse draw:style-name="gr10" draw:text-style-name="P52" svg:width="2.922cm" svg:height="1.745cm" svg:x="4.355cm" svg:y="0.455cm"><text:p text:style-name="P51"><text:span text:style-name="T26">ptr-ptr</text:span></text:p></draw:ellipse><draw:line draw:style-name="gr11" draw:text-style-name="P51" svg:x1="7.276cm" svg:y1="1.307cm" svg:x2="8.491cm" svg:y2="1.307cm"><text:p/></draw:line><draw:line draw:style-name="gr11" draw:text-style-name="P51" svg:x1="3.436cm" svg:y1="2.161cm" svg:x2="4.533cm" svg:y2="1.791cm"><text:p/></draw:line><draw:line draw:style-name="gr11" draw:text-style-name="P51" svg:x1="3.457cm" svg:y1="0.477cm" svg:x2="4.612cm" svg:y2="0.909cm"><text:p/></draw:line><draw:frame draw:style-name="gr12" draw:text-style-name="P52" svg:width="1.02cm" svg:height="0.69cm" svg:x="2.415cm" svg:y="1.79cm"><draw:text-box><text:p text:style-name="P51"><text:span text:style-name="T26">ptr</text:span></text:p></draw:text-box></draw:frame><draw:frame draw:style-name="gr12" draw:text-style-name="P52" svg:width="1.138cm" svg:height="0.69cm" svg:x="2.318cm" svg:y="0.079cm"><draw:text-box><text:p text:style-name="P51"><text:span text:style-name="T26">ptr</text:span></text:p></draw:text-box></draw:frame><draw:frame draw:style-name="gr13" draw:text-style-name="P53" svg:width="2.869cm" svg:height="0.689cm" svg:x="11.975cm" svg:y="0.906cm"><draw:text-box><text:p><text:span text:style-name="T26">a-b (as int)</text:span></text:p></draw:text-box></draw:frame><draw:frame draw:style-name="gr12" draw:text-style-name="P52" svg:width="1.373cm" svg:height="0.69cm" svg:x="8.433cm" svg:y="0.949cm"><draw:text-box><text:p text:style-name="P51"><text:span text:style-name="T26">slen</text:span></text:p></draw:text-box></draw:frame></draw:g><text:soft-page-break/></text:p>
      <text:p text:style-name="P34"/>
      <text:p text:style-name="P34"/>
      <text:p text:style-name="P34"/>
      <text:p text:style-name="P34"/>
      <text:p text:style-name="P34"><draw:g text:anchor-type="paragraph" draw:z-index="56" draw:style-name="gr9"><draw:ellipse draw:style-name="gr10" draw:text-style-name="P52" svg:width="2.922cm" svg:height="1.745cm" svg:x="4.397cm" svg:y="0.349cm"><text:p text:style-name="P51"><text:span text:style-name="T26">T *</text:span></text:p></draw:ellipse><draw:line draw:style-name="gr11" draw:text-style-name="P51" svg:x1="7.318cm" svg:y1="1.203cm" svg:x2="8.533cm" svg:y2="1.203cm"><text:p/></draw:line><draw:line draw:style-name="gr11" draw:text-style-name="P51" svg:x1="3.358cm" svg:y1="1.233cm" svg:x2="4.397cm" svg:y2="1.233cm"><text:p/></draw:line><draw:frame draw:style-name="gr12" draw:text-style-name="P52" svg:width="1.056cm" svg:height="0.69cm" svg:x="2.3cm" svg:y="0.836cm"><draw:text-box><text:p text:style-name="P51"><text:span text:style-name="T26">ptr</text:span></text:p></draw:text-box></draw:frame><draw:frame draw:style-name="gr12" draw:text-style-name="P52" svg:width="3.329cm" svg:height="0.69cm" svg:x="8.514cm" svg:y="0.873cm"><draw:text-box><text:p text:style-name="P51"><text:span text:style-name="T26">ptr (as T *)!</text:span></text:p></draw:text-box></draw:frame></draw:g></text:p>
      <text:p text:style-name="P34"/>
      <text:p text:style-name="P34"/>
      <text:p text:style-name="P34"/>
      <text:p text:style-name="P34"><draw:g text:anchor-type="paragraph" draw:z-index="57" draw:style-name="gr9"><draw:ellipse draw:style-name="gr10" draw:text-style-name="P52" svg:width="3.211cm" svg:height="1.745cm" svg:x="4.417cm" svg:y="0.367cm"><text:p text:style-name="P51"><text:span text:style-name="T26">&amp;(ptr-&gt;name)</text:span></text:p></draw:ellipse><draw:line draw:style-name="gr11" draw:text-style-name="P51" svg:x1="7.627cm" svg:y1="1.221cm" svg:x2="8.842cm" svg:y2="1.221cm"><text:p/></draw:line><draw:line draw:style-name="gr11" draw:text-style-name="P51" svg:x1="3.378cm" svg:y1="1.251cm" svg:x2="4.417cm" svg:y2="1.251cm"><text:p/></draw:line><draw:frame draw:style-name="gr12" draw:text-style-name="P52" svg:width="1.034cm" svg:height="0.69cm" svg:x="2.339cm" svg:y="0.854cm"><draw:text-box><text:p text:style-name="P51"><text:span text:style-name="T26">ptr</text:span></text:p></draw:text-box></draw:frame><draw:frame draw:style-name="gr12" draw:text-style-name="P52" svg:width="1.191cm" svg:height="0.69cm" svg:x="8.707cm" svg:y="0.831cm"><draw:text-box><text:p text:style-name="P51"><text:span text:style-name="T26">ptr</text:span></text:p></draw:text-box></draw:frame></draw:g></text:p>
      <text:p text:style-name="P34"/>
      <text:p text:style-name="P34"/>
      <text:p text:style-name="P34"/>
      <text:p text:style-name="P34"><draw:g text:anchor-type="paragraph" draw:z-index="58" draw:style-name="gr9"><draw:ellipse draw:style-name="gr10" draw:text-style-name="P52" svg:width="2.922cm" svg:height="1.745cm" svg:x="4.397cm" svg:y="0.224cm"><text:p text:style-name="P51"><text:span text:style-name="T26">(T)*ptr</text:span></text:p></draw:ellipse><draw:line draw:style-name="gr11" draw:text-style-name="P51" svg:x1="7.318cm" svg:y1="1.078cm" svg:x2="8.533cm" svg:y2="1.078cm"><text:p/></draw:line><draw:line draw:style-name="gr11" draw:text-style-name="P51" svg:x1="3.358cm" svg:y1="1.108cm" svg:x2="4.397cm" svg:y2="1.108cm"><text:p/></draw:line><draw:frame draw:style-name="gr12" draw:text-style-name="P52" svg:width="1.056cm" svg:height="0.69cm" svg:x="2.3cm" svg:y="0.711cm"><draw:text-box><text:p text:style-name="P51"><text:span text:style-name="T26">ptr</text:span></text:p></draw:text-box></draw:frame><draw:frame draw:style-name="gr12" draw:text-style-name="P52" svg:width="0.858cm" svg:height="0.69cm" svg:x="8.514cm" svg:y="0.748cm"><draw:text-box><text:p text:style-name="P51"><text:span text:style-name="T26">T</text:span></text:p></draw:text-box></draw:frame></draw:g></text:p>
      <text:p text:style-name="P34"/>
      <text:p text:style-name="P34"/>
      <text:p text:style-name="P34"/>
      <text:p text:style-name="P34"><draw:g text:anchor-type="paragraph" draw:z-index="59" draw:style-name="gr9"><draw:ellipse draw:style-name="gr10" draw:text-style-name="P52" svg:width="2.647cm" svg:height="1.451cm" svg:x="2.163cm" svg:y="-0.097cm"><text:p text:style-name="P51"><text:span text:style-name="T26">null</text:span><text:span text:style-name="T58">T*</text:span></text:p></draw:ellipse><draw:line draw:style-name="gr11" draw:text-style-name="P51" svg:x1="4.812cm" svg:y1="0.631cm" svg:x2="6.027cm" svg:y2="0.631cm"><text:p/></draw:line><draw:frame draw:style-name="gr15" draw:text-style-name="P53" svg:width="2.057cm" svg:height="0.847cm" svg:x="12.353cm" svg:y="0.259cm"><draw:text-box><text:p><text:span text:style-name="T26">null, {}</text:span></text:p></draw:text-box></draw:frame><draw:frame draw:style-name="gr12" draw:text-style-name="P52" svg:width="3.329cm" svg:height="0.69cm" svg:x="6.045cm" svg:y="0.222cm"><draw:text-box><text:p text:style-name="P51"><text:span text:style-name="T26">ptr (as T *)!</text:span></text:p></draw:text-box></draw:frame></draw:g></text:p>
      <text:p text:style-name="P34"/>
      <text:p text:style-name="P34"/>
      <text:p text:style-name="P34"/>
      <text:p text:style-name="P31">T[]</text:p>
      <text:p text:style-name="P34"/>
      <text:p text:style-name="P34"><draw:g text:anchor-type="paragraph" draw:z-index="60" draw:style-name="gr9"><draw:ellipse draw:style-name="gr10" draw:text-style-name="P52" svg:width="2.647cm" svg:height="1.451cm" svg:x="2.085cm" svg:y="0.046cm"><text:p text:style-name="P51"><text:span text:style-name="T26">null</text:span><text:span text:style-name="T58">T[]</text:span></text:p></draw:ellipse><draw:line draw:style-name="gr11" draw:text-style-name="P51" svg:x1="4.731cm" svg:y1="0.773cm" svg:x2="5.946cm" svg:y2="0.773cm"><text:p/></draw:line><draw:frame draw:style-name="gr12" draw:text-style-name="P52" svg:width="1.036cm" svg:height="0.69cm" svg:x="5.966cm" svg:y="0.438cm"><draw:text-box><text:p text:style-name="P51"><text:span text:style-name="T26">T[]</text:span></text:p></draw:text-box></draw:frame><draw:frame draw:style-name="gr15" draw:text-style-name="P53" svg:width="2.057cm" svg:height="0.847cm" svg:x="12.275cm" svg:y="0.402cm"><draw:text-box><text:p><text:span text:style-name="T26">null</text:span></text:p></draw:text-box></draw:frame></draw:g></text:p>
      <text:p text:style-name="P34"/>
      <text:p text:style-name="P34"/>
      <text:p text:style-name="P34"/>
      <text:p text:style-name="P34"><draw:g text:anchor-type="paragraph" draw:z-index="63" draw:style-name="gr9"><draw:custom-shape draw:style-name="gr16" draw:text-style-name="P53" svg:width="3.49cm" svg:height="5.079cm" svg:x="3.847cm" svg:y="0.143cm"><text:p text:style-name="P51"><text:span text:style-name="T26">{...} → 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51" svg:x1="7.336cm" svg:y1="2.785cm" svg:x2="8.551cm" svg:y2="2.785cm"><text:p/></draw:line><draw:frame draw:style-name="gr12" draw:text-style-name="P52" svg:width="1.036cm" svg:height="0.69cm" svg:x="8.533cm" svg:y="2.448cm"><draw:text-box><text:p text:style-name="P51"><text:span text:style-name="T26">T[]</text:span></text:p></draw:text-box></draw:frame><draw:line draw:style-name="gr11" draw:text-style-name="P51" svg:x1="2.711cm" svg:y1="0.904cm" svg:x2="3.926cm" svg:y2="0.904cm"><text:p/></draw:line><draw:line draw:style-name="gr11" draw:text-style-name="P51" svg:x1="2.711cm" svg:y1="1.752cm" svg:x2="3.926cm" svg:y2="1.752cm"><text:p/></draw:line><draw:line draw:style-name="gr11" draw:text-style-name="P51" svg:x1="2.711cm" svg:y1="3.736cm" svg:x2="3.926cm" svg:y2="3.736cm"><text:p/></draw:line><draw:frame draw:style-name="gr12" draw:text-style-name="P52" svg:width="0.78cm" svg:height="0.69cm" svg:x="1.91cm" svg:y="0.542cm"><draw:text-box><text:p text:style-name="P51"><text:span text:style-name="T26">T</text:span></text:p></draw:text-box></draw:frame><draw:frame draw:style-name="gr12" draw:text-style-name="P52" svg:width="0.78cm" svg:height="0.69cm" svg:x="1.91cm" svg:y="1.311cm"><draw:text-box><text:p text:style-name="P51"><text:span text:style-name="T26">T</text:span></text:p></draw:text-box></draw:frame><draw:frame draw:style-name="gr12" draw:text-style-name="P52" svg:width="0.78cm" svg:height="0.69cm" svg:x="1.91cm" svg:y="3.426cm"><draw:text-box><text:p text:style-name="P51"><text:span text:style-name="T26">T</text:span></text:p></draw:text-box></draw:frame><draw:frame draw:style-name="gr15" draw:text-style-name="P53" svg:width="3.056cm" svg:height="0.847cm" svg:x="12.098cm" svg:y="2.35cm"><draw:text-box><text:p><text:span text:style-name="T26">{a</text:span><text:span text:style-name="T58">1</text:span><text:span text:style-name="T26">, ..., a</text:span><text:span text:style-name="T58">n</text:span><text:span text:style-name="T26">}</text:span></text:p></draw:text-box></draw:frame><draw:frame draw:style-name="gr12" draw:text-style-name="P52" svg:width="0.78cm" svg:height="0.69cm" svg:x="2.69cm" svg:y="2.323cm"><draw:text-box><text:p text:style-name="P51"><text:span text:style-name="T26">...</text:span></text:p></draw:text-box></draw:frame></draw:g></text:p>
      <text:p text:style-name="P34"/>
      <text:p text:style-name="P34"/>
      <text:p text:style-name="P34"/>
      <text:p text:style-name="P34"/>
      <text:p text:style-name="P34"/>
      <text:p text:style-name="P34"/>
      <text:p text:style-name="P34"/>
      <text:p text:style-name="P31"><text:soft-page-break/>T[Len]</text:p>
      <text:p text:style-name="P34"><draw:g text:anchor-type="paragraph" draw:z-index="62" draw:style-name="gr9"><draw:ellipse draw:style-name="gr10" draw:text-style-name="P52" svg:width="2.647cm" svg:height="1.451cm" svg:x="2.085cm" svg:y="0.482cm"><text:p text:style-name="P51"><text:span text:style-name="T26">null</text:span><text:span text:style-name="T58">T[Len]</text:span></text:p></draw:ellipse><draw:line draw:style-name="gr11" draw:text-style-name="P51" svg:x1="4.731cm" svg:y1="1.21cm" svg:x2="5.946cm" svg:y2="1.21cm"><text:p/></draw:line><draw:frame draw:style-name="gr12" draw:text-style-name="P52" svg:width="1.546cm" svg:height="0.69cm" svg:x="5.966cm" svg:y="0.874cm"><draw:text-box><text:p text:style-name="P51"><text:span text:style-name="T26">T[Len]</text:span></text:p></draw:text-box></draw:frame><draw:frame draw:style-name="gr15" draw:text-style-name="P53" svg:width="2.057cm" svg:height="0.847cm" svg:x="12.275cm" svg:y="0.838cm"><draw:text-box><text:p><text:span text:style-name="T26">null</text:span></text:p></draw:text-box></draw:frame></draw:g></text:p>
      <text:p text:style-name="P34"/>
      <text:p text:style-name="P34"/>
      <text:p text:style-name="P34"/>
      <text:p text:style-name="P34"><draw:g text:anchor-type="paragraph" draw:z-index="64" draw:style-name="gr9"><draw:custom-shape draw:style-name="gr16" draw:text-style-name="P53" svg:width="3.49cm" svg:height="5.079cm" svg:x="3.63cm" svg:y="0.228cm"><text:p text:style-name="P51"><text:span text:style-name="T26">{...} → T[L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51" svg:x1="7.119cm" svg:y1="2.87cm" svg:x2="8.334cm" svg:y2="2.87cm"><text:p/></draw:line><draw:frame draw:style-name="gr12" draw:text-style-name="P52" svg:width="1.488cm" svg:height="0.69cm" svg:x="8.316cm" svg:y="2.533cm"><draw:text-box><text:p text:style-name="P51"><text:span text:style-name="T26">T[Len]</text:span></text:p></draw:text-box></draw:frame><draw:line draw:style-name="gr11" draw:text-style-name="P51" svg:x1="2.494cm" svg:y1="0.988cm" svg:x2="3.709cm" svg:y2="0.988cm"><text:p/></draw:line><draw:line draw:style-name="gr11" draw:text-style-name="P51" svg:x1="2.494cm" svg:y1="1.838cm" svg:x2="3.709cm" svg:y2="1.838cm"><text:p/></draw:line><draw:line draw:style-name="gr11" draw:text-style-name="P51" svg:x1="2.494cm" svg:y1="3.821cm" svg:x2="3.709cm" svg:y2="3.821cm"><text:p/></draw:line><draw:frame draw:style-name="gr12" draw:text-style-name="P52" svg:width="0.78cm" svg:height="0.69cm" svg:x="1.693cm" svg:y="0.627cm"><draw:text-box><text:p text:style-name="P51"><text:span text:style-name="T26">T</text:span></text:p></draw:text-box></draw:frame><draw:frame draw:style-name="gr12" draw:text-style-name="P52" svg:width="0.78cm" svg:height="0.69cm" svg:x="1.693cm" svg:y="1.396cm"><draw:text-box><text:p text:style-name="P51"><text:span text:style-name="T26">T</text:span></text:p></draw:text-box></draw:frame><draw:frame draw:style-name="gr12" draw:text-style-name="P52" svg:width="0.78cm" svg:height="0.69cm" svg:x="1.693cm" svg:y="3.511cm"><draw:text-box><text:p text:style-name="P51"><text:span text:style-name="T26">T</text:span></text:p></draw:text-box></draw:frame><draw:frame draw:style-name="gr15" draw:text-style-name="P53" svg:width="3.056cm" svg:height="0.847cm" svg:x="11.881cm" svg:y="2.435cm"><draw:text-box><text:p><text:span text:style-name="T26">{a</text:span><text:span text:style-name="T58">1</text:span><text:span text:style-name="T26">, ..., a</text:span><text:span text:style-name="T58">n</text:span><text:span text:style-name="T26">}</text:span></text:p></draw:text-box></draw:frame><draw:frame draw:style-name="gr12" draw:text-style-name="P52" svg:width="0.78cm" svg:height="0.69cm" svg:x="2.473cm" svg:y="2.408cm"><draw:text-box><text:p text:style-name="P51"><text:span text:style-name="T26">...</text:span></text:p></draw:text-box></draw:frame></draw:g></text:p>
      <text:p text:style-name="P34"/>
      <text:p text:style-name="P34"/>
      <text:p text:style-name="P34"/>
      <text:p text:style-name="P34"/>
      <text:p text:style-name="P34"/>
      <text:p text:style-name="P34"/>
      <text:p text:style-name="P34"/>
      <text:p text:style-name="P34"/>
      <text:p text:style-name="P34"/>
      <text:p text:style-name="P34"/>
      <text:p text:style-name="P31">T = struct { T<text:span text:style-name="T3">1</text:span>, ..., T<text:span text:style-name="T3">n</text:span> }</text:p>
      <text:p text:style-name="P34"><draw:g text:anchor-type="paragraph" draw:z-index="61" draw:style-name="gr9"><draw:g draw:style-name="gr14"><draw:ellipse draw:style-name="gr10" draw:text-style-name="P52" svg:width="2.647cm" svg:height="1.451cm" svg:x="1.887cm" svg:y="0.459cm"><text:p text:style-name="P51"><text:span text:style-name="T26">null</text:span><text:span text:style-name="T58">T</text:span></text:p></draw:ellipse><draw:line draw:style-name="gr11" draw:text-style-name="P51" svg:x1="4.534cm" svg:y1="1.187cm" svg:x2="5.749cm" svg:y2="1.187cm"><text:p/></draw:line><draw:frame draw:style-name="gr12" draw:text-style-name="P52" svg:width="0.784cm" svg:height="0.69cm" svg:x="5.768cm" svg:y="0.851cm"><draw:text-box><text:p text:style-name="P51"><text:span text:style-name="T26">T</text:span></text:p></draw:text-box></draw:frame></draw:g><draw:frame draw:style-name="gr15" draw:text-style-name="P53" svg:width="2.057cm" svg:height="0.847cm" svg:x="12.077cm" svg:y="0.815cm"><draw:text-box><text:p><text:span text:style-name="T26">null</text:span></text:p></draw:text-box></draw:frame></draw:g></text:p>
      <text:p text:style-name="P34"/>
      <text:p text:style-name="P34"/>
      <text:p text:style-name="P34"/>
      <text:p text:style-name="P34"/>
      <text:p text:style-name="P34"><draw:g text:anchor-type="paragraph" draw:z-index="65" draw:style-name="gr9"><draw:custom-shape draw:style-name="gr16" draw:text-style-name="P53" svg:width="3.49cm" svg:height="5.079cm" svg:x="3.281cm" svg:y="-0.145cm"><text:p text:style-name="P51"><text:span text:style-name="T26">{...} → 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51" svg:x1="6.77cm" svg:y1="2.496cm" svg:x2="7.985cm" svg:y2="2.496cm"><text:p/></draw:line><draw:frame draw:style-name="gr12" draw:text-style-name="P52" svg:width="1.036cm" svg:height="0.69cm" svg:x="7.967cm" svg:y="2.16cm"><draw:text-box><text:p text:style-name="P51"><text:span text:style-name="T26">T</text:span></text:p></draw:text-box></draw:frame><draw:line draw:style-name="gr11" draw:text-style-name="P51" svg:x1="2.145cm" svg:y1="0.612cm" svg:x2="3.36cm" svg:y2="0.612cm"><text:p/></draw:line><draw:line draw:style-name="gr11" draw:text-style-name="P51" svg:x1="2.145cm" svg:y1="1.464cm" svg:x2="3.36cm" svg:y2="1.464cm"><text:p/></draw:line><draw:line draw:style-name="gr11" draw:text-style-name="P51" svg:x1="2.145cm" svg:y1="3.449cm" svg:x2="3.36cm" svg:y2="3.449cm"><text:p/></draw:line><draw:frame draw:style-name="gr12" draw:text-style-name="P52" svg:width="0.78cm" svg:height="0.69cm" svg:x="1.344cm" svg:y="0.254cm"><draw:text-box><text:p text:style-name="P51"><text:span text:style-name="T26">T</text:span><text:span text:style-name="T58">1</text:span></text:p></draw:text-box></draw:frame><draw:frame draw:style-name="gr12" draw:text-style-name="P52" svg:width="0.78cm" svg:height="0.69cm" svg:x="1.344cm" svg:y="1.023cm"><draw:text-box><text:p text:style-name="P51"><text:span text:style-name="T26">T</text:span><text:span text:style-name="T58">2</text:span></text:p></draw:text-box></draw:frame><draw:frame draw:style-name="gr12" draw:text-style-name="P52" svg:width="0.78cm" svg:height="0.69cm" svg:x="1.344cm" svg:y="3.138cm"><draw:text-box><text:p text:style-name="P51"><text:span text:style-name="T26">T</text:span><text:span text:style-name="T58">n</text:span></text:p></draw:text-box></draw:frame><draw:frame draw:style-name="gr15" draw:text-style-name="P53" svg:width="3.056cm" svg:height="0.847cm" svg:x="11.532cm" svg:y="2.062cm"><draw:text-box><text:p><text:span text:style-name="T26">{a</text:span><text:span text:style-name="T58">1</text:span><text:span text:style-name="T26">, ..., a</text:span><text:span text:style-name="T58">k</text:span><text:span text:style-name="T26">}</text:span></text:p></draw:text-box></draw:frame><draw:frame draw:style-name="gr12" draw:text-style-name="P52" svg:width="0.78cm" svg:height="0.69cm" svg:x="2.124cm" svg:y="2.035cm"><draw:text-box><text:p text:style-name="P51"><text:span text:style-name="T26">...</text:span></text:p></draw:text-box></draw:frame></draw:g></text:p>
      <text:p text:style-name="P34"/>
      <text:p text:style-name="P34"/>
      <text:p text:style-name="P34"/>
      <text:p text:style-name="P34"/>
      <text:p text:style-name="P34"/>
      <text:p text:style-name="P34"/>
      <text:p text:style-name="P34"/>
      <text:p text:style-name="P34"/>
      <text:p text:style-name="P34"/>
      <text:p text:style-name="P34"/>
      <text:h text:style-name="P44" text:outline-level="1"><text:soft-page-break/>простые выражения</text:h>
      <text:p text:style-name="P34"/>
      <text:p text:style-name="P30">null</text:p>
      <text:p text:style-name="P30">Number</text:p>
      <text:p text:style-name="P30">String</text:p>
      <text:p text:style-name="P30">IP</text:p>
      <text:p text:style-name="P30">const<text:tab/><text:tab/>LV</text:p>
      <text:p text:style-name="P34"/>
      <text:h text:style-name="P44" text:outline-level="1">составные выражения</text:h>
      <text:p text:style-name="P34"/>
      <text:p text:style-name="P30">a + b</text:p>
      <text:p text:style-name="P30">a – b</text:p>
      <text:p text:style-name="P30">a * b</text:p>
      <text:p text:style-name="P30">a / b</text:p>
      <text:p text:style-name="P30">a % b</text:p>
      <text:p text:style-name="P30">a [ b ] <text:tab/><text:tab/>// *(a+b)</text:p>
      <text:p text:style-name="P30"/>
      <text:p text:style-name="P30">+ a</text:p>
      <text:p text:style-name="P30">- a</text:p>
      <text:p text:style-name="P30">* a<text:tab/><text:tab/><text:tab/>LV</text:p>
      <text:p text:style-name="P30">&amp; a</text:p>
      <text:list xml:id="list42427529" text:style-name="L1">
        <text:list-header>
          <text:p text:style-name="P49"/>
        </text:list-header>
      </text:list>
      <text:p text:style-name="P30">domain( a )</text:p>
      <text:p text:style-name="P30"/>
      <text:p text:style-name="P30">a . name<text:tab/><text:tab/>// &amp;a-&gt;name</text:p>
      <text:p text:style-name="P30">a → name<text:tab/><text:tab/>LV</text:p>
      <text:p text:style-name="P30"/>
      <text:p text:style-name="P36"><text:span text:style-name="T10">{ a</text:span><text:span text:style-name="T6">1</text:span><text:span text:style-name="T10">, ..., a</text:span><text:span text:style-name="T6">n</text:span><text:span text:style-name="T10"> }</text:span></text:p>
      <text:p text:style-name="P36"><text:span text:style-name="T10">{ .name</text:span><text:span text:style-name="T6">1</text:span><text:span text:style-name="T10">=a</text:span><text:span text:style-name="T6">1</text:span><text:span text:style-name="T10">, ..., .name</text:span><text:span text:style-name="T6">n</text:span><text:span text:style-name="T10">=a</text:span><text:span text:style-name="T6">n </text:span><text:span text:style-name="T10">}</text:span></text:p>
      <text:p text:style-name="P36"><text:span text:style-name="T10">b { .name</text:span><text:span text:style-name="T6">1</text:span><text:span text:style-name="T10">=a</text:span><text:span text:style-name="T6">1</text:span><text:span text:style-name="T10">, ..., .name</text:span><text:span text:style-name="T6">n</text:span><text:span text:style-name="T10">=a</text:span><text:span text:style-name="T6">n </text:span><text:span text:style-name="T10">}</text:span></text:p>
      <text:list xml:id="list42460167" text:continue-numbering="true" text:style-name="L1">
        <text:list-header>
          <text:p text:style-name="P50"/>
        </text:list-header>
      </text:list>
      <text:h text:style-name="P45" text:outline-level="1"><text:soft-page-break/>вычисление выражений</text:h>
      <text:p text:style-name="P34"/>
      <text:p text:style-name="P31">(T, IP )</text:p>
      <text:p text:style-name="P30"/>
      <text:p text:style-name="P30">T = ip<text:tab/><text:tab/>ip ← IP</text:p>
      <text:p text:style-name="P30">T = text<text:tab/><text:tab/>text ← ip ← IP</text:p>
      <text:p text:style-name="P30"/>
      <text:p text:style-name="P31">(T, String )</text:p>
      <text:p text:style-name="P30"/>
      <text:p text:style-name="P30">T = text<text:tab/><text:tab/>text ← String</text:p>
      <text:p text:style-name="P30"/>
      <text:p text:style-name="P31">(T, Number )</text:p>
      <text:p text:style-name="P30"/>
      <text:p text:style-name="P30">T : int<text:tab/><text:tab/>T ← Number</text:p>
      <text:p text:style-name="P30">T = text<text:tab/><text:tab/>text ← Number // copy source string</text:p>
      <text:p text:style-name="P30"/>
      <text:p text:style-name="P31">(T, a + b )</text:p>
      <text:p text:style-name="P32"/>
      <text:p text:style-name="P32">T : int<text:tab/><text:tab/>(T,a) +<text:span text:style-name="T3">T</text:span> (T,b)<text:tab/></text:p>
      <text:p text:style-name="P32">T = text<text:tab/><text:tab/>(T,a) +<text:span text:style-name="T3">text</text:span> (T,b)</text:p>
      <text:p text:style-name="P32">T : ptr<text:tab/><text:tab/>(T,a) +<text:span text:style-name="T3">ptr*</text:span> (slen,b) <text:span text:style-name="T1">или </text:span>(T,b) +<text:span text:style-name="T3">ptr*</text:span> (slen,a)</text:p>
      <text:p text:style-name="P32">T = ptr<text:span text:style-name="T32">*</text:span><text:tab/><text:tab/>(ptr<text:span text:style-name="T32">*</text:span>,a) +<text:span text:style-name="T3">ptr*</text:span> (slen,b) <text:span text:style-name="T1">или </text:span>(ptr<text:span text:style-name="T32">*</text:span>,b) +<text:span text:style-name="T3">ptr*</text:span> (slen,a)</text:p>
      <text:p text:style-name="P32"/>
      <text:p text:style-name="P31">(T, a – b )</text:p>
      <text:p text:style-name="P30"/>
      <text:p text:style-name="P30">T : int<text:tab/><text:tab/>(T,a) -<text:span text:style-name="T3">T</text:span> (T,b) <text:span text:style-name="T1">или </text:span>T ← (ptr<text:span text:style-name="T32">*</text:span>,a) -<text:span text:style-name="T3">ptr*</text:span> (ptr<text:span text:style-name="T32">*</text:span>,b)</text:p>
      <text:p text:style-name="P32">T : ptr<text:tab/><text:tab/>(T,a) -<text:span text:style-name="T3">ptr*</text:span> (slen,b)</text:p>
      <text:p text:style-name="P32">T = ptr<text:span text:style-name="T32">*</text:span><text:tab/><text:tab/>(ptr<text:span text:style-name="T32">*</text:span>,a) -<text:span text:style-name="T3">ptr*</text:span> (slen,b)</text:p>
      <text:p text:style-name="P31"/>
      <text:p text:style-name="P31"/>
      <text:p text:style-name="P31"/>
      <text:p text:style-name="P31"/>
      <text:p text:style-name="P31"><text:soft-page-break/>(T, a * b )</text:p>
      <text:p text:style-name="P30"/>
      <text:p text:style-name="P30">T : int<text:tab/><text:tab/>(T,a) *<text:span text:style-name="T3">T</text:span> (T,b)</text:p>
      <text:p text:style-name="P30"/>
      <text:p text:style-name="P31">(T, a / b )</text:p>
      <text:p text:style-name="P30"/>
      <text:p text:style-name="P30">T : int<text:tab/><text:tab/>(T,a) /<text:span text:style-name="T3">T</text:span> (T,b)</text:p>
      <text:p text:style-name="P30"/>
      <text:p text:style-name="P31">(T, a % b )</text:p>
      <text:p text:style-name="P30"/>
      <text:p text:style-name="P30">T : int<text:tab/><text:tab/>(T,a) %<text:span text:style-name="T3">T</text:span> (T,b)</text:p>
      <text:p text:style-name="P30"/>
      <text:p text:style-name="P31">(T, + a )</text:p>
      <text:p text:style-name="P30"/>
      <text:p text:style-name="P30">T : int<text:tab/><text:tab/>+<text:span text:style-name="T3">T</text:span> (T,a)</text:p>
      <text:p text:style-name="P30"/>
      <text:p text:style-name="P31">(T, - a )</text:p>
      <text:p text:style-name="P30"/>
      <text:p text:style-name="P30">T : int<text:tab/><text:tab/>-<text:span text:style-name="T3">T</text:span> (T,a)</text:p>
      <text:p text:style-name="P30"/>
      <text:p text:style-name="P31">(T, domain( a ) )</text:p>
      <text:p text:style-name="P30"/>
      <text:p text:style-name="P30">T : int<text:tab/><text:tab/>T ← (domain,a)</text:p>
      <text:p text:style-name="P30">T = text<text:tab/><text:tab/>T ← (domain,a) // default decimal integer format</text:p>
      <text:p text:style-name="P30"/>
      <text:p text:style-name="P31"/>
      <text:p text:style-name="P31"/>
      <text:p text:style-name="P31"/>
      <text:p text:style-name="P31"/>
      <text:p text:style-name="P31"/>
      <text:p text:style-name="P31"/>
      <text:p text:style-name="P31"/>
      <text:p text:style-name="P31"><text:soft-page-break/>(T, null )</text:p>
      <text:p text:style-name="P31">(T, {} )</text:p>
      <text:p text:style-name="P30"/>
      <text:p text:style-name="P30">T : int<text:tab/><text:tab/>0<text:span text:style-name="T3">T</text:span></text:p>
      <text:p text:style-name="P30">T = text<text:tab/><text:tab/>“”</text:p>
      <text:p text:style-name="P30">T = ip<text:tab/><text:tab/>0.0.0.0<text:span text:style-name="T3">ip</text:span></text:p>
      <text:p text:style-name="P30">T : ptr<text:tab/><text:tab/>nothing<text:span text:style-name="T3">T</text:span></text:p>
      <text:p text:style-name="P30"/>
      <text:p text:style-name="P31">(T, null )</text:p>
      <text:p text:style-name="P31"/>
      <text:p text:style-name="P30">T : struct</text:p>
      <text:p text:style-name="P30"><text:tab/>T</text:p>
      <text:p text:style-name="P30"><text:tab/> {<text:tab/><text:tab/><text:tab/>{</text:p>
      <text:p text:style-name="P30"><text:tab/> <text:s/>T<text:span text:style-name="T3">1</text:span> f<text:span text:style-name="T3">1</text:span>;<text:tab/><text:tab/> (T<text:span text:style-name="T3">1</text:span>,null),</text:p>
      <text:p text:style-name="P30"><text:tab/> <text:s/>...<text:tab/><text:tab/><text:tab/> ...</text:p>
      <text:p text:style-name="P30"><text:tab/> <text:s/>T<text:span text:style-name="T3">n</text:span> f<text:span text:style-name="T3">n</text:span>;<text:tab/><text:tab/> (T<text:span text:style-name="T3">n</text:span>,null)</text:p>
      <text:p text:style-name="P30"><text:tab/> }<text:tab/><text:tab/><text:tab/>}</text:p>
      <text:p text:style-name="P30"/>
      <text:p text:style-name="P30">T : array</text:p>
      <text:p text:style-name="P30"><text:tab/>T = T<text:span text:style-name="T50">´</text:span>[L]<text:tab/><text:tab/>{ ( (T<text:span text:style-name="T50">´</text:span>,null), )<text:span text:style-name="T32">L</text:span> }</text:p>
      <text:p text:style-name="P30"><text:tab/>T = T<text:span text:style-name="T50">´</text:span>[]<text:tab/><text:tab/>{}</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text:soft-page-break/>(T, { a<text:span text:style-name="T3">1</text:span>, ..., a<text:span text:style-name="T3">n </text:span>} )</text:p>
      <text:p text:style-name="P30"/>
      <text:p text:style-name="P30">T : struct</text:p>
      <text:p text:style-name="P30"><text:tab/>T</text:p>
      <text:p text:style-name="P30"><text:tab/> {<text:tab/><text:tab/><text:tab/>{</text:p>
      <text:p text:style-name="P30"><text:tab/> <text:s/>T<text:span text:style-name="T3">1</text:span> f<text:span text:style-name="T3">1</text:span>;<text:tab/><text:tab/> (T<text:span text:style-name="T3">1</text:span>,a<text:span text:style-name="T3">1</text:span>),</text:p>
      <text:p text:style-name="P30"><text:tab/> <text:s/>...<text:tab/><text:tab/><text:tab/> ...</text:p>
      <text:p text:style-name="P30"><text:tab/> <text:s/>T<text:span text:style-name="T3">n</text:span> f<text:span text:style-name="T3">n</text:span>;<text:tab/><text:tab/> (T<text:span text:style-name="T3">n</text:span>,a<text:span text:style-name="T3">n</text:span>),</text:p>
      <text:p text:style-name="P30"><text:tab/> <text:s/>...<text:tab/><text:tab/><text:tab/> ...</text:p>
      <text:p text:style-name="P30"><text:tab/> <text:s/>T<text:span text:style-name="T3">p</text:span> f<text:span text:style-name="T3">p</text:span>;<text:tab/><text:tab/> (T<text:span text:style-name="T3">p</text:span>,{}),</text:p>
      <text:p text:style-name="P30"><text:tab/> <text:s/>...<text:tab/><text:tab/><text:tab/> ...</text:p>
      <text:p text:style-name="P30"><text:tab/> <text:s/>T<text:span text:style-name="T3">q</text:span> f<text:span text:style-name="T3">q</text:span> = b<text:span text:style-name="T3">q</text:span> ;<text:tab/> (T<text:span text:style-name="T3">q</text:span>,b<text:span text:style-name="T3">q</text:span>),</text:p>
      <text:p text:style-name="P30"><text:tab/> <text:s/>...<text:tab/><text:tab/><text:tab/> ...</text:p>
      <text:p text:style-name="P30"><text:tab/> }<text:tab/><text:tab/><text:tab/>}</text:p>
      <text:p text:style-name="P30"/>
      <text:p text:style-name="P30">T : array</text:p>
      <text:p text:style-name="P30"><text:tab/>T = T<text:span text:style-name="T50">´</text:span>[L]<text:tab/><text:tab/>{ (T<text:span text:style-name="T50">´</text:span>,a<text:span text:style-name="T3">1</text:span>), ..., (T<text:span text:style-name="T50">´</text:span>,a<text:span text:style-name="T3">n</text:span>), ( (T<text:span text:style-name="T50">´</text:span>,{}), )<text:span text:style-name="T32">L-n</text:span> }</text:p>
      <text:p text:style-name="P30"><text:tab/>T = T<text:span text:style-name="T50">´</text:span>[]<text:tab/><text:tab/>{ (T<text:span text:style-name="T50">´</text:span>,a<text:span text:style-name="T3">1</text:span>), ..., (T<text:span text:style-name="T50">´</text:span>,a<text:span text:style-name="T3">n</text:span>) }</text:p>
      <text:p text:style-name="P31"/>
      <text:p text:style-name="P38">(T, { .name<text:span text:style-name="T3">1</text:span>=a<text:span text:style-name="T3">1</text:span>, ..., .name<text:span text:style-name="T3">n</text:span>=a<text:span text:style-name="T3">n </text:span>} )</text:p>
      <text:p text:style-name="P37"/>
      <text:p text:style-name="P37">T : struct</text:p>
      <text:p text:style-name="P37"><text:tab/>T</text:p>
      <text:p text:style-name="P37"><text:tab/> {<text:tab/><text:tab/><text:tab/>{</text:p>
      <text:p text:style-name="P37"><text:tab/> <text:s/>...<text:tab/><text:tab/><text:tab/> ...</text:p>
      <text:p text:style-name="P37"><text:tab/> <text:s/>T<text:span text:style-name="T3">n</text:span> f<text:span text:style-name="T3">n</text:span>;<text:tab/><text:tab/> (T<text:span text:style-name="T3">n</text:span>,a<text:span text:style-name="T3">k</text:span>), // <text:s/>f<text:span text:style-name="T3">n</text:span> == name<text:span text:style-name="T3">k</text:span></text:p>
      <text:p text:style-name="P37"><text:tab/> <text:s/>...<text:tab/><text:tab/><text:tab/> ...</text:p>
      <text:p text:style-name="P37"><text:tab/> <text:s/>T<text:span text:style-name="T3">p</text:span> f<text:span text:style-name="T3">p</text:span>;<text:tab/><text:tab/> (T<text:span text:style-name="T3">p</text:span>,{}),</text:p>
      <text:p text:style-name="P37"><text:tab/> <text:s/>...<text:tab/><text:tab/><text:tab/> ...</text:p>
      <text:p text:style-name="P37"><text:tab/> <text:s/>T<text:span text:style-name="T3">q</text:span> f<text:span text:style-name="T3">q</text:span> = b<text:span text:style-name="T3">q</text:span> ;<text:tab/> (T<text:span text:style-name="T3">q</text:span>,b<text:span text:style-name="T3">q</text:span>),</text:p>
      <text:p text:style-name="P37"><text:tab/> <text:s/>...<text:tab/><text:tab/><text:tab/> ...</text:p>
      <text:p text:style-name="P37"><text:tab/> }<text:tab/><text:tab/><text:tab/>}</text:p>
      <text:p text:style-name="P39"><text:soft-page-break/><text:span text:style-name="T54">(T, b { .name</text:span>1<text:span text:style-name="T54">=a</text:span>1<text:span text:style-name="T54">, ..., .name</text:span>n<text:span text:style-name="T54">=a</text:span>n <text:span text:style-name="T54">} )</text:span></text:p>
      <text:p text:style-name="P39"/>
      <text:p text:style-name="P39">T : struct</text:p>
      <text:p text:style-name="P39"><text:tab/>T</text:p>
      <text:p text:style-name="P39"><text:tab/> {<text:tab/><text:tab/><text:tab/>{</text:p>
      <text:p text:style-name="P39"><text:tab/> <text:s/>...<text:tab/><text:tab/><text:tab/> ...</text:p>
      <text:p text:style-name="P39"><text:tab/> <text:s/>T<text:span text:style-name="T3">n</text:span> f<text:span text:style-name="T3">n</text:span>;<text:tab/><text:tab/> (T<text:span text:style-name="T3">n</text:span>,a<text:span text:style-name="T3">k</text:span>), // <text:s/>f<text:span text:style-name="T3">n</text:span> == name<text:span text:style-name="T3">k</text:span></text:p>
      <text:p text:style-name="P39"><text:tab/> <text:s/>...<text:tab/><text:tab/><text:tab/> ...</text:p>
      <text:p text:style-name="P39"><text:tab/> <text:s/>T<text:span text:style-name="T3">p</text:span> f<text:span text:style-name="T3">p</text:span>;<text:tab/><text:tab/> (T,b).f<text:span text:style-name="T3">p </text:span>,</text:p>
      <text:p text:style-name="P39"><text:tab/> <text:s/>...<text:tab/><text:tab/><text:tab/> ...</text:p>
      <text:p text:style-name="P39"><text:tab/> }<text:tab/><text:tab/><text:tab/>}</text:p>
      <text:p text:style-name="P39"/>
      <text:p text:style-name="P31">(T, &amp;a )</text:p>
      <text:p text:style-name="P39"/>
      <text:p text:style-name="P30">T : ptr<text:tab/><text:tab/>T ← <text:span text:style-name="T44">(LVPtr,a)</text:span></text:p>
      <text:p text:style-name="P32">T = ptr<text:span text:style-name="T32">*<text:tab/><text:tab/></text:span>(LVPtr,a)</text:p>
      <text:p text:style-name="P39"/>
      <text:p text:style-name="P31">(T, v )</text:p>
      <text:p text:style-name="P39"/>
      <text:p text:style-name="P32">T = LVPtr<text:tab/><text:tab/>&amp;v</text:p>
      <text:p text:style-name="P32">T != LVPtr<text:tab/>T ← * <text:s/>&amp;v</text:p>
      <text:p text:style-name="P32"/>
      <text:p text:style-name="P31">(T, *a )</text:p>
      <text:p text:style-name="P31"/>
      <text:p text:style-name="P32">T = LVPtr<text:tab/><text:tab/>(ptr<text:span text:style-name="T32">*</text:span>,a)</text:p>
      <text:p text:style-name="P32">T != LVPtr<text:tab/>T ← * <text:s/>(ptr<text:span text:style-name="T32">*</text:span>,a)</text:p>
      <text:p text:style-name="P31"/>
      <text:p text:style-name="P31">(T, a → name )</text:p>
      <text:p text:style-name="P31"/>
      <text:p text:style-name="P32">T = LVPtr<text:tab/><text:tab/>&amp;(ptr<text:span text:style-name="T32">*</text:span>,a)→name</text:p>
      <text:p text:style-name="P32">T != LVPtr<text:tab/>T ← * <text:s/>&amp;(ptr<text:span text:style-name="T32">*</text:span>,a)→name</text:p>
      <text:p text:style-name="P31"/>
      <text:p text:style-name="P31"><text:soft-page-break/>(T, a.name )</text:p>
      <text:p text:style-name="P31"/>
      <text:p text:style-name="P32">T = LVPtr<text:tab/><text:tab/>&amp;(LVPtr,a)→name</text:p>
      <text:p text:style-name="P32">T != LVPtr<text:tab/>T ← * <text:s/>&amp;(LVPtr,a)→name</text:p>
      <text:p text:style-name="P31"/>
      <text:p text:style-name="P31">(T, a[b] )</text:p>
      <text:p text:style-name="P32"/>
      <text:p text:style-name="P32">T = LVPtr<text:tab/><text:tab/>(ptr<text:span text:style-name="T32">*</text:span>,a+b)</text:p>
      <text:p text:style-name="P32">T != LVPtr<text:tab/>T ← * <text:s/>(ptr<text:span text:style-name="T32">*</text:span>,a+b) </text:p>
      <text:p text:style-name="P32"/>
      <text:h text:style-name="P40" text:outline-level="1">преобразования типов</text:h>
      <text:p text:style-name="P2"/>
      <text:p text:style-name="P9"><text:span text:style-name="T2">int ← int</text:span><text:span text:style-name="T53">´</text:span></text:p>
      <text:p text:style-name="P10">text ← int ip</text:p>
      <text:p text:style-name="P9"><text:span text:style-name="T2">struct ← struct</text:span><text:span text:style-name="T53">´</text:span></text:p>
      <text:p text:style-name="P9"><text:span text:style-name="T2">ptr</text:span><text:span text:style-name="T37">*</text:span><text:span text:style-name="T10"> ← array</text:span></text:p>
      <text:p text:style-name="P10"/>
      <text:h text:style-name="P43" text:outline-level="1"/>
      <text:p text:style-name="P2"/>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Symbol" svg:font-family="Symbol" style:font-family-generic="roman" style:font-pitch="variable" style:font-charset="x-symbol"/>
    <style:font-face style:name="Anonymous Pro1" svg:font-family="'Anonymous Pro'"/>
    <style:font-face style:name="Mangal1" svg:font-family="Mangal"/>
    <style:font-face style:name="OpenSymbol" svg:font-family="OpenSymbol"/>
    <style:font-face style:name="Times New Roman3" svg:font-family="'Times New Roman'" style:font-family-generic="roman"/>
    <style:font-face style:name="Anonymous Pro" svg:font-family="'Anonymous Pro'"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indent="1.499cm" style:auto-text-indent="false" style:page-number="auto">
        <style:tab-stops/>
      </style:paragraph-properties>
    </style:style>
    <style:style style:name="Title" style:family="paragraph" style:parent-style-name="Standard" style:next-style-name="Text_20_body" style:class="text">
      <style:paragraph-properties fo:margin-left="0cm" fo:margin-right="0cm" fo:margin-top="0.423cm" fo:margin-bottom="0.212cm" fo:text-align="center" style:justify-single-word="false" fo:text-indent="0cm" style:auto-text-indent="false" fo:keep-with-next="always"/>
      <style:text-properties style:font-name="Arial" fo:font-size="2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paragraph-properties fo:margin-left="0cm" fo:margin-right="0cm" fo:text-indent="0cm" style:auto-text-indent="false"/>
      <style:text-properties style:font-name="Times New Roman1" fo:font-size="16pt" style:text-underline-style="solid" style:text-underline-width="bold" style:text-underline-color="font-color"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text-align="start" style:justify-single-word="false" fo:text-indent="0cm" style:auto-text-indent="false" style:page-number="auto">
        <style:tab-stops/>
      </style:paragraph-properties>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5T22:33:19.40</meta:creation-date>
    <meta:editing-duration>PT00H00M00S</meta:editing-duration>
    <meta:editing-cycles>1</meta:editing-cycles>
    <meta:generator>OpenOffice.org/3.2$Win32 OpenOffice.org_project/320m18$Build-9502</meta:generator>
    <meta:document-statistic meta:table-count="6" meta:image-count="0" meta:object-count="0" meta:page-count="30" meta:paragraph-count="658" meta:word-count="1685" meta:character-count="8295"/>
    <meta:user-defined meta:name="Поле 1"/>
    <meta:user-defined meta:name="Поле 2"/>
    <meta:user-defined meta:name="Поле 3"/>
    <meta:user-defined meta:name="Поле 4"/>
  </office:meta>
</office:document-meta>
</file>